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36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38in"/>
    </style:style>
    <style:style style:name="co5" style:family="table-column">
      <style:table-column-properties fo:break-before="auto" style:column-width="1.3091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rt tests" table:style-name="ta1">
        <table:shapes>
          <draw:frame draw:z-index="0" draw:style-name="gr1" draw:text-style-name="P1" svg:width="6.2988in" svg:height="3.5429in" svg:x="0.0748in" svg:y="4.6303in">
            <draw:object draw:notify-on-update-of-ranges="'Short tests'.B13:'Short tests'.B22 'Short tests'.C13:'Short tests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4.6614in">
            <draw:object draw:notify-on-update-of-ranges="'Short tests'.B13:'Short tests'.B22 'Short tests'.K13:'Short tests'.K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6724in" svg:y="8.7504in">
            <draw:object draw:notify-on-update-of-ranges="'Short tests'.B13:'Short tests'.B18 'Short tests'.K13:'Short tests'.K18 'Short tests'.B19:'Short tests'.B22 'Short tests'.K19:'Short tests'.K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x 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read avg lat</text:p>
          </table:table-cell>
          <table:table-cell table:style-name="ce2" office:value-type="string" calcext:value-type="string">
            <text:p>num read ops</text:p>
          </table:table-cell>
          <table:table-cell table:style-name="ce7" office:value-type="string" calcext:value-type="string">
            <text:p>update avg lat</text:p>
          </table:table-cell>
          <table:table-cell table:style-name="ce7" office:value-type="string" calcext:value-type="string">
            <text:p>num update ops</text:p>
          </table:table-cell>
          <table:table-cell table:style-name="ce8" office:value-type="string" calcext:value-type="string">
            <text:p>cleanup avg lat</text:p>
          </table:table-cell>
          <table:table-cell table:style-name="ce8" office:value-type="string" calcext:value-type="string">
            <text:p>num cleanup ops</text:p>
          </table:table-cell>
          <table:table-cell/>
          <table:table-cell office:value-type="string" calcext:value-type="string">
            <text:p>R [us]</text:p>
          </table:table-cell>
          <table:table-cell/>
          <table:table-cell table:style-name="Default" office:value-type="string" calcext:value-type="string">
            <text:p>Nsys=X*R</text:p>
          </table:table-cell>
          <table:table-cell office:value-type="string" calcext:value-type="string">
            <text:p>Z=N/X-R [us]</text:p>
          </table:table-cell>
          <table:table-cell office:value-type="string" calcext:value-type="string">
            <text:p>Nthink = N – Nsy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4016.6860949209" calcext:value-type="float">
            <text:p>4,016.69</text:p>
          </table:table-cell>
          <table:table-cell table:style-name="ce1" office:value-type="float" office:value="3927.39141181123" calcext:value-type="float">
            <text:p>3,927.39</text:p>
          </table:table-cell>
          <table:table-cell office:value-type="float" office:value="60688" calcext:value-type="float">
            <text:p>60688</text:p>
          </table:table-cell>
          <table:table-cell table:style-name="ce1" office:value-type="float" office:value="4004.441456779" calcext:value-type="float">
            <text:p>4,004.44</text:p>
          </table:table-cell>
          <table:table-cell office:value-type="float" office:value="59913" calcext:value-type="float">
            <text:p>59913</text:p>
          </table:table-cell>
          <table:table-cell office:value-type="float" office:value="191.75" calcext:value-type="float">
            <text:p>191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2]*[.D2]+[.G2]*[.F2]+[.I2]*[.H2])/([.E2]+[.G2]+[.I2])" office:value-type="float" office:value="3965.16825157316" calcext:value-type="float">
            <text:p>3965.16825157316</text:p>
          </table:table-cell>
          <table:table-cell/>
          <table:table-cell table:formula="of:=[.K2]/1000000*[.C2]" office:value-type="float" office:value="15.9268361801157" calcext:value-type="float">
            <text:p>15.9268361801157</text:p>
          </table:table-cell>
          <table:table-cell table:formula="of:=([.B2]/[.C2]-[.K2]/1000000) * 1000000" office:value-type="float" office:value="18.2149707881772" calcext:value-type="float">
            <text:p>18.2149707881772</text:p>
          </table:table-cell>
          <table:table-cell table:formula="of:=[.B2]-[.M2]" office:value-type="float" office:value="0.0731638198842628" calcext:value-type="float">
            <text:p>0.07316381988426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wer X</text:p>
          </table:table-cell>
          <table:table-cell office:value-type="float" office:value="16" calcext:value-type="float">
            <text:p>16</text:p>
          </table:table-cell>
          <table:table-cell office:value-type="float" office:value="99.2604384306702" calcext:value-type="float">
            <text:p>99.2604384306702</text:p>
          </table:table-cell>
          <table:table-cell office:value-type="float" office:value="1560.84277148568" calcext:value-type="float">
            <text:p>1560.84277148568</text:p>
          </table:table-cell>
          <table:table-cell office:value-type="float" office:value="1501" calcext:value-type="float">
            <text:p>1501</text:p>
          </table:table-cell>
          <table:table-cell office:value-type="float" office:value="1735.05831099196" calcext:value-type="float">
            <text:p>1735.05831099196</text:p>
          </table:table-cell>
          <table:table-cell office:value-type="float" office:value="1492" calcext:value-type="float">
            <text:p>1492</text:p>
          </table:table-cell>
          <table:table-cell office:value-type="float" office:value="191.75" calcext:value-type="float">
            <text:p>191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4]*[.D4]+[.G4]*[.F4]+[.I4]*[.H4])/([.E4]+[.G4]+[.I4])" office:value-type="float" office:value="1639.94682618811" calcext:value-type="float">
            <text:p>1639.94682618811</text:p>
          </table:table-cell>
          <table:table-cell/>
          <table:table-cell table:formula="of:=[.K4]/1000000*[.C4]" office:value-type="float" office:value="0.162781840970417" calcext:value-type="float">
            <text:p>0.162781840970417</text:p>
          </table:table-cell>
          <table:table-cell table:formula="of:=([.B4]/[.C4]-[.K4]/1000000) * 1000000" office:value-type="float" office:value="159552.16810866" calcext:value-type="float">
            <text:p>159552.16810866</text:p>
          </table:table-cell>
          <table:table-cell table:formula="of:=[.B4]-[.M4]" office:value-type="float" office:value="15.8372181590296" calcext:value-type="float">
            <text:p>15.83721815902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.181990489808" calcext:value-type="float">
            <text:p>199.181990489808</text:p>
          </table:table-cell>
          <table:table-cell office:value-type="float" office:value="1168.24930939227" calcext:value-type="float">
            <text:p>1168.24930939227</text:p>
          </table:table-cell>
          <table:table-cell office:value-type="float" office:value="2896" calcext:value-type="float">
            <text:p>2896</text:p>
          </table:table-cell>
          <table:table-cell office:value-type="float" office:value="1497.25339366516" calcext:value-type="float">
            <text:p>1497.25339366516</text:p>
          </table:table-cell>
          <table:table-cell office:value-type="float" office:value="3094" calcext:value-type="float">
            <text:p>3094</text:p>
          </table:table-cell>
          <table:table-cell office:value-type="float" office:value="112.4375" calcext:value-type="float">
            <text:p>112.43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5]*[.D5]+[.G5]*[.F5]+[.I5]*[.H5])/([.E5]+[.G5]+[.I5])" office:value-type="float" office:value="1334.92357642358" calcext:value-type="float">
            <text:p>1334.92357642358</text:p>
          </table:table-cell>
          <table:table-cell/>
          <table:table-cell table:formula="of:=[.K5]/1000000*[.C5]" office:value-type="float" office:value="0.265892735103822" calcext:value-type="float">
            <text:p>0.265892735103822</text:p>
          </table:table-cell>
          <table:table-cell table:formula="of:=([.B5]/[.C5]-[.K5]/1000000) * 1000000" office:value-type="float" office:value="78993.6240028753" calcext:value-type="float">
            <text:p>78993.6240028753</text:p>
          </table:table-cell>
          <table:table-cell table:formula="of:=[.B5]-[.M5]" office:value-type="float" office:value="15.7341072648962" calcext:value-type="float">
            <text:p>15.73410726489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7.632094583375" calcext:value-type="float">
            <text:p>297.632094583375</text:p>
          </table:table-cell>
          <table:table-cell office:value-type="float" office:value="1228.5147794452" calcext:value-type="float">
            <text:p>1228.5147794452</text:p>
          </table:table-cell>
          <table:table-cell office:value-type="float" office:value="4398" calcext:value-type="float">
            <text:p>4398</text:p>
          </table:table-cell>
          <table:table-cell office:value-type="float" office:value="1210.56485539001" calcext:value-type="float">
            <text:p>1210.56485539001</text:p>
          </table:table-cell>
          <table:table-cell office:value-type="float" office:value="4564" calcext:value-type="float">
            <text:p>4564</text:p>
          </table:table-cell>
          <table:table-cell office:value-type="float" office:value="149.5625" calcext:value-type="float">
            <text:p>149.5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6]*[.D6]+[.G6]*[.F6]+[.I6]*[.H6])/([.E6]+[.G6]+[.I6])" office:value-type="float" office:value="1217.46703051905" calcext:value-type="float">
            <text:p>1217.46703051905</text:p>
          </table:table-cell>
          <table:table-cell/>
          <table:table-cell table:formula="of:=[.K6]/1000000*[.C6]" office:value-type="float" office:value="0.362357262379585" calcext:value-type="float">
            <text:p>0.362357262379585</text:p>
          </table:table-cell>
          <table:table-cell table:formula="of:=([.B6]/[.C6]-[.K6]/1000000) * 1000000" office:value-type="float" office:value="52540.1763526543" calcext:value-type="float">
            <text:p>52540.1763526543</text:p>
          </table:table-cell>
          <table:table-cell table:formula="of:=[.B6]-[.M6]" office:value-type="float" office:value="15.6376427376204" calcext:value-type="float">
            <text:p>15.63764273762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8.335441773753" calcext:value-type="float">
            <text:p>498.335441773753</text:p>
          </table:table-cell>
          <table:table-cell office:value-type="float" office:value="900.50198938992" calcext:value-type="float">
            <text:p>900.50198938992</text:p>
          </table:table-cell>
          <table:table-cell office:value-type="float" office:value="7540" calcext:value-type="float">
            <text:p>7540</text:p>
          </table:table-cell>
          <table:table-cell office:value-type="float" office:value="1140.12006999596" calcext:value-type="float">
            <text:p>1140.12006999596</text:p>
          </table:table-cell>
          <table:table-cell office:value-type="float" office:value="7429" calcext:value-type="float">
            <text:p>7429</text:p>
          </table:table-cell>
          <table:table-cell office:value-type="float" office:value="148.75" calcext:value-type="float">
            <text:p>148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7]*[.D7]+[.G7]*[.F7]+[.I7]*[.H7])/([.E7]+[.G7]+[.I7])" office:value-type="float" office:value="1018.49295962629" calcext:value-type="float">
            <text:p>1018.49295962629</text:p>
          </table:table-cell>
          <table:table-cell/>
          <table:table-cell table:formula="of:=[.K7]/1000000*[.C7]" office:value-type="float" office:value="0.507551138978825" calcext:value-type="float">
            <text:p>0.507551138978825</text:p>
          </table:table-cell>
          <table:table-cell table:formula="of:=([.B7]/[.C7]-[.K7]/1000000) * 1000000" office:value-type="float" office:value="31088.3946080135" calcext:value-type="float">
            <text:p>31088.3946080135</text:p>
          </table:table-cell>
          <table:table-cell table:formula="of:=[.B7]-[.M7]" office:value-type="float" office:value="15.4924488610212" calcext:value-type="float">
            <text:p>15.49244886102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7.302068414216" calcext:value-type="float">
            <text:p>997.302068414216</text:p>
          </table:table-cell>
          <table:table-cell office:value-type="float" office:value="1118.26420378768" calcext:value-type="float">
            <text:p>1118.26420378768</text:p>
          </table:table-cell>
          <table:table-cell office:value-type="float" office:value="14996" calcext:value-type="float">
            <text:p>14996</text:p>
          </table:table-cell>
          <table:table-cell office:value-type="float" office:value="1243.00401445203" calcext:value-type="float">
            <text:p>1243.00401445203</text:p>
          </table:table-cell>
          <table:table-cell office:value-type="float" office:value="14946" calcext:value-type="float">
            <text:p>14946</text:p>
          </table:table-cell>
          <table:table-cell office:value-type="float" office:value="142.8125" calcext:value-type="float">
            <text:p>142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8]*[.D8]+[.G8]*[.F8]+[.I8]*[.H8])/([.E8]+[.G8]+[.I8])" office:value-type="float" office:value="1179.97573269244" calcext:value-type="float">
            <text:p>1179.97573269244</text:p>
          </table:table-cell>
          <table:table-cell/>
          <table:table-cell table:formula="of:=[.K8]/1000000*[.C8]" office:value-type="float" office:value="1.17679223889275" calcext:value-type="float">
            <text:p>1.17679223889275</text:p>
          </table:table-cell>
          <table:table-cell table:formula="of:=([.B8]/[.C8]-[.K8]/1000000) * 1000000" office:value-type="float" office:value="14863.3079490923" calcext:value-type="float">
            <text:p>14863.3079490923</text:p>
          </table:table-cell>
          <table:table-cell table:formula="of:=[.B8]-[.M8]" office:value-type="float" office:value="14.8232077611073" calcext:value-type="float">
            <text:p>14.82320776110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5.03598081023" calcext:value-type="float">
            <text:p>1995.03598081023</text:p>
          </table:table-cell>
          <table:table-cell office:value-type="float" office:value="1557.8210628472" calcext:value-type="float">
            <text:p>1557.8210628472</text:p>
          </table:table-cell>
          <table:table-cell office:value-type="float" office:value="29882" calcext:value-type="float">
            <text:p>29882</text:p>
          </table:table-cell>
          <table:table-cell office:value-type="float" office:value="1645.83420552648" calcext:value-type="float">
            <text:p>1645.83420552648</text:p>
          </table:table-cell>
          <table:table-cell office:value-type="float" office:value="30001" calcext:value-type="float">
            <text:p>30001</text:p>
          </table:table-cell>
          <table:table-cell office:value-type="float" office:value="238.875" calcext:value-type="float">
            <text:p>238.8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9]*[.D9]+[.G9]*[.F9]+[.I9]*[.H9])/([.E9]+[.G9]+[.I9])" office:value-type="float" office:value="1601.55099417352" calcext:value-type="float">
            <text:p>1601.55099417352</text:p>
          </table:table-cell>
          <table:table-cell/>
          <table:table-cell table:formula="of:=[.K9]/1000000*[.C9]" office:value-type="float" office:value="3.19515185847858" calcext:value-type="float">
            <text:p>3.19515185847858</text:p>
          </table:table-cell>
          <table:table-cell table:formula="of:=([.B9]/[.C9]-[.K9]/1000000) * 1000000" office:value-type="float" office:value="6418.35448818376" calcext:value-type="float">
            <text:p>6418.35448818376</text:p>
          </table:table-cell>
          <table:table-cell table:formula="of:=[.B9]-[.M9]" office:value-type="float" office:value="12.8048481415214" calcext:value-type="float">
            <text:p>12.80484814152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86.5396148464" calcext:value-type="float">
            <text:p>2986.5396148464</text:p>
          </table:table-cell>
          <table:table-cell office:value-type="float" office:value="1905.0803266918" calcext:value-type="float">
            <text:p>1905.0803266918</text:p>
          </table:table-cell>
          <table:table-cell office:value-type="float" office:value="44568" calcext:value-type="float">
            <text:p>44568</text:p>
          </table:table-cell>
          <table:table-cell office:value-type="float" office:value="2027.00199689372" calcext:value-type="float">
            <text:p>2027.00199689372</text:p>
          </table:table-cell>
          <table:table-cell office:value-type="float" office:value="45070" calcext:value-type="float">
            <text:p>45070</text:p>
          </table:table-cell>
          <table:table-cell office:value-type="float" office:value="223.5625" calcext:value-type="float">
            <text:p>223.5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10]*[.D10]+[.G10]*[.F10]+[.I10]*[.H10])/([.E10]+[.G10]+[.I10])" office:value-type="float" office:value="1966.07153055079" calcext:value-type="float">
            <text:p>1966.07153055079</text:p>
          </table:table-cell>
          <table:table-cell/>
          <table:table-cell table:formula="of:=[.K10]/1000000*[.C10]" office:value-type="float" office:value="5.87175051161162" calcext:value-type="float">
            <text:p>5.87175051161162</text:p>
          </table:table-cell>
          <table:table-cell table:formula="of:=([.B10]/[.C10]-[.K10]/1000000) * 1000000" office:value-type="float" office:value="3391.2992273867" calcext:value-type="float">
            <text:p>3391.2992273867</text:p>
          </table:table-cell>
          <table:table-cell table:formula="of:=[.B10]-[.M10]" office:value-type="float" office:value="10.1282494883884" calcext:value-type="float">
            <text:p>10.12824948838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08.90191897655" calcext:value-type="float">
            <text:p>4308.90191897655</text:p>
          </table:table-cell>
          <table:table-cell office:value-type="float" office:value="3650.01424474928" calcext:value-type="float">
            <text:p>3650.01424474928</text:p>
          </table:table-cell>
          <table:table-cell office:value-type="float" office:value="64515" calcext:value-type="float">
            <text:p>64515</text:p>
          </table:table-cell>
          <table:table-cell office:value-type="float" office:value="3740.98199657518" calcext:value-type="float">
            <text:p>3740.98199657518</text:p>
          </table:table-cell>
          <table:table-cell office:value-type="float" office:value="64821" calcext:value-type="float">
            <text:p>64821</text:p>
          </table:table-cell>
          <table:table-cell office:value-type="float" office:value="288.3125" calcext:value-type="float">
            <text:p>288.3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11]*[.D11]+[.G11]*[.F11]+[.I11]*[.H11])/([.E11]+[.G11]+[.I11])" office:value-type="float" office:value="3695.18427237306" calcext:value-type="float">
            <text:p>3695.18427237306</text:p>
          </table:table-cell>
          <table:table-cell/>
          <table:table-cell table:formula="of:=[.K11]/1000000*[.C11]" office:value-type="float" office:value="15.9221866022002" calcext:value-type="float">
            <text:p>15.9221866022002</text:p>
          </table:table-cell>
          <table:table-cell table:formula="of:=([.B11]/[.C11]-[.K11]/1000000) * 1000000" office:value-type="float" office:value="18.0587535439313" calcext:value-type="float">
            <text:p>18.0587535439313</text:p>
          </table:table-cell>
          <table:table-cell table:formula="of:=[.B11]-[.M11]" office:value-type="float" office:value="0.0778133977997708" calcext:value-type="float">
            <text:p>0.0778133977997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ifferent N</text:p>
          </table:table-cell>
          <table:table-cell office:value-type="float" office:value="1" calcext:value-type="float">
            <text:p>1</text:p>
          </table:table-cell>
          <table:table-cell office:value-type="float" office:value="1434.6957130009" calcext:value-type="float">
            <text:p>1434.6957130009</text:p>
          </table:table-cell>
          <table:table-cell office:value-type="float" office:value="648.233274647887" calcext:value-type="float">
            <text:p>648.233274647887</text:p>
          </table:table-cell>
          <table:table-cell office:value-type="float" office:value="21584" calcext:value-type="float">
            <text:p>21584</text:p>
          </table:table-cell>
          <table:table-cell office:value-type="float" office:value="728.428491646112" calcext:value-type="float">
            <text:p>728.428491646112</text:p>
          </table:table-cell>
          <table:table-cell office:value-type="float" office:value="21487" calcext:value-type="float">
            <text:p>21487</text:p>
          </table:table-cell>
          <table:table-cell office:value-type="float" office:value="165.3125" calcext:value-type="float">
            <text:p>165.312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E13]*[.D13]+[.G13]*[.F13]+[.I13]*[.H13])/([.E13]+[.G13]+[.I13])" office:value-type="float" office:value="688.228438718889" calcext:value-type="float">
            <text:p>688.228438718889</text:p>
          </table:table-cell>
          <table:table-cell/>
          <table:table-cell table:formula="of:=[.K13]/1000000*[.C13]" office:value-type="float" office:value="0.987398390595293" calcext:value-type="float">
            <text:p>0.987398390595293</text:p>
          </table:table-cell>
          <table:table-cell table:formula="of:=([.B13]/[.C13]-[.K13]/1000000) * 1000000" office:value-type="float" office:value="8.78347184738468" calcext:value-type="float">
            <text:p>8.78347184738468</text:p>
          </table:table-cell>
          <table:table-cell table:formula="of:=[.B13]-[.M13]" office:value-type="float" office:value="0.0126016094047069" calcext:value-type="float">
            <text:p>0.0126016094047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31.43428285857" calcext:value-type="float">
            <text:p>2531.43428285857</text:p>
          </table:table-cell>
          <table:table-cell office:value-type="float" office:value="720.585783734069" calcext:value-type="float">
            <text:p>720.585783734069</text:p>
          </table:table-cell>
          <table:table-cell office:value-type="float" office:value="38055" calcext:value-type="float">
            <text:p>38055</text:p>
          </table:table-cell>
          <table:table-cell office:value-type="float" office:value="842.964008859358" calcext:value-type="float">
            <text:p>842.964008859358</text:p>
          </table:table-cell>
          <table:table-cell office:value-type="float" office:value="37926" calcext:value-type="float">
            <text:p>37926</text:p>
          </table:table-cell>
          <table:table-cell office:value-type="float" office:value="9692" calcext:value-type="float">
            <text:p>969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E14]*[.D14]+[.G14]*[.F14]+[.I14]*[.H14])/([.E14]+[.G14]+[.I14])" office:value-type="float" office:value="781.905544661306" calcext:value-type="float">
            <text:p>781.905544661306</text:p>
          </table:table-cell>
          <table:table-cell/>
          <table:table-cell table:formula="of:=[.K14]/1000000*[.C14]" office:value-type="float" office:value="1.97934250171283" calcext:value-type="float">
            <text:p>1.97934250171283</text:p>
          </table:table-cell>
          <table:table-cell table:formula="of:=([.B14]/[.C14]-[.K14]/1000000) * 1000000" office:value-type="float" office:value="8.16039287571005" calcext:value-type="float">
            <text:p>8.16039287571005</text:p>
          </table:table-cell>
          <table:table-cell table:formula="of:=[.B14]-[.M14]" office:value-type="float" office:value="0.0206574982871672" calcext:value-type="float">
            <text:p>0.0206574982871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57.15761068728" calcext:value-type="float">
            <text:p>2957.15761068728</text:p>
          </table:table-cell>
          <table:table-cell office:value-type="float" office:value="962.770361737415" calcext:value-type="float">
            <text:p>962.770361737415</text:p>
          </table:table-cell>
          <table:table-cell office:value-type="float" office:value="44618" calcext:value-type="float">
            <text:p>44618</text:p>
          </table:table-cell>
          <table:table-cell office:value-type="float" office:value="1049.10671166784" calcext:value-type="float">
            <text:p>1049.10671166784</text:p>
          </table:table-cell>
          <table:table-cell office:value-type="float" office:value="44147" calcext:value-type="float">
            <text:p>44147</text:p>
          </table:table-cell>
          <table:table-cell office:value-type="float" office:value="2135" calcext:value-type="float">
            <text:p>213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E15]*[.D15]+[.G15]*[.F15]+[.I15]*[.H15])/([.E15]+[.G15]+[.I15])" office:value-type="float" office:value="1005.74764554795" calcext:value-type="float">
            <text:p>1005.74764554795</text:p>
          </table:table-cell>
          <table:table-cell/>
          <table:table-cell table:formula="of:=[.K15]/1000000*[.C15]" office:value-type="float" office:value="2.97415430446292" calcext:value-type="float">
            <text:p>2.97415430446292</text:p>
          </table:table-cell>
          <table:table-cell table:formula="of:=([.B15]/[.C15]-[.K15]/1000000) * 1000000" office:value-type="float" office:value="8.74004667308546" calcext:value-type="float">
            <text:p>8.74004667308546</text:p>
          </table:table-cell>
          <table:table-cell table:formula="of:=[.B15]-[.M15]" office:value-type="float" office:value="0.0258456955370767" calcext:value-type="float">
            <text:p>0.0258456955370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48.97075477983" calcext:value-type="float">
            <text:p>3448.97075477983</text:p>
          </table:table-cell>
          <table:table-cell office:value-type="float" office:value="1114.29876929616" calcext:value-type="float">
            <text:p>1114.29876929616</text:p>
          </table:table-cell>
          <table:table-cell office:value-type="float" office:value="51759" calcext:value-type="float">
            <text:p>51759</text:p>
          </table:table-cell>
          <table:table-cell office:value-type="float" office:value="1187.06244931062" calcext:value-type="float">
            <text:p>1187.06244931062</text:p>
          </table:table-cell>
          <table:table-cell office:value-type="float" office:value="51786" calcext:value-type="float">
            <text:p>51786</text:p>
          </table:table-cell>
          <table:table-cell office:value-type="float" office:value="863.666666666667" calcext:value-type="float">
            <text:p>863.666666666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6]*[.D16]+[.G16]*[.F16]+[.I16]*[.H16])/([.E16]+[.G16]+[.I16])" office:value-type="float" office:value="1150.67900864969" calcext:value-type="float">
            <text:p>1150.67900864969</text:p>
          </table:table-cell>
          <table:table-cell/>
          <table:table-cell table:formula="of:=[.K16]/1000000*[.C16]" office:value-type="float" office:value="3.96865824897182" calcext:value-type="float">
            <text:p>3.96865824897182</text:p>
          </table:table-cell>
          <table:table-cell table:formula="of:=([.B16]/[.C16]-[.K16]/1000000) * 1000000" office:value-type="float" office:value="9.08727654032717" calcext:value-type="float">
            <text:p>9.08727654032717</text:p>
          </table:table-cell>
          <table:table-cell table:formula="of:=[.B16]-[.M16]" office:value-type="float" office:value="0.0313417510281848" calcext:value-type="float">
            <text:p>0.0313417510281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78.53835648379" calcext:value-type="float">
            <text:p>4278.53835648379</text:p>
          </table:table-cell>
          <table:table-cell office:value-type="float" office:value="1112.25779291131" calcext:value-type="float">
            <text:p>1112.25779291131</text:p>
          </table:table-cell>
          <table:table-cell office:value-type="float" office:value="64610" calcext:value-type="float">
            <text:p>64610</text:p>
          </table:table-cell>
          <table:table-cell office:value-type="float" office:value="1208.18303151827" calcext:value-type="float">
            <text:p>1208.18303151827</text:p>
          </table:table-cell>
          <table:table-cell office:value-type="float" office:value="63836" calcext:value-type="float">
            <text:p>63836</text:p>
          </table:table-cell>
          <table:table-cell office:value-type="float" office:value="2629" calcext:value-type="float">
            <text:p>262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E17]*[.D17]+[.G17]*[.F17]+[.I17]*[.H17])/([.E17]+[.G17]+[.I17])" office:value-type="float" office:value="1159.98857930261" calcext:value-type="float">
            <text:p>1159.98857930261</text:p>
          </table:table-cell>
          <table:table-cell/>
          <table:table-cell table:formula="of:=[.K17]/1000000*[.C17]" office:value-type="float" office:value="4.96305562962937" calcext:value-type="float">
            <text:p>4.96305562962937</text:p>
          </table:table-cell>
          <table:table-cell table:formula="of:=([.B17]/[.C17]-[.K17]/1000000) * 1000000" office:value-type="float" office:value="8.63481107155279" calcext:value-type="float">
            <text:p>8.63481107155279</text:p>
          </table:table-cell>
          <table:table-cell table:formula="of:=[.B17]-[.M17]" office:value-type="float" office:value="0.0369443703706294" calcext:value-type="float">
            <text:p>0.0369443703706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7.84241899497" calcext:value-type="float">
            <text:p>4507.84241899497</text:p>
          </table:table-cell>
          <table:table-cell office:value-type="float" office:value="2147.22290971381" calcext:value-type="float">
            <text:p>2147.22290971381</text:p>
          </table:table-cell>
          <table:table-cell office:value-type="float" office:value="67718" calcext:value-type="float">
            <text:p>67718</text:p>
          </table:table-cell>
          <table:table-cell office:value-type="float" office:value="2260.40240657521" calcext:value-type="float">
            <text:p>2260.40240657521</text:p>
          </table:table-cell>
          <table:table-cell office:value-type="float" office:value="67648" calcext:value-type="float">
            <text:p>67648</text:p>
          </table:table-cell>
          <table:table-cell office:value-type="float" office:value="1020.8" calcext:value-type="float">
            <text:p>1020.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E18]*[.D18]+[.G18]*[.F18]+[.I18]*[.H18])/([.E18]+[.G18]+[.I18])" office:value-type="float" office:value="2203.69600963243" calcext:value-type="float">
            <text:p>2203.69600963243</text:p>
          </table:table-cell>
          <table:table-cell/>
          <table:table-cell table:formula="of:=[.K18]/1000000*[.C18]" office:value-type="float" office:value="9.93391435079101" calcext:value-type="float">
            <text:p>9.93391435079101</text:p>
          </table:table-cell>
          <table:table-cell table:formula="of:=([.B18]/[.C18]-[.K18]/1000000) * 1000000" office:value-type="float" office:value="14.6601507032551" calcext:value-type="float">
            <text:p>14.6601507032551</text:p>
          </table:table-cell>
          <table:table-cell table:formula="of:=[.B18]-[.M18]" office:value-type="float" office:value="0.0660856492089916" calcext:value-type="float">
            <text:p>0.06608564920899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917.02751315702" calcext:value-type="float">
            <text:p>4917.02751315702</text:p>
          </table:table-cell>
          <table:table-cell office:value-type="float" office:value="4010.60314848039" calcext:value-type="float">
            <text:p>4010.60314848039</text:p>
          </table:table-cell>
          <table:table-cell office:value-type="float" office:value="74131" calcext:value-type="float">
            <text:p>74131</text:p>
          </table:table-cell>
          <table:table-cell office:value-type="float" office:value="4081.98365719573" calcext:value-type="float">
            <text:p>4081.98365719573</text:p>
          </table:table-cell>
          <table:table-cell office:value-type="float" office:value="73488" calcext:value-type="float">
            <text:p>73488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E19]*[.D19]+[.G19]*[.F19]+[.I19]*[.H19])/([.E19]+[.G19]+[.I19])" office:value-type="float" office:value="4045.74995089373" calcext:value-type="float">
            <text:p>4045.74995089373</text:p>
          </table:table-cell>
          <table:table-cell/>
          <table:table-cell table:formula="of:=[.K19]/1000000*[.C19]" office:value-type="float" office:value="19.8930638198981" calcext:value-type="float">
            <text:p>19.8930638198981</text:p>
          </table:table-cell>
          <table:table-cell table:formula="of:=([.B19]/[.C19]-[.K19]/1000000) * 1000000" office:value-type="float" office:value="21.7481353959733" calcext:value-type="float">
            <text:p>21.7481353959733</text:p>
          </table:table-cell>
          <table:table-cell table:formula="of:=[.B19]-[.M19]" office:value-type="float" office:value="0.106936180101865" calcext:value-type="float">
            <text:p>0.10693618010186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96.07568792058" calcext:value-type="float">
            <text:p>4596.07568792058</text:p>
          </table:table-cell>
          <table:table-cell office:value-type="float" office:value="6441.75578614803" calcext:value-type="float">
            <text:p>6441.75578614803</text:p>
          </table:table-cell>
          <table:table-cell office:value-type="float" office:value="69001" calcext:value-type="float">
            <text:p>69001</text:p>
          </table:table-cell>
          <table:table-cell office:value-type="float" office:value="6558.73754422597" calcext:value-type="float">
            <text:p>6558.73754422597</text:p>
          </table:table-cell>
          <table:table-cell office:value-type="float" office:value="68964" calcext:value-type="float">
            <text:p>68964</text:p>
          </table:table-cell>
          <table:table-cell office:value-type="float" office:value="139.55" calcext:value-type="float">
            <text:p>139.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E20]*[.D20]+[.G20]*[.F20]+[.I20]*[.H20])/([.E20]+[.G20]+[.I20])" office:value-type="float" office:value="6498.84817203522" calcext:value-type="float">
            <text:p>6498.84817203522</text:p>
          </table:table-cell>
          <table:table-cell/>
          <table:table-cell table:formula="of:=[.K20]/1000000*[.C20]" office:value-type="float" office:value="29.8691980829782" calcext:value-type="float">
            <text:p>29.8691980829782</text:p>
          </table:table-cell>
          <table:table-cell table:formula="of:=([.B20]/[.C20]-[.K20]/1000000) * 1000000" office:value-type="float" office:value="28.4594784558494" calcext:value-type="float">
            <text:p>28.4594784558494</text:p>
          </table:table-cell>
          <table:table-cell table:formula="of:=[.B20]-[.M20]" office:value-type="float" office:value="0.130801917021831" calcext:value-type="float">
            <text:p>0.13080191702183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467.81387298629" calcext:value-type="float">
            <text:p>4467.81387298629</text:p>
          </table:table-cell>
          <table:table-cell office:value-type="float" office:value="11101.2157025899" calcext:value-type="float">
            <text:p>11101.2157025899</text:p>
          </table:table-cell>
          <table:table-cell office:value-type="float" office:value="67301" calcext:value-type="float">
            <text:p>67301</text:p>
          </table:table-cell>
          <table:table-cell office:value-type="float" office:value="11196.067264306" calcext:value-type="float">
            <text:p>11196.067264306</text:p>
          </table:table-cell>
          <table:table-cell office:value-type="float" office:value="66930" calcext:value-type="float">
            <text:p>66930</text:p>
          </table:table-cell>
          <table:table-cell office:value-type="float" office:value="110.633333333333" calcext:value-type="float">
            <text:p>110.63333333333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E21]*[.D21]+[.G21]*[.F21]+[.I21]*[.H21])/([.E21]+[.G21]+[.I21])" office:value-type="float" office:value="11144.4004115748" calcext:value-type="float">
            <text:p>11144.4004115748</text:p>
          </table:table-cell>
          <table:table-cell/>
          <table:table-cell table:formula="of:=[.K21]/1000000*[.C21]" office:value-type="float" office:value="49.7911067649478" calcext:value-type="float">
            <text:p>49.7911067649478</text:p>
          </table:table-cell>
          <table:table-cell table:formula="of:=([.B21]/[.C21]-[.K21]/1000000) * 1000000" office:value-type="float" office:value="46.7551337165594" calcext:value-type="float">
            <text:p>46.7551337165594</text:p>
          </table:table-cell>
          <table:table-cell table:formula="of:=[.B21]-[.M21]" office:value-type="float" office:value="0.208893235052173" calcext:value-type="float">
            <text:p>0.2088932350521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98.65673626812" calcext:value-type="float">
            <text:p>4898.65673626812</text:p>
          </table:table-cell>
          <table:table-cell office:value-type="float" office:value="20281.8572822375" calcext:value-type="float">
            <text:p>20281.8572822375</text:p>
          </table:table-cell>
          <table:table-cell office:value-type="float" office:value="73796" calcext:value-type="float">
            <text:p>73796</text:p>
          </table:table-cell>
          <table:table-cell office:value-type="float" office:value="20360.497198651" calcext:value-type="float">
            <text:p>20360.497198651</text:p>
          </table:table-cell>
          <table:table-cell office:value-type="float" office:value="73536" calcext:value-type="float">
            <text:p>73536</text:p>
          </table:table-cell>
          <table:table-cell office:value-type="float" office:value="68.72" calcext:value-type="float">
            <text:p>68.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E22]*[.D22]+[.G22]*[.F22]+[.I22]*[.H22])/([.E22]+[.G22]+[.I22])" office:value-type="float" office:value="20307.3710863313" calcext:value-type="float">
            <text:p>20307.3710863313</text:p>
          </table:table-cell>
          <table:table-cell/>
          <table:table-cell table:formula="of:=[.K22]/1000000*[.C22]" office:value-type="float" office:value="99.4788401679533" calcext:value-type="float">
            <text:p>99.4788401679533</text:p>
          </table:table-cell>
          <table:table-cell table:formula="of:=([.B22]/[.C22]-[.K22]/1000000) * 1000000" office:value-type="float" office:value="106.38831420625" calcext:value-type="float">
            <text:p>106.38831420625</text:p>
          </table:table-cell>
          <table:table-cell table:formula="of:=[.B22]-[.M22]" office:value-type="float" office:value="0.521159832046664" calcext:value-type="float">
            <text:p>0.521159832046664</text:p>
          </table:table-cell>
        </table:table-row>
      </table:table>
      <table:table table:name="Long run" table:style-name="ta1">
        <table:shapes>
          <draw:frame draw:z-index="0" draw:style-name="gr1" draw:text-style-name="P1" svg:width="9.5417in" svg:height="5.3669in" svg:x="6.2063in" svg:y="1.0665in">
            <draw:object draw:notify-on-update-of-ranges="'Long run'.A4:'Long run'.A363 'Long run'.B4:'Long run'.B363 'Long run'.A4:'Long run'.A363 'Long run'.C4:'Long run'.C363 'Long run'.A4:'Long run'.A363 'Long run'.D4:'Long run'.D363 'Long run'.A4:'Long run'.A363 'Long run'.E4:'Long run'.E3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1 disk</text:p>
          </table:table-cell>
          <table:table-cell office:value-type="string" calcext:value-type="string">
            <text:p>Raid 0 XFS</text:p>
          </table:table-cell>
          <table:table-cell office:value-type="string" calcext:value-type="string">
            <text:p>Raid 0 <text:s/>EXT4</text:p>
          </table:table-cell>
          <table:table-cell/>
        </table:table-row>
        <table:table-row table:style-name="ro1">
          <table:table-cell office:value-type="string" calcext:value-type="string">
            <text:p>avg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raid_xfs</text:p>
          </table:table-cell>
          <table:table-cell office:value-type="string" calcext:value-type="string">
            <text:p>X_noraid_xfs</text:p>
          </table:table-cell>
          <table:table-cell office:value-type="string" calcext:value-type="string">
            <text:p>X_noraid_ext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59.5" calcext:value-type="float">
            <text:p>4059.5</text:p>
          </table:table-cell>
          <table:table-cell office:value-type="float" office:value="3462.55" calcext:value-type="float">
            <text:p>3462.55</text:p>
          </table:table-cell>
          <table:table-cell office:value-type="float" office:value="3535" calcext:value-type="float">
            <text:p>3535</text:p>
          </table:table-cell>
          <table:table-cell office:value-type="float" office:value="4385.5" calcext:value-type="float">
            <text:p>438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50.1" calcext:value-type="float">
            <text:p>4750.1</text:p>
          </table:table-cell>
          <table:table-cell office:value-type="float" office:value="3265.7" calcext:value-type="float">
            <text:p>3265.7</text:p>
          </table:table-cell>
          <table:table-cell office:value-type="float" office:value="3378.1" calcext:value-type="float">
            <text:p>3378.1</text:p>
          </table:table-cell>
          <table:table-cell office:value-type="float" office:value="3988.5" calcext:value-type="float">
            <text:p>3988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5" calcext:value-type="float">
            <text:p>4965</text:p>
          </table:table-cell>
          <table:table-cell office:value-type="float" office:value="3326.7" calcext:value-type="float">
            <text:p>3326.7</text:p>
          </table:table-cell>
          <table:table-cell office:value-type="float" office:value="3483.9" calcext:value-type="float">
            <text:p>3483.9</text:p>
          </table:table-cell>
          <table:table-cell office:value-type="float" office:value="4273.2" calcext:value-type="float">
            <text:p>42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9.7" calcext:value-type="float">
            <text:p>5479.7</text:p>
          </table:table-cell>
          <table:table-cell office:value-type="float" office:value="3146.11" calcext:value-type="float">
            <text:p>3146.11</text:p>
          </table:table-cell>
          <table:table-cell office:value-type="float" office:value="3585.5" calcext:value-type="float">
            <text:p>3585.5</text:p>
          </table:table-cell>
          <table:table-cell office:value-type="float" office:value="4261.5" calcext:value-type="float">
            <text:p>426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10.4" calcext:value-type="float">
            <text:p>5210.4</text:p>
          </table:table-cell>
          <table:table-cell office:value-type="float" office:value="2794.32" calcext:value-type="float">
            <text:p>2794.32</text:p>
          </table:table-cell>
          <table:table-cell office:value-type="float" office:value="3566.7" calcext:value-type="float">
            <text:p>3566.7</text:p>
          </table:table-cell>
          <table:table-cell office:value-type="float" office:value="4517.2" calcext:value-type="float">
            <text:p>451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16.1" calcext:value-type="float">
            <text:p>4916.1</text:p>
          </table:table-cell>
          <table:table-cell office:value-type="float" office:value="3605" calcext:value-type="float">
            <text:p>3605</text:p>
          </table:table-cell>
          <table:table-cell office:value-type="float" office:value="3681" calcext:value-type="float">
            <text:p>3681</text:p>
          </table:table-cell>
          <table:table-cell office:value-type="float" office:value="4538.7" calcext:value-type="float">
            <text:p>4538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45.1" calcext:value-type="float">
            <text:p>4445.1</text:p>
          </table:table-cell>
          <table:table-cell office:value-type="float" office:value="3556.4" calcext:value-type="float">
            <text:p>3556.4</text:p>
          </table:table-cell>
          <table:table-cell office:value-type="float" office:value="3634.5" calcext:value-type="float">
            <text:p>3634.5</text:p>
          </table:table-cell>
          <table:table-cell office:value-type="float" office:value="4559.5" calcext:value-type="float">
            <text:p>4559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8.9" calcext:value-type="float">
            <text:p>4978.9</text:p>
          </table:table-cell>
          <table:table-cell office:value-type="float" office:value="3368" calcext:value-type="float">
            <text:p>3368</text:p>
          </table:table-cell>
          <table:table-cell office:value-type="float" office:value="3695.3" calcext:value-type="float">
            <text:p>3695.3</text:p>
          </table:table-cell>
          <table:table-cell office:value-type="float" office:value="4343.8" calcext:value-type="float">
            <text:p>4343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52.1" calcext:value-type="float">
            <text:p>4752.1</text:p>
          </table:table-cell>
          <table:table-cell office:value-type="float" office:value="3339.1" calcext:value-type="float">
            <text:p>3339.1</text:p>
          </table:table-cell>
          <table:table-cell office:value-type="float" office:value="3359.2" calcext:value-type="float">
            <text:p>3359.2</text:p>
          </table:table-cell>
          <table:table-cell office:value-type="float" office:value="4378.5" calcext:value-type="float">
            <text:p>4378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59" calcext:value-type="float">
            <text:p>5159</text:p>
          </table:table-cell>
          <table:table-cell office:value-type="float" office:value="3292.7" calcext:value-type="float">
            <text:p>3292.7</text:p>
          </table:table-cell>
          <table:table-cell office:value-type="float" office:value="3472.9" calcext:value-type="float">
            <text:p>3472.9</text:p>
          </table:table-cell>
          <table:table-cell office:value-type="float" office:value="4431.4" calcext:value-type="float">
            <text:p>4431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86.5" calcext:value-type="float">
            <text:p>5286.5</text:p>
          </table:table-cell>
          <table:table-cell office:value-type="float" office:value="3092.3" calcext:value-type="float">
            <text:p>3092.3</text:p>
          </table:table-cell>
          <table:table-cell office:value-type="float" office:value="3450.1" calcext:value-type="float">
            <text:p>3450.1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13.5" calcext:value-type="float">
            <text:p>5113.5</text:p>
          </table:table-cell>
          <table:table-cell office:value-type="float" office:value="3346.1" calcext:value-type="float">
            <text:p>3346.1</text:p>
          </table:table-cell>
          <table:table-cell office:value-type="float" office:value="3611.1" calcext:value-type="float">
            <text:p>3611.1</text:p>
          </table:table-cell>
          <table:table-cell office:value-type="float" office:value="4596.6" calcext:value-type="float">
            <text:p>4596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82.1" calcext:value-type="float">
            <text:p>4682.1</text:p>
          </table:table-cell>
          <table:table-cell office:value-type="float" office:value="3363.1" calcext:value-type="float">
            <text:p>3363.1</text:p>
          </table:table-cell>
          <table:table-cell office:value-type="float" office:value="3502.5" calcext:value-type="float">
            <text:p>3502.5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18.3" calcext:value-type="float">
            <text:p>4018.3</text:p>
          </table:table-cell>
          <table:table-cell office:value-type="float" office:value="3369" calcext:value-type="float">
            <text:p>3369</text:p>
          </table:table-cell>
          <table:table-cell office:value-type="float" office:value="3586.9" calcext:value-type="float">
            <text:p>3586.9</text:p>
          </table:table-cell>
          <table:table-cell office:value-type="float" office:value="4620.2" calcext:value-type="float">
            <text:p>4620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72.1" calcext:value-type="float">
            <text:p>4872.1</text:p>
          </table:table-cell>
          <table:table-cell office:value-type="float" office:value="3506.4" calcext:value-type="float">
            <text:p>3506.4</text:p>
          </table:table-cell>
          <table:table-cell office:value-type="float" office:value="3417" calcext:value-type="float">
            <text:p>3417</text:p>
          </table:table-cell>
          <table:table-cell office:value-type="float" office:value="4446.8" calcext:value-type="float">
            <text:p>444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48.2" calcext:value-type="float">
            <text:p>5048.2</text:p>
          </table:table-cell>
          <table:table-cell office:value-type="float" office:value="3321.2" calcext:value-type="float">
            <text:p>3321.2</text:p>
          </table:table-cell>
          <table:table-cell office:value-type="float" office:value="2780.4" calcext:value-type="float">
            <text:p>2780.4</text:p>
          </table:table-cell>
          <table:table-cell office:value-type="float" office:value="4428.4" calcext:value-type="float">
            <text:p>4428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791.4" calcext:value-type="float">
            <text:p>4791.4</text:p>
          </table:table-cell>
          <table:table-cell office:value-type="float" office:value="3364" calcext:value-type="float">
            <text:p>3364</text:p>
          </table:table-cell>
          <table:table-cell office:value-type="float" office:value="3400.3" calcext:value-type="float">
            <text:p>3400.3</text:p>
          </table:table-cell>
          <table:table-cell office:value-type="float" office:value="4488.1" calcext:value-type="float">
            <text:p>4488.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80.1" calcext:value-type="float">
            <text:p>5080.1</text:p>
          </table:table-cell>
          <table:table-cell office:value-type="float" office:value="2938.6" calcext:value-type="float">
            <text:p>2938.6</text:p>
          </table:table-cell>
          <table:table-cell office:value-type="float" office:value="3533.8" calcext:value-type="float">
            <text:p>3533.8</text:p>
          </table:table-cell>
          <table:table-cell office:value-type="float" office:value="4438.3" calcext:value-type="float">
            <text:p>4438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25.1" calcext:value-type="float">
            <text:p>4625.1</text:p>
          </table:table-cell>
          <table:table-cell office:value-type="float" office:value="3520.8" calcext:value-type="float">
            <text:p>3520.8</text:p>
          </table:table-cell>
          <table:table-cell office:value-type="float" office:value="3415.3" calcext:value-type="float">
            <text:p>3415.3</text:p>
          </table:table-cell>
          <table:table-cell office:value-type="float" office:value="4482.7" calcext:value-type="float">
            <text:p>4482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47" calcext:value-type="float">
            <text:p>4447</text:p>
          </table:table-cell>
          <table:table-cell office:value-type="float" office:value="3474.3" calcext:value-type="float">
            <text:p>3474.3</text:p>
          </table:table-cell>
          <table:table-cell office:value-type="float" office:value="3340.3" calcext:value-type="float">
            <text:p>3340.3</text:p>
          </table:table-cell>
          <table:table-cell office:value-type="float" office:value="4569.2" calcext:value-type="float">
            <text:p>4569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2.2" calcext:value-type="float">
            <text:p>4512.2</text:p>
          </table:table-cell>
          <table:table-cell office:value-type="float" office:value="3370.3" calcext:value-type="float">
            <text:p>3370.3</text:p>
          </table:table-cell>
          <table:table-cell office:value-type="float" office:value="3552.9" calcext:value-type="float">
            <text:p>3552.9</text:p>
          </table:table-cell>
          <table:table-cell office:value-type="float" office:value="4458.4" calcext:value-type="float">
            <text:p>4458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30" calcext:value-type="float">
            <text:p>4930</text:p>
          </table:table-cell>
          <table:table-cell office:value-type="float" office:value="3199.8" calcext:value-type="float">
            <text:p>3199.8</text:p>
          </table:table-cell>
          <table:table-cell office:value-type="float" office:value="3389.8" calcext:value-type="float">
            <text:p>3389.8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53.7" calcext:value-type="float">
            <text:p>4653.7</text:p>
          </table:table-cell>
          <table:table-cell office:value-type="float" office:value="3577.4" calcext:value-type="float">
            <text:p>3577.4</text:p>
          </table:table-cell>
          <table:table-cell office:value-type="float" office:value="3083.7" calcext:value-type="float">
            <text:p>3083.7</text:p>
          </table:table-cell>
          <table:table-cell office:value-type="float" office:value="4516.1" calcext:value-type="float">
            <text:p>4516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62.6" calcext:value-type="float">
            <text:p>4362.6</text:p>
          </table:table-cell>
          <table:table-cell office:value-type="float" office:value="3491.8" calcext:value-type="float">
            <text:p>3491.8</text:p>
          </table:table-cell>
          <table:table-cell office:value-type="float" office:value="3480.9" calcext:value-type="float">
            <text:p>3480.9</text:p>
          </table:table-cell>
          <table:table-cell office:value-type="float" office:value="4606.3" calcext:value-type="float">
            <text:p>4606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96.09" calcext:value-type="float">
            <text:p>5096.09</text:p>
          </table:table-cell>
          <table:table-cell office:value-type="float" office:value="2846.9" calcext:value-type="float">
            <text:p>2846.9</text:p>
          </table:table-cell>
          <table:table-cell office:value-type="float" office:value="3442.1" calcext:value-type="float">
            <text:p>3442.1</text:p>
          </table:table-cell>
          <table:table-cell office:value-type="float" office:value="4576.4" calcext:value-type="float">
            <text:p>4576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180.72" calcext:value-type="float">
            <text:p>4180.72</text:p>
          </table:table-cell>
          <table:table-cell office:value-type="float" office:value="3498.7" calcext:value-type="float">
            <text:p>3498.7</text:p>
          </table:table-cell>
          <table:table-cell office:value-type="float" office:value="3487" calcext:value-type="float">
            <text:p>3487</text:p>
          </table:table-cell>
          <table:table-cell office:value-type="float" office:value="4600.3" calcext:value-type="float">
            <text:p>4600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324.1" calcext:value-type="float">
            <text:p>4324.1</text:p>
          </table:table-cell>
          <table:table-cell office:value-type="float" office:value="3311.9" calcext:value-type="float">
            <text:p>3311.9</text:p>
          </table:table-cell>
          <table:table-cell office:value-type="float" office:value="3441.2" calcext:value-type="float">
            <text:p>3441.2</text:p>
          </table:table-cell>
          <table:table-cell office:value-type="float" office:value="4703.4" calcext:value-type="float">
            <text:p>4703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55" calcext:value-type="float">
            <text:p>4255</text:p>
          </table:table-cell>
          <table:table-cell office:value-type="float" office:value="3347.7" calcext:value-type="float">
            <text:p>3347.7</text:p>
          </table:table-cell>
          <table:table-cell office:value-type="float" office:value="3402.2" calcext:value-type="float">
            <text:p>3402.2</text:p>
          </table:table-cell>
          <table:table-cell office:value-type="float" office:value="4445.8" calcext:value-type="float">
            <text:p>4445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94.9" calcext:value-type="float">
            <text:p>5394.9</text:p>
          </table:table-cell>
          <table:table-cell office:value-type="float" office:value="3419.3" calcext:value-type="float">
            <text:p>3419.3</text:p>
          </table:table-cell>
          <table:table-cell office:value-type="float" office:value="2897.8" calcext:value-type="float">
            <text:p>2897.8</text:p>
          </table:table-cell>
          <table:table-cell office:value-type="float" office:value="4483.4" calcext:value-type="float">
            <text:p>448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82.9" calcext:value-type="float">
            <text:p>5282.9</text:p>
          </table:table-cell>
          <table:table-cell office:value-type="float" office:value="3461.1" calcext:value-type="float">
            <text:p>3461.1</text:p>
          </table:table-cell>
          <table:table-cell office:value-type="float" office:value="3669.9" calcext:value-type="float">
            <text:p>3669.9</text:p>
          </table:table-cell>
          <table:table-cell office:value-type="float" office:value="4425.5" calcext:value-type="float">
            <text:p>4425.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566.2" calcext:value-type="float">
            <text:p>5566.2</text:p>
          </table:table-cell>
          <table:table-cell office:value-type="float" office:value="3017.2" calcext:value-type="float">
            <text:p>3017.2</text:p>
          </table:table-cell>
          <table:table-cell office:value-type="float" office:value="3379.6" calcext:value-type="float">
            <text:p>3379.6</text:p>
          </table:table-cell>
          <table:table-cell office:value-type="float" office:value="4380.1" calcext:value-type="float">
            <text:p>4380.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74" calcext:value-type="float">
            <text:p>5474</text:p>
          </table:table-cell>
          <table:table-cell office:value-type="float" office:value="3416.1" calcext:value-type="float">
            <text:p>3416.1</text:p>
          </table:table-cell>
          <table:table-cell office:value-type="float" office:value="3576.8" calcext:value-type="float">
            <text:p>3576.8</text:p>
          </table:table-cell>
          <table:table-cell office:value-type="float" office:value="4516.1" calcext:value-type="float">
            <text:p>4516.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39.6" calcext:value-type="float">
            <text:p>4439.6</text:p>
          </table:table-cell>
          <table:table-cell office:value-type="float" office:value="3471.3" calcext:value-type="float">
            <text:p>3471.3</text:p>
          </table:table-cell>
          <table:table-cell office:value-type="float" office:value="3502.5" calcext:value-type="float">
            <text:p>3502.5</text:p>
          </table:table-cell>
          <table:table-cell office:value-type="float" office:value="4652.6" calcext:value-type="float">
            <text:p>4652.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627.2" calcext:value-type="float">
            <text:p>4627.2</text:p>
          </table:table-cell>
          <table:table-cell office:value-type="float" office:value="3431.9" calcext:value-type="float">
            <text:p>3431.9</text:p>
          </table:table-cell>
          <table:table-cell office:value-type="float" office:value="3422.1" calcext:value-type="float">
            <text:p>3422.1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81.4" calcext:value-type="float">
            <text:p>5381.4</text:p>
          </table:table-cell>
          <table:table-cell office:value-type="float" office:value="3351.2" calcext:value-type="float">
            <text:p>3351.2</text:p>
          </table:table-cell>
          <table:table-cell office:value-type="float" office:value="3278.6" calcext:value-type="float">
            <text:p>3278.6</text:p>
          </table:table-cell>
          <table:table-cell office:value-type="float" office:value="4461.4" calcext:value-type="float">
            <text:p>4461.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31.9" calcext:value-type="float">
            <text:p>5531.9</text:p>
          </table:table-cell>
          <table:table-cell office:value-type="float" office:value="3389.8" calcext:value-type="float">
            <text:p>3389.8</text:p>
          </table:table-cell>
          <table:table-cell office:value-type="float" office:value="3206" calcext:value-type="float">
            <text:p>320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89.5" calcext:value-type="float">
            <text:p>5689.5</text:p>
          </table:table-cell>
          <table:table-cell office:value-type="float" office:value="3464.3" calcext:value-type="float">
            <text:p>3464.3</text:p>
          </table:table-cell>
          <table:table-cell office:value-type="float" office:value="3758.3" calcext:value-type="float">
            <text:p>3758.3</text:p>
          </table:table-cell>
          <table:table-cell office:value-type="float" office:value="4427.1" calcext:value-type="float">
            <text:p>4427.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40.5" calcext:value-type="float">
            <text:p>5540.5</text:p>
          </table:table-cell>
          <table:table-cell office:value-type="float" office:value="3182.5" calcext:value-type="float">
            <text:p>3182.5</text:p>
          </table:table-cell>
          <table:table-cell office:value-type="float" office:value="3368.4" calcext:value-type="float">
            <text:p>3368.4</text:p>
          </table:table-cell>
          <table:table-cell office:value-type="float" office:value="4491.4" calcext:value-type="float">
            <text:p>4491.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211.3" calcext:value-type="float">
            <text:p>5211.3</text:p>
          </table:table-cell>
          <table:table-cell office:value-type="float" office:value="3283.3" calcext:value-type="float">
            <text:p>3283.3</text:p>
          </table:table-cell>
          <table:table-cell office:value-type="float" office:value="3734.9" calcext:value-type="float">
            <text:p>3734.9</text:p>
          </table:table-cell>
          <table:table-cell office:value-type="float" office:value="4581.3" calcext:value-type="float">
            <text:p>4581.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09.9" calcext:value-type="float">
            <text:p>4309.9</text:p>
          </table:table-cell>
          <table:table-cell office:value-type="float" office:value="3271.3" calcext:value-type="float">
            <text:p>3271.3</text:p>
          </table:table-cell>
          <table:table-cell office:value-type="float" office:value="3691.2" calcext:value-type="float">
            <text:p>3691.2</text:p>
          </table:table-cell>
          <table:table-cell office:value-type="float" office:value="4670.5" calcext:value-type="float">
            <text:p>4670.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41" calcext:value-type="float">
            <text:p>5241</text:p>
          </table:table-cell>
          <table:table-cell office:value-type="float" office:value="3375.1" calcext:value-type="float">
            <text:p>3375.1</text:p>
          </table:table-cell>
          <table:table-cell office:value-type="float" office:value="3405.9" calcext:value-type="float">
            <text:p>3405.9</text:p>
          </table:table-cell>
          <table:table-cell office:value-type="float" office:value="4425.2" calcext:value-type="float">
            <text:p>4425.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96.7" calcext:value-type="float">
            <text:p>5596.7</text:p>
          </table:table-cell>
          <table:table-cell office:value-type="float" office:value="3663.6" calcext:value-type="float">
            <text:p>3663.6</text:p>
          </table:table-cell>
          <table:table-cell office:value-type="float" office:value="3180.2" calcext:value-type="float">
            <text:p>3180.2</text:p>
          </table:table-cell>
          <table:table-cell office:value-type="float" office:value="4602.8" calcext:value-type="float">
            <text:p>4602.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725" calcext:value-type="float">
            <text:p>5725</text:p>
          </table:table-cell>
          <table:table-cell office:value-type="float" office:value="3433" calcext:value-type="float">
            <text:p>3433</text:p>
          </table:table-cell>
          <table:table-cell office:value-type="float" office:value="3183.6" calcext:value-type="float">
            <text:p>3183.6</text:p>
          </table:table-cell>
          <table:table-cell office:value-type="float" office:value="4593.5" calcext:value-type="float">
            <text:p>4593.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567.8" calcext:value-type="float">
            <text:p>5567.8</text:p>
          </table:table-cell>
          <table:table-cell office:value-type="float" office:value="3636.9" calcext:value-type="float">
            <text:p>3636.9</text:p>
          </table:table-cell>
          <table:table-cell office:value-type="float" office:value="3454.7" calcext:value-type="float">
            <text:p>3454.7</text:p>
          </table:table-cell>
          <table:table-cell office:value-type="float" office:value="4542.5" calcext:value-type="float">
            <text:p>4542.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11.5" calcext:value-type="float">
            <text:p>4911.5</text:p>
          </table:table-cell>
          <table:table-cell office:value-type="float" office:value="3331.8" calcext:value-type="float">
            <text:p>3331.8</text:p>
          </table:table-cell>
          <table:table-cell office:value-type="float" office:value="3755.4" calcext:value-type="float">
            <text:p>3755.4</text:p>
          </table:table-cell>
          <table:table-cell office:value-type="float" office:value="4614.2" calcext:value-type="float">
            <text:p>4614.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830.6" calcext:value-type="float">
            <text:p>4830.6</text:p>
          </table:table-cell>
          <table:table-cell office:value-type="float" office:value="3439.9" calcext:value-type="float">
            <text:p>3439.9</text:p>
          </table:table-cell>
          <table:table-cell office:value-type="float" office:value="3314.7" calcext:value-type="float">
            <text:p>3314.7</text:p>
          </table:table-cell>
          <table:table-cell office:value-type="float" office:value="4635.4" calcext:value-type="float">
            <text:p>4635.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45.7" calcext:value-type="float">
            <text:p>4645.7</text:p>
          </table:table-cell>
          <table:table-cell office:value-type="float" office:value="3532.5" calcext:value-type="float">
            <text:p>3532.5</text:p>
          </table:table-cell>
          <table:table-cell office:value-type="float" office:value="3477.8" calcext:value-type="float">
            <text:p>3477.8</text:p>
          </table:table-cell>
          <table:table-cell office:value-type="float" office:value="4563.8" calcext:value-type="float">
            <text:p>4563.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782.4" calcext:value-type="float">
            <text:p>5782.4</text:p>
          </table:table-cell>
          <table:table-cell office:value-type="float" office:value="3244" calcext:value-type="float">
            <text:p>3244</text:p>
          </table:table-cell>
          <table:table-cell office:value-type="float" office:value="3630.3" calcext:value-type="float">
            <text:p>3630.3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66.8" calcext:value-type="float">
            <text:p>5666.8</text:p>
          </table:table-cell>
          <table:table-cell office:value-type="float" office:value="3188.1" calcext:value-type="float">
            <text:p>3188.1</text:p>
          </table:table-cell>
          <table:table-cell office:value-type="float" office:value="2786.8" calcext:value-type="float">
            <text:p>2786.8</text:p>
          </table:table-cell>
          <table:table-cell office:value-type="float" office:value="4554.1" calcext:value-type="float">
            <text:p>4554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01" calcext:value-type="float">
            <text:p>5701</text:p>
          </table:table-cell>
          <table:table-cell office:value-type="float" office:value="3426" calcext:value-type="float">
            <text:p>3426</text:p>
          </table:table-cell>
          <table:table-cell office:value-type="float" office:value="3629.9" calcext:value-type="float">
            <text:p>3629.9</text:p>
          </table:table-cell>
          <table:table-cell office:value-type="float" office:value="4423.1" calcext:value-type="float">
            <text:p>4423.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676.3" calcext:value-type="float">
            <text:p>5676.3</text:p>
          </table:table-cell>
          <table:table-cell office:value-type="float" office:value="2783.9" calcext:value-type="float">
            <text:p>2783.9</text:p>
          </table:table-cell>
          <table:table-cell office:value-type="float" office:value="3389.3" calcext:value-type="float">
            <text:p>3389.3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18.2" calcext:value-type="float">
            <text:p>5318.2</text:p>
          </table:table-cell>
          <table:table-cell office:value-type="float" office:value="3610.2" calcext:value-type="float">
            <text:p>3610.2</text:p>
          </table:table-cell>
          <table:table-cell office:value-type="float" office:value="3553.6" calcext:value-type="float">
            <text:p>3553.6</text:p>
          </table:table-cell>
          <table:table-cell office:value-type="float" office:value="4549.5" calcext:value-type="float">
            <text:p>4549.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88.4" calcext:value-type="float">
            <text:p>4188.4</text:p>
          </table:table-cell>
          <table:table-cell office:value-type="float" office:value="3575.7" calcext:value-type="float">
            <text:p>3575.7</text:p>
          </table:table-cell>
          <table:table-cell office:value-type="float" office:value="3279.1" calcext:value-type="float">
            <text:p>3279.1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70.8" calcext:value-type="float">
            <text:p>5170.8</text:p>
          </table:table-cell>
          <table:table-cell office:value-type="float" office:value="3302.9" calcext:value-type="float">
            <text:p>3302.9</text:p>
          </table:table-cell>
          <table:table-cell office:value-type="float" office:value="3747" calcext:value-type="float">
            <text:p>3747</text:p>
          </table:table-cell>
          <table:table-cell office:value-type="float" office:value="4553.9" calcext:value-type="float">
            <text:p>4553.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26.1" calcext:value-type="float">
            <text:p>5526.1</text:p>
          </table:table-cell>
          <table:table-cell office:value-type="float" office:value="3376.9" calcext:value-type="float">
            <text:p>3376.9</text:p>
          </table:table-cell>
          <table:table-cell office:value-type="float" office:value="3164.2" calcext:value-type="float">
            <text:p>3164.2</text:p>
          </table:table-cell>
          <table:table-cell office:value-type="float" office:value="4394.6" calcext:value-type="float">
            <text:p>4394.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50.5" calcext:value-type="float">
            <text:p>5550.5</text:p>
          </table:table-cell>
          <table:table-cell office:value-type="float" office:value="3502.8" calcext:value-type="float">
            <text:p>3502.8</text:p>
          </table:table-cell>
          <table:table-cell office:value-type="float" office:value="3541" calcext:value-type="float">
            <text:p>3541</text:p>
          </table:table-cell>
          <table:table-cell office:value-type="float" office:value="4355.5" calcext:value-type="float">
            <text:p>4355.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26.8" calcext:value-type="float">
            <text:p>5726.8</text:p>
          </table:table-cell>
          <table:table-cell office:value-type="float" office:value="3601.1" calcext:value-type="float">
            <text:p>3601.1</text:p>
          </table:table-cell>
          <table:table-cell office:value-type="float" office:value="3798.7" calcext:value-type="float">
            <text:p>3798.7</text:p>
          </table:table-cell>
          <table:table-cell office:value-type="float" office:value="4470.6" calcext:value-type="float">
            <text:p>4470.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426.3" calcext:value-type="float">
            <text:p>5426.3</text:p>
          </table:table-cell>
          <table:table-cell office:value-type="float" office:value="3127.8" calcext:value-type="float">
            <text:p>3127.8</text:p>
          </table:table-cell>
          <table:table-cell office:value-type="float" office:value="3492.2" calcext:value-type="float">
            <text:p>3492.2</text:p>
          </table:table-cell>
          <table:table-cell office:value-type="float" office:value="4505.7" calcext:value-type="float">
            <text:p>4505.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923.1" calcext:value-type="float">
            <text:p>4923.1</text:p>
          </table:table-cell>
          <table:table-cell office:value-type="float" office:value="3344.7" calcext:value-type="float">
            <text:p>3344.7</text:p>
          </table:table-cell>
          <table:table-cell office:value-type="float" office:value="3296.8" calcext:value-type="float">
            <text:p>3296.8</text:p>
          </table:table-cell>
          <table:table-cell office:value-type="float" office:value="4580.9" calcext:value-type="float">
            <text:p>4580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32.9" calcext:value-type="float">
            <text:p>4532.9</text:p>
          </table:table-cell>
          <table:table-cell office:value-type="float" office:value="3426.1" calcext:value-type="float">
            <text:p>3426.1</text:p>
          </table:table-cell>
          <table:table-cell office:value-type="float" office:value="3738" calcext:value-type="float">
            <text:p>3738</text:p>
          </table:table-cell>
          <table:table-cell office:value-type="float" office:value="4570.7" calcext:value-type="float">
            <text:p>4570.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613.8" calcext:value-type="float">
            <text:p>5613.8</text:p>
          </table:table-cell>
          <table:table-cell office:value-type="float" office:value="3422.3" calcext:value-type="float">
            <text:p>3422.3</text:p>
          </table:table-cell>
          <table:table-cell office:value-type="float" office:value="3636.7" calcext:value-type="float">
            <text:p>3636.7</text:p>
          </table:table-cell>
          <table:table-cell office:value-type="float" office:value="4533.2" calcext:value-type="float">
            <text:p>4533.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72.7" calcext:value-type="float">
            <text:p>5872.7</text:p>
          </table:table-cell>
          <table:table-cell office:value-type="float" office:value="3476.4" calcext:value-type="float">
            <text:p>3476.4</text:p>
          </table:table-cell>
          <table:table-cell office:value-type="float" office:value="3200.8" calcext:value-type="float">
            <text:p>3200.8</text:p>
          </table:table-cell>
          <table:table-cell office:value-type="float" office:value="4603.2" calcext:value-type="float">
            <text:p>4603.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795.6" calcext:value-type="float">
            <text:p>5795.6</text:p>
          </table:table-cell>
          <table:table-cell office:value-type="float" office:value="3301" calcext:value-type="float">
            <text:p>3301</text:p>
          </table:table-cell>
          <table:table-cell office:value-type="float" office:value="3452" calcext:value-type="float">
            <text:p>3452</text:p>
          </table:table-cell>
          <table:table-cell office:value-type="float" office:value="4703.9" calcext:value-type="float">
            <text:p>4703.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791.7" calcext:value-type="float">
            <text:p>5791.7</text:p>
          </table:table-cell>
          <table:table-cell office:value-type="float" office:value="3166.5" calcext:value-type="float">
            <text:p>3166.5</text:p>
          </table:table-cell>
          <table:table-cell office:value-type="float" office:value="3731.5" calcext:value-type="float">
            <text:p>3731.5</text:p>
          </table:table-cell>
          <table:table-cell office:value-type="float" office:value="4580.7" calcext:value-type="float">
            <text:p>4580.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708.2" calcext:value-type="float">
            <text:p>5708.2</text:p>
          </table:table-cell>
          <table:table-cell office:value-type="float" office:value="3508.7" calcext:value-type="float">
            <text:p>3508.7</text:p>
          </table:table-cell>
          <table:table-cell office:value-type="float" office:value="3724.1" calcext:value-type="float">
            <text:p>3724.1</text:p>
          </table:table-cell>
          <table:table-cell office:value-type="float" office:value="4580.7" calcext:value-type="float">
            <text:p>4580.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142.3" calcext:value-type="float">
            <text:p>4142.3</text:p>
          </table:table-cell>
          <table:table-cell office:value-type="float" office:value="3518.9" calcext:value-type="float">
            <text:p>3518.9</text:p>
          </table:table-cell>
          <table:table-cell office:value-type="float" office:value="3630.5" calcext:value-type="float">
            <text:p>3630.5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60.6" calcext:value-type="float">
            <text:p>5060.6</text:p>
          </table:table-cell>
          <table:table-cell office:value-type="float" office:value="3411.2" calcext:value-type="float">
            <text:p>3411.2</text:p>
          </table:table-cell>
          <table:table-cell office:value-type="float" office:value="3568.4" calcext:value-type="float">
            <text:p>3568.4</text:p>
          </table:table-cell>
          <table:table-cell office:value-type="float" office:value="4550.9" calcext:value-type="float">
            <text:p>4550.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408.1" calcext:value-type="float">
            <text:p>4408.1</text:p>
          </table:table-cell>
          <table:table-cell office:value-type="float" office:value="3030.8" calcext:value-type="float">
            <text:p>3030.8</text:p>
          </table:table-cell>
          <table:table-cell office:value-type="float" office:value="3399.8" calcext:value-type="float">
            <text:p>3399.8</text:p>
          </table:table-cell>
          <table:table-cell office:value-type="float" office:value="4547.2" calcext:value-type="float">
            <text:p>4547.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605" calcext:value-type="float">
            <text:p>5605</text:p>
          </table:table-cell>
          <table:table-cell office:value-type="float" office:value="3593.5" calcext:value-type="float">
            <text:p>3593.5</text:p>
          </table:table-cell>
          <table:table-cell office:value-type="float" office:value="3618" calcext:value-type="float">
            <text:p>3618</text:p>
          </table:table-cell>
          <table:table-cell office:value-type="float" office:value="4590.8" calcext:value-type="float">
            <text:p>4590.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19.1" calcext:value-type="float">
            <text:p>5719.1</text:p>
          </table:table-cell>
          <table:table-cell office:value-type="float" office:value="3318.3" calcext:value-type="float">
            <text:p>3318.3</text:p>
          </table:table-cell>
          <table:table-cell office:value-type="float" office:value="3505.4" calcext:value-type="float">
            <text:p>3505.4</text:p>
          </table:table-cell>
          <table:table-cell office:value-type="float" office:value="4519.4" calcext:value-type="float">
            <text:p>4519.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620.4" calcext:value-type="float">
            <text:p>5620.4</text:p>
          </table:table-cell>
          <table:table-cell office:value-type="float" office:value="2777.9" calcext:value-type="float">
            <text:p>2777.9</text:p>
          </table:table-cell>
          <table:table-cell office:value-type="float" office:value="3534.9" calcext:value-type="float">
            <text:p>3534.9</text:p>
          </table:table-cell>
          <table:table-cell office:value-type="float" office:value="4561.8" calcext:value-type="float">
            <text:p>4561.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181" calcext:value-type="float">
            <text:p>5181</text:p>
          </table:table-cell>
          <table:table-cell office:value-type="float" office:value="3380.5" calcext:value-type="float">
            <text:p>3380.5</text:p>
          </table:table-cell>
          <table:table-cell office:value-type="float" office:value="3473.2" calcext:value-type="float">
            <text:p>3473.2</text:p>
          </table:table-cell>
          <table:table-cell office:value-type="float" office:value="4572.8" calcext:value-type="float">
            <text:p>4572.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59.9" calcext:value-type="float">
            <text:p>4559.9</text:p>
          </table:table-cell>
          <table:table-cell office:value-type="float" office:value="3551.8" calcext:value-type="float">
            <text:p>3551.8</text:p>
          </table:table-cell>
          <table:table-cell office:value-type="float" office:value="3843.7" calcext:value-type="float">
            <text:p>3843.7</text:p>
          </table:table-cell>
          <table:table-cell office:value-type="float" office:value="4005.3" calcext:value-type="float">
            <text:p>4005.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911.5" calcext:value-type="float">
            <text:p>4911.5</text:p>
          </table:table-cell>
          <table:table-cell office:value-type="float" office:value="3438.7" calcext:value-type="float">
            <text:p>3438.7</text:p>
          </table:table-cell>
          <table:table-cell office:value-type="float" office:value="3617.4" calcext:value-type="float">
            <text:p>3617.4</text:p>
          </table:table-cell>
          <table:table-cell office:value-type="float" office:value="4520.1" calcext:value-type="float">
            <text:p>4520.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707.4" calcext:value-type="float">
            <text:p>5707.4</text:p>
          </table:table-cell>
          <table:table-cell office:value-type="float" office:value="3512.9" calcext:value-type="float">
            <text:p>3512.9</text:p>
          </table:table-cell>
          <table:table-cell office:value-type="float" office:value="3398.8" calcext:value-type="float">
            <text:p>3398.8</text:p>
          </table:table-cell>
          <table:table-cell office:value-type="float" office:value="4385.5" calcext:value-type="float">
            <text:p>4385.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668.53" calcext:value-type="float">
            <text:p>5668.53</text:p>
          </table:table-cell>
          <table:table-cell office:value-type="float" office:value="3656" calcext:value-type="float">
            <text:p>3656</text:p>
          </table:table-cell>
          <table:table-cell office:value-type="float" office:value="3481.5" calcext:value-type="float">
            <text:p>3481.5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542.52" calcext:value-type="float">
            <text:p>5542.52</text:p>
          </table:table-cell>
          <table:table-cell office:value-type="float" office:value="3294.1" calcext:value-type="float">
            <text:p>3294.1</text:p>
          </table:table-cell>
          <table:table-cell office:value-type="float" office:value="3631.4" calcext:value-type="float">
            <text:p>3631.4</text:p>
          </table:table-cell>
          <table:table-cell office:value-type="float" office:value="4469.3" calcext:value-type="float">
            <text:p>4469.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069.5" calcext:value-type="float">
            <text:p>5069.5</text:p>
          </table:table-cell>
          <table:table-cell office:value-type="float" office:value="3431.8" calcext:value-type="float">
            <text:p>3431.8</text:p>
          </table:table-cell>
          <table:table-cell office:value-type="float" office:value="3439" calcext:value-type="float">
            <text:p>3439</text:p>
          </table:table-cell>
          <table:table-cell office:value-type="float" office:value="4468.5" calcext:value-type="float">
            <text:p>4468.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72.8" calcext:value-type="float">
            <text:p>4572.8</text:p>
          </table:table-cell>
          <table:table-cell office:value-type="float" office:value="3466.7" calcext:value-type="float">
            <text:p>3466.7</text:p>
          </table:table-cell>
          <table:table-cell office:value-type="float" office:value="3546" calcext:value-type="float">
            <text:p>3546</text:p>
          </table:table-cell>
          <table:table-cell office:value-type="float" office:value="4465.5" calcext:value-type="float">
            <text:p>4465.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37.9" calcext:value-type="float">
            <text:p>4837.9</text:p>
          </table:table-cell>
          <table:table-cell office:value-type="float" office:value="3606.4" calcext:value-type="float">
            <text:p>3606.4</text:p>
          </table:table-cell>
          <table:table-cell office:value-type="float" office:value="3563.7" calcext:value-type="float">
            <text:p>3563.7</text:p>
          </table:table-cell>
          <table:table-cell office:value-type="float" office:value="4515.6" calcext:value-type="float">
            <text:p>4515.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498.9" calcext:value-type="float">
            <text:p>5498.9</text:p>
          </table:table-cell>
          <table:table-cell office:value-type="float" office:value="3507.2" calcext:value-type="float">
            <text:p>3507.2</text:p>
          </table:table-cell>
          <table:table-cell office:value-type="float" office:value="3311.1" calcext:value-type="float">
            <text:p>3311.1</text:p>
          </table:table-cell>
          <table:table-cell office:value-type="float" office:value="4495.2" calcext:value-type="float">
            <text:p>4495.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551.4" calcext:value-type="float">
            <text:p>5551.4</text:p>
          </table:table-cell>
          <table:table-cell office:value-type="float" office:value="3522" calcext:value-type="float">
            <text:p>3522</text:p>
          </table:table-cell>
          <table:table-cell office:value-type="float" office:value="3210.9" calcext:value-type="float">
            <text:p>3210.9</text:p>
          </table:table-cell>
          <table:table-cell office:value-type="float" office:value="4521.7" calcext:value-type="float">
            <text:p>4521.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594.7" calcext:value-type="float">
            <text:p>5594.7</text:p>
          </table:table-cell>
          <table:table-cell office:value-type="float" office:value="3627" calcext:value-type="float">
            <text:p>3627</text:p>
          </table:table-cell>
          <table:table-cell office:value-type="float" office:value="3657.1" calcext:value-type="float">
            <text:p>3657.1</text:p>
          </table:table-cell>
          <table:table-cell office:value-type="float" office:value="4606.9" calcext:value-type="float">
            <text:p>4606.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713.3" calcext:value-type="float">
            <text:p>5713.3</text:p>
          </table:table-cell>
          <table:table-cell office:value-type="float" office:value="2913" calcext:value-type="float">
            <text:p>2913</text:p>
          </table:table-cell>
          <table:table-cell office:value-type="float" office:value="3605.3" calcext:value-type="float">
            <text:p>3605.3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49.6" calcext:value-type="float">
            <text:p>5549.6</text:p>
          </table:table-cell>
          <table:table-cell office:value-type="float" office:value="3582.2" calcext:value-type="float">
            <text:p>3582.2</text:p>
          </table:table-cell>
          <table:table-cell office:value-type="float" office:value="3529.2" calcext:value-type="float">
            <text:p>3529.2</text:p>
          </table:table-cell>
          <table:table-cell office:value-type="float" office:value="4528.9" calcext:value-type="float">
            <text:p>4528.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19.1" calcext:value-type="float">
            <text:p>4319.1</text:p>
          </table:table-cell>
          <table:table-cell office:value-type="float" office:value="3357.6" calcext:value-type="float">
            <text:p>3357.6</text:p>
          </table:table-cell>
          <table:table-cell office:value-type="float" office:value="3664.7" calcext:value-type="float">
            <text:p>3664.7</text:p>
          </table:table-cell>
          <table:table-cell office:value-type="float" office:value="4396.8" calcext:value-type="float">
            <text:p>4396.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73.9" calcext:value-type="float">
            <text:p>4273.9</text:p>
          </table:table-cell>
          <table:table-cell office:value-type="float" office:value="3461.7" calcext:value-type="float">
            <text:p>3461.7</text:p>
          </table:table-cell>
          <table:table-cell office:value-type="float" office:value="3823.3" calcext:value-type="float">
            <text:p>3823.3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505" calcext:value-type="float">
            <text:p>5505</text:p>
          </table:table-cell>
          <table:table-cell office:value-type="float" office:value="3560.1" calcext:value-type="float">
            <text:p>3560.1</text:p>
          </table:table-cell>
          <table:table-cell office:value-type="float" office:value="3331.1" calcext:value-type="float">
            <text:p>3331.1</text:p>
          </table:table-cell>
          <table:table-cell office:value-type="float" office:value="4365.5" calcext:value-type="float">
            <text:p>4365.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550.7" calcext:value-type="float">
            <text:p>5550.7</text:p>
          </table:table-cell>
          <table:table-cell office:value-type="float" office:value="3468.3" calcext:value-type="float">
            <text:p>3468.3</text:p>
          </table:table-cell>
          <table:table-cell office:value-type="float" office:value="3938.6" calcext:value-type="float">
            <text:p>3938.6</text:p>
          </table:table-cell>
          <table:table-cell office:value-type="float" office:value="4372.5" calcext:value-type="float">
            <text:p>4372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17.3" calcext:value-type="float">
            <text:p>5617.3</text:p>
          </table:table-cell>
          <table:table-cell office:value-type="float" office:value="3602.16" calcext:value-type="float">
            <text:p>3602.16</text:p>
          </table:table-cell>
          <table:table-cell office:value-type="float" office:value="3618.7" calcext:value-type="float">
            <text:p>3618.7</text:p>
          </table:table-cell>
          <table:table-cell office:value-type="float" office:value="4550.2" calcext:value-type="float">
            <text:p>4550.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868.4" calcext:value-type="float">
            <text:p>4868.4</text:p>
          </table:table-cell>
          <table:table-cell office:value-type="float" office:value="3163.68" calcext:value-type="float">
            <text:p>3163.68</text:p>
          </table:table-cell>
          <table:table-cell office:value-type="float" office:value="3739.7" calcext:value-type="float">
            <text:p>3739.7</text:p>
          </table:table-cell>
          <table:table-cell office:value-type="float" office:value="4578.8" calcext:value-type="float">
            <text:p>4578.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14.8" calcext:value-type="float">
            <text:p>5014.8</text:p>
          </table:table-cell>
          <table:table-cell office:value-type="float" office:value="3454" calcext:value-type="float">
            <text:p>3454</text:p>
          </table:table-cell>
          <table:table-cell office:value-type="float" office:value="3846.4" calcext:value-type="float">
            <text:p>3846.4</text:p>
          </table:table-cell>
          <table:table-cell office:value-type="float" office:value="4583.1" calcext:value-type="float">
            <text:p>4583.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434.1" calcext:value-type="float">
            <text:p>4434.1</text:p>
          </table:table-cell>
          <table:table-cell office:value-type="float" office:value="3307.1" calcext:value-type="float">
            <text:p>3307.1</text:p>
          </table:table-cell>
          <table:table-cell office:value-type="float" office:value="3639.8" calcext:value-type="float">
            <text:p>3639.8</text:p>
          </table:table-cell>
          <table:table-cell office:value-type="float" office:value="4361.2" calcext:value-type="float">
            <text:p>4361.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806.2" calcext:value-type="float">
            <text:p>5806.2</text:p>
          </table:table-cell>
          <table:table-cell office:value-type="float" office:value="3514.3" calcext:value-type="float">
            <text:p>3514.3</text:p>
          </table:table-cell>
          <table:table-cell office:value-type="float" office:value="3632.7" calcext:value-type="float">
            <text:p>3632.7</text:p>
          </table:table-cell>
          <table:table-cell office:value-type="float" office:value="4462.3" calcext:value-type="float">
            <text:p>4462.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39.1" calcext:value-type="float">
            <text:p>5739.1</text:p>
          </table:table-cell>
          <table:table-cell office:value-type="float" office:value="3459.9" calcext:value-type="float">
            <text:p>3459.9</text:p>
          </table:table-cell>
          <table:table-cell office:value-type="float" office:value="2869.9" calcext:value-type="float">
            <text:p>2869.9</text:p>
          </table:table-cell>
          <table:table-cell office:value-type="float" office:value="4482.2" calcext:value-type="float">
            <text:p>4482.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778.7" calcext:value-type="float">
            <text:p>5778.7</text:p>
          </table:table-cell>
          <table:table-cell office:value-type="float" office:value="3320" calcext:value-type="float">
            <text:p>3320</text:p>
          </table:table-cell>
          <table:table-cell office:value-type="float" office:value="3848.3" calcext:value-type="float">
            <text:p>3848.3</text:p>
          </table:table-cell>
          <table:table-cell office:value-type="float" office:value="4523.1" calcext:value-type="float">
            <text:p>4523.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749.7" calcext:value-type="float">
            <text:p>5749.7</text:p>
          </table:table-cell>
          <table:table-cell office:value-type="float" office:value="3221" calcext:value-type="float">
            <text:p>3221</text:p>
          </table:table-cell>
          <table:table-cell office:value-type="float" office:value="3742" calcext:value-type="float">
            <text:p>3742</text:p>
          </table:table-cell>
          <table:table-cell office:value-type="float" office:value="4536.6" calcext:value-type="float">
            <text:p>4536.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372.2" calcext:value-type="float">
            <text:p>5372.2</text:p>
          </table:table-cell>
          <table:table-cell office:value-type="float" office:value="3359.9" calcext:value-type="float">
            <text:p>3359.9</text:p>
          </table:table-cell>
          <table:table-cell office:value-type="float" office:value="3641.4" calcext:value-type="float">
            <text:p>3641.4</text:p>
          </table:table-cell>
          <table:table-cell office:value-type="float" office:value="4659.9" calcext:value-type="float">
            <text:p>4659.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42.6" calcext:value-type="float">
            <text:p>4742.6</text:p>
          </table:table-cell>
          <table:table-cell office:value-type="float" office:value="3559.6" calcext:value-type="float">
            <text:p>3559.6</text:p>
          </table:table-cell>
          <table:table-cell office:value-type="float" office:value="3654.3" calcext:value-type="float">
            <text:p>3654.3</text:p>
          </table:table-cell>
          <table:table-cell office:value-type="float" office:value="4613.2" calcext:value-type="float">
            <text:p>4613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60.4" calcext:value-type="float">
            <text:p>4760.4</text:p>
          </table:table-cell>
          <table:table-cell office:value-type="float" office:value="3279.3" calcext:value-type="float">
            <text:p>3279.3</text:p>
          </table:table-cell>
          <table:table-cell office:value-type="float" office:value="3631.9" calcext:value-type="float">
            <text:p>3631.9</text:p>
          </table:table-cell>
          <table:table-cell office:value-type="float" office:value="4525.59" calcext:value-type="float">
            <text:p>4525.5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778.4" calcext:value-type="float">
            <text:p>5778.4</text:p>
          </table:table-cell>
          <table:table-cell office:value-type="float" office:value="3514.1" calcext:value-type="float">
            <text:p>3514.1</text:p>
          </table:table-cell>
          <table:table-cell office:value-type="float" office:value="3542" calcext:value-type="float">
            <text:p>3542</text:p>
          </table:table-cell>
          <table:table-cell office:value-type="float" office:value="4456.09" calcext:value-type="float">
            <text:p>4456.0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484.8" calcext:value-type="float">
            <text:p>5484.8</text:p>
          </table:table-cell>
          <table:table-cell office:value-type="float" office:value="3378.3" calcext:value-type="float">
            <text:p>3378.3</text:p>
          </table:table-cell>
          <table:table-cell office:value-type="float" office:value="3091.4" calcext:value-type="float">
            <text:p>3091.4</text:p>
          </table:table-cell>
          <table:table-cell office:value-type="float" office:value="4595.8" calcext:value-type="float">
            <text:p>4595.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695.9" calcext:value-type="float">
            <text:p>5695.9</text:p>
          </table:table-cell>
          <table:table-cell office:value-type="float" office:value="3463.6" calcext:value-type="float">
            <text:p>3463.6</text:p>
          </table:table-cell>
          <table:table-cell office:value-type="float" office:value="3592.5" calcext:value-type="float">
            <text:p>3592.5</text:p>
          </table:table-cell>
          <table:table-cell office:value-type="float" office:value="4492.3" calcext:value-type="float">
            <text:p>4492.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026.8" calcext:value-type="float">
            <text:p>5026.8</text:p>
          </table:table-cell>
          <table:table-cell office:value-type="float" office:value="3170" calcext:value-type="float">
            <text:p>3170</text:p>
          </table:table-cell>
          <table:table-cell office:value-type="float" office:value="3486.2" calcext:value-type="float">
            <text:p>3486.2</text:p>
          </table:table-cell>
          <table:table-cell office:value-type="float" office:value="4583.4" calcext:value-type="float">
            <text:p>4583.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677.4" calcext:value-type="float">
            <text:p>4677.4</text:p>
          </table:table-cell>
          <table:table-cell office:value-type="float" office:value="3602.6" calcext:value-type="float">
            <text:p>3602.6</text:p>
          </table:table-cell>
          <table:table-cell office:value-type="float" office:value="3653.8" calcext:value-type="float">
            <text:p>3653.8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469.1" calcext:value-type="float">
            <text:p>4469.1</text:p>
          </table:table-cell>
          <table:table-cell office:value-type="float" office:value="3485.8" calcext:value-type="float">
            <text:p>3485.8</text:p>
          </table:table-cell>
          <table:table-cell office:value-type="float" office:value="3869.4" calcext:value-type="float">
            <text:p>3869.4</text:p>
          </table:table-cell>
          <table:table-cell office:value-type="float" office:value="4463.8" calcext:value-type="float">
            <text:p>4463.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518.6" calcext:value-type="float">
            <text:p>5518.6</text:p>
          </table:table-cell>
          <table:table-cell office:value-type="float" office:value="3618.8" calcext:value-type="float">
            <text:p>3618.8</text:p>
          </table:table-cell>
          <table:table-cell office:value-type="float" office:value="3701.1" calcext:value-type="float">
            <text:p>3701.1</text:p>
          </table:table-cell>
          <table:table-cell office:value-type="float" office:value="4470.8" calcext:value-type="float">
            <text:p>4470.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656.8" calcext:value-type="float">
            <text:p>5656.8</text:p>
          </table:table-cell>
          <table:table-cell office:value-type="float" office:value="3654.7" calcext:value-type="float">
            <text:p>3654.7</text:p>
          </table:table-cell>
          <table:table-cell office:value-type="float" office:value="3177.8" calcext:value-type="float">
            <text:p>3177.8</text:p>
          </table:table-cell>
          <table:table-cell office:value-type="float" office:value="4417.4" calcext:value-type="float">
            <text:p>4417.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778.6" calcext:value-type="float">
            <text:p>5778.6</text:p>
          </table:table-cell>
          <table:table-cell office:value-type="float" office:value="3783.1" calcext:value-type="float">
            <text:p>3783.1</text:p>
          </table:table-cell>
          <table:table-cell office:value-type="float" office:value="3809.4" calcext:value-type="float">
            <text:p>3809.4</text:p>
          </table:table-cell>
          <table:table-cell office:value-type="float" office:value="4387.9" calcext:value-type="float">
            <text:p>4387.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78.4" calcext:value-type="float">
            <text:p>5578.4</text:p>
          </table:table-cell>
          <table:table-cell office:value-type="float" office:value="3721.7" calcext:value-type="float">
            <text:p>3721.7</text:p>
          </table:table-cell>
          <table:table-cell office:value-type="float" office:value="3696.1" calcext:value-type="float">
            <text:p>3696.1</text:p>
          </table:table-cell>
          <table:table-cell office:value-type="float" office:value="4433.6" calcext:value-type="float">
            <text:p>4433.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927.7" calcext:value-type="float">
            <text:p>4927.7</text:p>
          </table:table-cell>
          <table:table-cell office:value-type="float" office:value="3319.6" calcext:value-type="float">
            <text:p>3319.6</text:p>
          </table:table-cell>
          <table:table-cell office:value-type="float" office:value="3916.5" calcext:value-type="float">
            <text:p>3916.5</text:p>
          </table:table-cell>
          <table:table-cell office:value-type="float" office:value="4512.1" calcext:value-type="float">
            <text:p>4512.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891.5" calcext:value-type="float">
            <text:p>3891.5</text:p>
          </table:table-cell>
          <table:table-cell office:value-type="float" office:value="3521.6" calcext:value-type="float">
            <text:p>3521.6</text:p>
          </table:table-cell>
          <table:table-cell office:value-type="float" office:value="3550" calcext:value-type="float">
            <text:p>3550</text:p>
          </table:table-cell>
          <table:table-cell office:value-type="float" office:value="4537.4" calcext:value-type="float">
            <text:p>4537.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663.7" calcext:value-type="float">
            <text:p>5663.7</text:p>
          </table:table-cell>
          <table:table-cell office:value-type="float" office:value="3435.5" calcext:value-type="float">
            <text:p>3435.5</text:p>
          </table:table-cell>
          <table:table-cell office:value-type="float" office:value="3824.6" calcext:value-type="float">
            <text:p>3824.6</text:p>
          </table:table-cell>
          <table:table-cell office:value-type="float" office:value="4529.9" calcext:value-type="float">
            <text:p>4529.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702.9" calcext:value-type="float">
            <text:p>5702.9</text:p>
          </table:table-cell>
          <table:table-cell office:value-type="float" office:value="3626.4" calcext:value-type="float">
            <text:p>3626.4</text:p>
          </table:table-cell>
          <table:table-cell office:value-type="float" office:value="3832.1" calcext:value-type="float">
            <text:p>3832.1</text:p>
          </table:table-cell>
          <table:table-cell office:value-type="float" office:value="4406.2" calcext:value-type="float">
            <text:p>4406.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628" calcext:value-type="float">
            <text:p>5628</text:p>
          </table:table-cell>
          <table:table-cell office:value-type="float" office:value="3464.2" calcext:value-type="float">
            <text:p>3464.2</text:p>
          </table:table-cell>
          <table:table-cell office:value-type="float" office:value="3320.4" calcext:value-type="float">
            <text:p>3320.4</text:p>
          </table:table-cell>
          <table:table-cell office:value-type="float" office:value="4544.1" calcext:value-type="float">
            <text:p>4544.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696.7" calcext:value-type="float">
            <text:p>5696.7</text:p>
          </table:table-cell>
          <table:table-cell office:value-type="float" office:value="3662.9" calcext:value-type="float">
            <text:p>3662.9</text:p>
          </table:table-cell>
          <table:table-cell office:value-type="float" office:value="3595.2" calcext:value-type="float">
            <text:p>3595.2</text:p>
          </table:table-cell>
          <table:table-cell office:value-type="float" office:value="4555.9" calcext:value-type="float">
            <text:p>4555.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782.8" calcext:value-type="float">
            <text:p>4782.8</text:p>
          </table:table-cell>
          <table:table-cell office:value-type="float" office:value="3520" calcext:value-type="float">
            <text:p>3520</text:p>
          </table:table-cell>
          <table:table-cell office:value-type="float" office:value="3659" calcext:value-type="float">
            <text:p>3659</text:p>
          </table:table-cell>
          <table:table-cell office:value-type="float" office:value="4635.8" calcext:value-type="float">
            <text:p>4635.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09.6" calcext:value-type="float">
            <text:p>4309.6</text:p>
          </table:table-cell>
          <table:table-cell office:value-type="float" office:value="3744.3" calcext:value-type="float">
            <text:p>3744.3</text:p>
          </table:table-cell>
          <table:table-cell office:value-type="float" office:value="3749.9" calcext:value-type="float">
            <text:p>3749.9</text:p>
          </table:table-cell>
          <table:table-cell office:value-type="float" office:value="4583.3" calcext:value-type="float">
            <text:p>4583.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268.7" calcext:value-type="float">
            <text:p>5268.7</text:p>
          </table:table-cell>
          <table:table-cell office:value-type="float" office:value="3586.2" calcext:value-type="float">
            <text:p>3586.2</text:p>
          </table:table-cell>
          <table:table-cell office:value-type="float" office:value="3841.8" calcext:value-type="float">
            <text:p>3841.8</text:p>
          </table:table-cell>
          <table:table-cell office:value-type="float" office:value="3953.4" calcext:value-type="float">
            <text:p>3953.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604.7" calcext:value-type="float">
            <text:p>5604.7</text:p>
          </table:table-cell>
          <table:table-cell office:value-type="float" office:value="3687.8" calcext:value-type="float">
            <text:p>3687.8</text:p>
          </table:table-cell>
          <table:table-cell office:value-type="float" office:value="3597.1" calcext:value-type="float">
            <text:p>3597.1</text:p>
          </table:table-cell>
          <table:table-cell office:value-type="float" office:value="4516.7" calcext:value-type="float">
            <text:p>4516.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698.9" calcext:value-type="float">
            <text:p>5698.9</text:p>
          </table:table-cell>
          <table:table-cell office:value-type="float" office:value="3711.1" calcext:value-type="float">
            <text:p>3711.1</text:p>
          </table:table-cell>
          <table:table-cell office:value-type="float" office:value="3065.8" calcext:value-type="float">
            <text:p>3065.8</text:p>
          </table:table-cell>
          <table:table-cell office:value-type="float" office:value="4598.9" calcext:value-type="float">
            <text:p>4598.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703.9" calcext:value-type="float">
            <text:p>5703.9</text:p>
          </table:table-cell>
          <table:table-cell office:value-type="float" office:value="3780.2" calcext:value-type="float">
            <text:p>3780.2</text:p>
          </table:table-cell>
          <table:table-cell office:value-type="float" office:value="3652.6" calcext:value-type="float">
            <text:p>3652.6</text:p>
          </table:table-cell>
          <table:table-cell office:value-type="float" office:value="4522.7" calcext:value-type="float">
            <text:p>4522.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647.1" calcext:value-type="float">
            <text:p>5647.1</text:p>
          </table:table-cell>
          <table:table-cell office:value-type="float" office:value="3593.8" calcext:value-type="float">
            <text:p>3593.8</text:p>
          </table:table-cell>
          <table:table-cell office:value-type="float" office:value="3730.7" calcext:value-type="float">
            <text:p>3730.7</text:p>
          </table:table-cell>
          <table:table-cell office:value-type="float" office:value="4657.2" calcext:value-type="float">
            <text:p>4657.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750.3" calcext:value-type="float">
            <text:p>5750.3</text:p>
          </table:table-cell>
          <table:table-cell office:value-type="float" office:value="3646.7" calcext:value-type="float">
            <text:p>3646.7</text:p>
          </table:table-cell>
          <table:table-cell office:value-type="float" office:value="3565.2" calcext:value-type="float">
            <text:p>3565.2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87.3" calcext:value-type="float">
            <text:p>4387.3</text:p>
          </table:table-cell>
          <table:table-cell office:value-type="float" office:value="3541.3" calcext:value-type="float">
            <text:p>3541.3</text:p>
          </table:table-cell>
          <table:table-cell office:value-type="float" office:value="3810.7" calcext:value-type="float">
            <text:p>3810.7</text:p>
          </table:table-cell>
          <table:table-cell office:value-type="float" office:value="4567.5" calcext:value-type="float">
            <text:p>4567.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952" calcext:value-type="float">
            <text:p>4952</text:p>
          </table:table-cell>
          <table:table-cell office:value-type="float" office:value="3437" calcext:value-type="float">
            <text:p>3437</text:p>
          </table:table-cell>
          <table:table-cell office:value-type="float" office:value="3757.1" calcext:value-type="float">
            <text:p>3757.1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735.4" calcext:value-type="float">
            <text:p>5735.4</text:p>
          </table:table-cell>
          <table:table-cell office:value-type="float" office:value="3665.7" calcext:value-type="float">
            <text:p>3665.7</text:p>
          </table:table-cell>
          <table:table-cell office:value-type="float" office:value="3345" calcext:value-type="float">
            <text:p>3345</text:p>
          </table:table-cell>
          <table:table-cell office:value-type="float" office:value="4462.1" calcext:value-type="float">
            <text:p>4462.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875.1" calcext:value-type="float">
            <text:p>5875.1</text:p>
          </table:table-cell>
          <table:table-cell office:value-type="float" office:value="3518.2" calcext:value-type="float">
            <text:p>3518.2</text:p>
          </table:table-cell>
          <table:table-cell office:value-type="float" office:value="3182.8" calcext:value-type="float">
            <text:p>3182.8</text:p>
          </table:table-cell>
          <table:table-cell office:value-type="float" office:value="4648.4" calcext:value-type="float">
            <text:p>4648.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617.8" calcext:value-type="float">
            <text:p>5617.8</text:p>
          </table:table-cell>
          <table:table-cell office:value-type="float" office:value="3715.4" calcext:value-type="float">
            <text:p>3715.4</text:p>
          </table:table-cell>
          <table:table-cell office:value-type="float" office:value="3564.5" calcext:value-type="float">
            <text:p>3564.5</text:p>
          </table:table-cell>
          <table:table-cell office:value-type="float" office:value="4388.3" calcext:value-type="float">
            <text:p>4388.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720.9" calcext:value-type="float">
            <text:p>5720.9</text:p>
          </table:table-cell>
          <table:table-cell office:value-type="float" office:value="3082.5" calcext:value-type="float">
            <text:p>3082.5</text:p>
          </table:table-cell>
          <table:table-cell office:value-type="float" office:value="3448.5" calcext:value-type="float">
            <text:p>3448.5</text:p>
          </table:table-cell>
          <table:table-cell office:value-type="float" office:value="4397.7" calcext:value-type="float">
            <text:p>4397.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971" calcext:value-type="float">
            <text:p>4971</text:p>
          </table:table-cell>
          <table:table-cell office:value-type="float" office:value="3477.2" calcext:value-type="float">
            <text:p>3477.2</text:p>
          </table:table-cell>
          <table:table-cell office:value-type="float" office:value="3881.9" calcext:value-type="float">
            <text:p>3881.9</text:p>
          </table:table-cell>
          <table:table-cell office:value-type="float" office:value="4403.2" calcext:value-type="float">
            <text:p>4403.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217.7" calcext:value-type="float">
            <text:p>4217.7</text:p>
          </table:table-cell>
          <table:table-cell office:value-type="float" office:value="3580.8" calcext:value-type="float">
            <text:p>3580.8</text:p>
          </table:table-cell>
          <table:table-cell office:value-type="float" office:value="4013.5" calcext:value-type="float">
            <text:p>4013.5</text:p>
          </table:table-cell>
          <table:table-cell office:value-type="float" office:value="4515.9" calcext:value-type="float">
            <text:p>4515.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756.1" calcext:value-type="float">
            <text:p>5756.1</text:p>
          </table:table-cell>
          <table:table-cell office:value-type="float" office:value="3529.5" calcext:value-type="float">
            <text:p>3529.5</text:p>
          </table:table-cell>
          <table:table-cell office:value-type="float" office:value="3583.8" calcext:value-type="float">
            <text:p>3583.8</text:p>
          </table:table-cell>
          <table:table-cell office:value-type="float" office:value="4456.9" calcext:value-type="float">
            <text:p>4456.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916.3" calcext:value-type="float">
            <text:p>5916.3</text:p>
          </table:table-cell>
          <table:table-cell office:value-type="float" office:value="3532.6" calcext:value-type="float">
            <text:p>3532.6</text:p>
          </table:table-cell>
          <table:table-cell office:value-type="float" office:value="2973.4" calcext:value-type="float">
            <text:p>2973.4</text:p>
          </table:table-cell>
          <table:table-cell office:value-type="float" office:value="4546.5" calcext:value-type="float">
            <text:p>4546.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967.1" calcext:value-type="float">
            <text:p>5967.1</text:p>
          </table:table-cell>
          <table:table-cell office:value-type="float" office:value="3700.8" calcext:value-type="float">
            <text:p>3700.8</text:p>
          </table:table-cell>
          <table:table-cell office:value-type="float" office:value="3576.9" calcext:value-type="float">
            <text:p>3576.9</text:p>
          </table:table-cell>
          <table:table-cell office:value-type="float" office:value="4667.2" calcext:value-type="float">
            <text:p>4667.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658.8" calcext:value-type="float">
            <text:p>5658.8</text:p>
          </table:table-cell>
          <table:table-cell office:value-type="float" office:value="3443.4" calcext:value-type="float">
            <text:p>3443.4</text:p>
          </table:table-cell>
          <table:table-cell office:value-type="float" office:value="3505.3" calcext:value-type="float">
            <text:p>3505.3</text:p>
          </table:table-cell>
          <table:table-cell office:value-type="float" office:value="4523.3" calcext:value-type="float">
            <text:p>4523.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527.7" calcext:value-type="float">
            <text:p>5527.7</text:p>
          </table:table-cell>
          <table:table-cell office:value-type="float" office:value="3414.6" calcext:value-type="float">
            <text:p>3414.6</text:p>
          </table:table-cell>
          <table:table-cell office:value-type="float" office:value="3867.6" calcext:value-type="float">
            <text:p>3867.6</text:p>
          </table:table-cell>
          <table:table-cell office:value-type="float" office:value="4552.6" calcext:value-type="float">
            <text:p>4552.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989.8" calcext:value-type="float">
            <text:p>3989.8</text:p>
          </table:table-cell>
          <table:table-cell office:value-type="float" office:value="3668.67" calcext:value-type="float">
            <text:p>3668.67</text:p>
          </table:table-cell>
          <table:table-cell office:value-type="float" office:value="3695.7" calcext:value-type="float">
            <text:p>3695.7</text:p>
          </table:table-cell>
          <table:table-cell office:value-type="float" office:value="4440.2" calcext:value-type="float">
            <text:p>4440.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848.7" calcext:value-type="float">
            <text:p>4848.7</text:p>
          </table:table-cell>
          <table:table-cell office:value-type="float" office:value="3693.63" calcext:value-type="float">
            <text:p>3693.63</text:p>
          </table:table-cell>
          <table:table-cell office:value-type="float" office:value="3860.6" calcext:value-type="float">
            <text:p>3860.6</text:p>
          </table:table-cell>
          <table:table-cell office:value-type="float" office:value="4412.9" calcext:value-type="float">
            <text:p>441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678.3" calcext:value-type="float">
            <text:p>5678.3</text:p>
          </table:table-cell>
          <table:table-cell office:value-type="float" office:value="3748.5" calcext:value-type="float">
            <text:p>3748.5</text:p>
          </table:table-cell>
          <table:table-cell office:value-type="float" office:value="3893" calcext:value-type="float">
            <text:p>3893</text:p>
          </table:table-cell>
          <table:table-cell office:value-type="float" office:value="4408.1" calcext:value-type="float">
            <text:p>4408.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789.7" calcext:value-type="float">
            <text:p>5789.7</text:p>
          </table:table-cell>
          <table:table-cell office:value-type="float" office:value="3441.9" calcext:value-type="float">
            <text:p>3441.9</text:p>
          </table:table-cell>
          <table:table-cell office:value-type="float" office:value="2952.2" calcext:value-type="float">
            <text:p>2952.2</text:p>
          </table:table-cell>
          <table:table-cell office:value-type="float" office:value="4534.3" calcext:value-type="float">
            <text:p>4534.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939.1" calcext:value-type="float">
            <text:p>5939.1</text:p>
          </table:table-cell>
          <table:table-cell office:value-type="float" office:value="3539.6" calcext:value-type="float">
            <text:p>3539.6</text:p>
          </table:table-cell>
          <table:table-cell office:value-type="float" office:value="3922.7" calcext:value-type="float">
            <text:p>3922.7</text:p>
          </table:table-cell>
          <table:table-cell office:value-type="float" office:value="4477.9" calcext:value-type="float">
            <text:p>4477.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855.4" calcext:value-type="float">
            <text:p>4855.4</text:p>
          </table:table-cell>
          <table:table-cell office:value-type="float" office:value="2970.1" calcext:value-type="float">
            <text:p>2970.1</text:p>
          </table:table-cell>
          <table:table-cell office:value-type="float" office:value="3804.3" calcext:value-type="float">
            <text:p>3804.3</text:p>
          </table:table-cell>
          <table:table-cell office:value-type="float" office:value="4605.8" calcext:value-type="float">
            <text:p>4605.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848.4" calcext:value-type="float">
            <text:p>4848.4</text:p>
          </table:table-cell>
          <table:table-cell office:value-type="float" office:value="3716.9" calcext:value-type="float">
            <text:p>3716.9</text:p>
          </table:table-cell>
          <table:table-cell office:value-type="float" office:value="3624.8" calcext:value-type="float">
            <text:p>3624.8</text:p>
          </table:table-cell>
          <table:table-cell office:value-type="float" office:value="4565.6" calcext:value-type="float">
            <text:p>4565.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411.1" calcext:value-type="float">
            <text:p>4411.1</text:p>
          </table:table-cell>
          <table:table-cell office:value-type="float" office:value="3396.6" calcext:value-type="float">
            <text:p>3396.6</text:p>
          </table:table-cell>
          <table:table-cell office:value-type="float" office:value="3747.9" calcext:value-type="float">
            <text:p>3747.9</text:p>
          </table:table-cell>
          <table:table-cell office:value-type="float" office:value="4484.6" calcext:value-type="float">
            <text:p>4484.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357.6" calcext:value-type="float">
            <text:p>5357.6</text:p>
          </table:table-cell>
          <table:table-cell office:value-type="float" office:value="3502.2" calcext:value-type="float">
            <text:p>3502.2</text:p>
          </table:table-cell>
          <table:table-cell office:value-type="float" office:value="3592.6" calcext:value-type="float">
            <text:p>3592.6</text:p>
          </table:table-cell>
          <table:table-cell office:value-type="float" office:value="4422.8" calcext:value-type="float">
            <text:p>4422.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520.6" calcext:value-type="float">
            <text:p>5520.6</text:p>
          </table:table-cell>
          <table:table-cell office:value-type="float" office:value="3637.8" calcext:value-type="float">
            <text:p>3637.8</text:p>
          </table:table-cell>
          <table:table-cell office:value-type="float" office:value="3615.1" calcext:value-type="float">
            <text:p>3615.1</text:p>
          </table:table-cell>
          <table:table-cell office:value-type="float" office:value="4551.7" calcext:value-type="float">
            <text:p>4551.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851.9" calcext:value-type="float">
            <text:p>5851.9</text:p>
          </table:table-cell>
          <table:table-cell office:value-type="float" office:value="3484.3" calcext:value-type="float">
            <text:p>3484.3</text:p>
          </table:table-cell>
          <table:table-cell office:value-type="float" office:value="3533.7" calcext:value-type="float">
            <text:p>3533.7</text:p>
          </table:table-cell>
          <table:table-cell office:value-type="float" office:value="4620.5" calcext:value-type="float">
            <text:p>4620.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599.1" calcext:value-type="float">
            <text:p>5599.1</text:p>
          </table:table-cell>
          <table:table-cell office:value-type="float" office:value="3292.5" calcext:value-type="float">
            <text:p>3292.5</text:p>
          </table:table-cell>
          <table:table-cell office:value-type="float" office:value="3854.8" calcext:value-type="float">
            <text:p>3854.8</text:p>
          </table:table-cell>
          <table:table-cell office:value-type="float" office:value="4568.1" calcext:value-type="float">
            <text:p>4568.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623.6" calcext:value-type="float">
            <text:p>5623.6</text:p>
          </table:table-cell>
          <table:table-cell office:value-type="float" office:value="3538.6" calcext:value-type="float">
            <text:p>3538.6</text:p>
          </table:table-cell>
          <table:table-cell office:value-type="float" office:value="3745.6" calcext:value-type="float">
            <text:p>3745.6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16.1" calcext:value-type="float">
            <text:p>4116.1</text:p>
          </table:table-cell>
          <table:table-cell office:value-type="float" office:value="3482.1" calcext:value-type="float">
            <text:p>3482.1</text:p>
          </table:table-cell>
          <table:table-cell office:value-type="float" office:value="3599.2" calcext:value-type="float">
            <text:p>3599.2</text:p>
          </table:table-cell>
          <table:table-cell office:value-type="float" office:value="4228.9" calcext:value-type="float">
            <text:p>4228.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514.1" calcext:value-type="float">
            <text:p>4514.1</text:p>
          </table:table-cell>
          <table:table-cell office:value-type="float" office:value="3577.8" calcext:value-type="float">
            <text:p>3577.8</text:p>
          </table:table-cell>
          <table:table-cell office:value-type="float" office:value="3594.9" calcext:value-type="float">
            <text:p>3594.9</text:p>
          </table:table-cell>
          <table:table-cell office:value-type="float" office:value="4468.3" calcext:value-type="float">
            <text:p>4468.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312.8" calcext:value-type="float">
            <text:p>5312.8</text:p>
          </table:table-cell>
          <table:table-cell office:value-type="float" office:value="3619.8" calcext:value-type="float">
            <text:p>3619.8</text:p>
          </table:table-cell>
          <table:table-cell office:value-type="float" office:value="3838.3" calcext:value-type="float">
            <text:p>3838.3</text:p>
          </table:table-cell>
          <table:table-cell office:value-type="float" office:value="4463.7" calcext:value-type="float">
            <text:p>4463.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660.1" calcext:value-type="float">
            <text:p>5660.1</text:p>
          </table:table-cell>
          <table:table-cell office:value-type="float" office:value="3671.4" calcext:value-type="float">
            <text:p>3671.4</text:p>
          </table:table-cell>
          <table:table-cell office:value-type="float" office:value="3244.7" calcext:value-type="float">
            <text:p>3244.7</text:p>
          </table:table-cell>
          <table:table-cell office:value-type="float" office:value="4607.3" calcext:value-type="float">
            <text:p>4607.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417.5" calcext:value-type="float">
            <text:p>5417.5</text:p>
          </table:table-cell>
          <table:table-cell office:value-type="float" office:value="3730.4" calcext:value-type="float">
            <text:p>3730.4</text:p>
          </table:table-cell>
          <table:table-cell office:value-type="float" office:value="3679.3" calcext:value-type="float">
            <text:p>3679.3</text:p>
          </table:table-cell>
          <table:table-cell office:value-type="float" office:value="4612.2" calcext:value-type="float">
            <text:p>4612.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323.1" calcext:value-type="float">
            <text:p>5323.1</text:p>
          </table:table-cell>
          <table:table-cell office:value-type="float" office:value="3241.6" calcext:value-type="float">
            <text:p>3241.6</text:p>
          </table:table-cell>
          <table:table-cell office:value-type="float" office:value="3811.4" calcext:value-type="float">
            <text:p>3811.4</text:p>
          </table:table-cell>
          <table:table-cell office:value-type="float" office:value="4667.9" calcext:value-type="float">
            <text:p>4667.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706.9" calcext:value-type="float">
            <text:p>4706.9</text:p>
          </table:table-cell>
          <table:table-cell office:value-type="float" office:value="3472.8" calcext:value-type="float">
            <text:p>3472.8</text:p>
          </table:table-cell>
          <table:table-cell office:value-type="float" office:value="3823.1" calcext:value-type="float">
            <text:p>3823.1</text:p>
          </table:table-cell>
          <table:table-cell office:value-type="float" office:value="4536.8" calcext:value-type="float">
            <text:p>4536.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878.7" calcext:value-type="float">
            <text:p>3878.7</text:p>
          </table:table-cell>
          <table:table-cell office:value-type="float" office:value="3675.8" calcext:value-type="float">
            <text:p>3675.8</text:p>
          </table:table-cell>
          <table:table-cell office:value-type="float" office:value="3660.9" calcext:value-type="float">
            <text:p>3660.9</text:p>
          </table:table-cell>
          <table:table-cell office:value-type="float" office:value="4442.9" calcext:value-type="float">
            <text:p>4442.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091.4" calcext:value-type="float">
            <text:p>5091.4</text:p>
          </table:table-cell>
          <table:table-cell office:value-type="float" office:value="3530.1" calcext:value-type="float">
            <text:p>3530.1</text:p>
          </table:table-cell>
          <table:table-cell office:value-type="float" office:value="3672.2" calcext:value-type="float">
            <text:p>3672.2</text:p>
          </table:table-cell>
          <table:table-cell office:value-type="float" office:value="4436.2" calcext:value-type="float">
            <text:p>4436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488.8" calcext:value-type="float">
            <text:p>5488.8</text:p>
          </table:table-cell>
          <table:table-cell office:value-type="float" office:value="3720.2" calcext:value-type="float">
            <text:p>3720.2</text:p>
          </table:table-cell>
          <table:table-cell office:value-type="float" office:value="3874.1" calcext:value-type="float">
            <text:p>3874.1</text:p>
          </table:table-cell>
          <table:table-cell office:value-type="float" office:value="4599.1" calcext:value-type="float">
            <text:p>4599.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624.2" calcext:value-type="float">
            <text:p>5624.2</text:p>
          </table:table-cell>
          <table:table-cell office:value-type="float" office:value="3431.3" calcext:value-type="float">
            <text:p>3431.3</text:p>
          </table:table-cell>
          <table:table-cell office:value-type="float" office:value="2728.8" calcext:value-type="float">
            <text:p>2728.8</text:p>
          </table:table-cell>
          <table:table-cell office:value-type="float" office:value="4591.8" calcext:value-type="float">
            <text:p>4591.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597.6" calcext:value-type="float">
            <text:p>5597.6</text:p>
          </table:table-cell>
          <table:table-cell office:value-type="float" office:value="3570.2" calcext:value-type="float">
            <text:p>3570.2</text:p>
          </table:table-cell>
          <table:table-cell office:value-type="float" office:value="3694.4" calcext:value-type="float">
            <text:p>3694.4</text:p>
          </table:table-cell>
          <table:table-cell office:value-type="float" office:value="4614.8" calcext:value-type="float">
            <text:p>4614.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709.1" calcext:value-type="float">
            <text:p>4709.1</text:p>
          </table:table-cell>
          <table:table-cell office:value-type="float" office:value="3065.1" calcext:value-type="float">
            <text:p>3065.1</text:p>
          </table:table-cell>
          <table:table-cell office:value-type="float" office:value="3617.3" calcext:value-type="float">
            <text:p>3617.3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49.5" calcext:value-type="float">
            <text:p>1149.5</text:p>
          </table:table-cell>
          <table:table-cell office:value-type="float" office:value="3519.7" calcext:value-type="float">
            <text:p>3519.7</text:p>
          </table:table-cell>
          <table:table-cell office:value-type="float" office:value="3656.2" calcext:value-type="float">
            <text:p>3656.2</text:p>
          </table:table-cell>
          <table:table-cell office:value-type="float" office:value="4310.1" calcext:value-type="float">
            <text:p>4310.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.7" calcext:value-type="float">
            <text:p>170.7</text:p>
          </table:table-cell>
          <table:table-cell office:value-type="float" office:value="3412.5" calcext:value-type="float">
            <text:p>3412.5</text:p>
          </table:table-cell>
          <table:table-cell office:value-type="float" office:value="3667.7" calcext:value-type="float">
            <text:p>3667.7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7" calcext:value-type="float">
            <text:p>157</text:p>
          </table:table-cell>
          <table:table-cell office:value-type="float" office:value="3624.6" calcext:value-type="float">
            <text:p>3624.6</text:p>
          </table:table-cell>
          <table:table-cell office:value-type="float" office:value="3800.6" calcext:value-type="float">
            <text:p>3800.6</text:p>
          </table:table-cell>
          <table:table-cell office:value-type="float" office:value="4541.6" calcext:value-type="float">
            <text:p>4541.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1.2" calcext:value-type="float">
            <text:p>161.2</text:p>
          </table:table-cell>
          <table:table-cell office:value-type="float" office:value="3555.2" calcext:value-type="float">
            <text:p>3555.2</text:p>
          </table:table-cell>
          <table:table-cell office:value-type="float" office:value="3512.5" calcext:value-type="float">
            <text:p>3512.5</text:p>
          </table:table-cell>
          <table:table-cell office:value-type="float" office:value="4666.9" calcext:value-type="float">
            <text:p>4666.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.8" calcext:value-type="float">
            <text:p>145.8</text:p>
          </table:table-cell>
          <table:table-cell office:value-type="float" office:value="3482.1" calcext:value-type="float">
            <text:p>3482.1</text:p>
          </table:table-cell>
          <table:table-cell office:value-type="float" office:value="3081.4" calcext:value-type="float">
            <text:p>3081.4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50.3" calcext:value-type="float">
            <text:p>150.3</text:p>
          </table:table-cell>
          <table:table-cell office:value-type="float" office:value="3189.6" calcext:value-type="float">
            <text:p>3189.6</text:p>
          </table:table-cell>
          <table:table-cell office:value-type="float" office:value="3777.2" calcext:value-type="float">
            <text:p>3777.2</text:p>
          </table:table-cell>
          <table:table-cell office:value-type="float" office:value="4612.7" calcext:value-type="float">
            <text:p>4612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.2" calcext:value-type="float">
            <text:p>140.2</text:p>
          </table:table-cell>
          <table:table-cell office:value-type="float" office:value="3186.5" calcext:value-type="float">
            <text:p>3186.5</text:p>
          </table:table-cell>
          <table:table-cell office:value-type="float" office:value="3797.1" calcext:value-type="float">
            <text:p>3797.1</text:p>
          </table:table-cell>
          <table:table-cell office:value-type="float" office:value="4581.7" calcext:value-type="float">
            <text:p>4581.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7.7" calcext:value-type="float">
            <text:p>147.7</text:p>
          </table:table-cell>
          <table:table-cell office:value-type="float" office:value="3582.7" calcext:value-type="float">
            <text:p>3582.7</text:p>
          </table:table-cell>
          <table:table-cell office:value-type="float" office:value="3804.9" calcext:value-type="float">
            <text:p>3804.9</text:p>
          </table:table-cell>
          <table:table-cell office:value-type="float" office:value="4491.9" calcext:value-type="float">
            <text:p>4491.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2.7" calcext:value-type="float">
            <text:p>142.7</text:p>
          </table:table-cell>
          <table:table-cell office:value-type="float" office:value="3556.2" calcext:value-type="float">
            <text:p>3556.2</text:p>
          </table:table-cell>
          <table:table-cell office:value-type="float" office:value="3520.2" calcext:value-type="float">
            <text:p>3520.2</text:p>
          </table:table-cell>
          <table:table-cell office:value-type="float" office:value="4565.1" calcext:value-type="float">
            <text:p>4565.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1.3" calcext:value-type="float">
            <text:p>161.3</text:p>
          </table:table-cell>
          <table:table-cell office:value-type="float" office:value="3368.7" calcext:value-type="float">
            <text:p>3368.7</text:p>
          </table:table-cell>
          <table:table-cell office:value-type="float" office:value="3746" calcext:value-type="float">
            <text:p>3746</text:p>
          </table:table-cell>
          <table:table-cell office:value-type="float" office:value="4468.7" calcext:value-type="float">
            <text:p>4468.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7.6" calcext:value-type="float">
            <text:p>147.6</text:p>
          </table:table-cell>
          <table:table-cell office:value-type="float" office:value="3616.7" calcext:value-type="float">
            <text:p>3616.7</text:p>
          </table:table-cell>
          <table:table-cell office:value-type="float" office:value="3432.1" calcext:value-type="float">
            <text:p>3432.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2.8" calcext:value-type="float">
            <text:p>162.8</text:p>
          </table:table-cell>
          <table:table-cell office:value-type="float" office:value="3683.4" calcext:value-type="float">
            <text:p>3683.4</text:p>
          </table:table-cell>
          <table:table-cell office:value-type="float" office:value="3565.6" calcext:value-type="float">
            <text:p>3565.6</text:p>
          </table:table-cell>
          <table:table-cell office:value-type="float" office:value="4693.8" calcext:value-type="float">
            <text:p>4693.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1.1" calcext:value-type="float">
            <text:p>151.1</text:p>
          </table:table-cell>
          <table:table-cell office:value-type="float" office:value="3132.4" calcext:value-type="float">
            <text:p>3132.4</text:p>
          </table:table-cell>
          <table:table-cell office:value-type="float" office:value="3763.2" calcext:value-type="float">
            <text:p>3763.2</text:p>
          </table:table-cell>
          <table:table-cell office:value-type="float" office:value="4555.7" calcext:value-type="float">
            <text:p>4555.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57.2" calcext:value-type="float">
            <text:p>157.2</text:p>
          </table:table-cell>
          <table:table-cell office:value-type="float" office:value="3430.8" calcext:value-type="float">
            <text:p>3430.8</text:p>
          </table:table-cell>
          <table:table-cell office:value-type="float" office:value="3595.8" calcext:value-type="float">
            <text:p>3595.8</text:p>
          </table:table-cell>
          <table:table-cell office:value-type="float" office:value="4550.8" calcext:value-type="float">
            <text:p>4550.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9.8" calcext:value-type="float">
            <text:p>159.8</text:p>
          </table:table-cell>
          <table:table-cell office:value-type="float" office:value="3307.2" calcext:value-type="float">
            <text:p>3307.2</text:p>
          </table:table-cell>
          <table:table-cell office:value-type="float" office:value="3631.6" calcext:value-type="float">
            <text:p>3631.6</text:p>
          </table:table-cell>
          <table:table-cell office:value-type="float" office:value="4296.5" calcext:value-type="float">
            <text:p>4296.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8.1" calcext:value-type="float">
            <text:p>168.1</text:p>
          </table:table-cell>
          <table:table-cell office:value-type="float" office:value="3649.4" calcext:value-type="float">
            <text:p>3649.4</text:p>
          </table:table-cell>
          <table:table-cell office:value-type="float" office:value="3801.9" calcext:value-type="float">
            <text:p>3801.9</text:p>
          </table:table-cell>
          <table:table-cell office:value-type="float" office:value="4384.6" calcext:value-type="float">
            <text:p>4384.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4.1" calcext:value-type="float">
            <text:p>154.1</text:p>
          </table:table-cell>
          <table:table-cell office:value-type="float" office:value="3629.5" calcext:value-type="float">
            <text:p>3629.5</text:p>
          </table:table-cell>
          <table:table-cell office:value-type="float" office:value="3591.3" calcext:value-type="float">
            <text:p>3591.3</text:p>
          </table:table-cell>
          <table:table-cell office:value-type="float" office:value="4493.6" calcext:value-type="float">
            <text:p>4493.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4.7" calcext:value-type="float">
            <text:p>164.7</text:p>
          </table:table-cell>
          <table:table-cell office:value-type="float" office:value="3816.8" calcext:value-type="float">
            <text:p>3816.8</text:p>
          </table:table-cell>
          <table:table-cell office:value-type="float" office:value="2895.4" calcext:value-type="float">
            <text:p>2895.4</text:p>
          </table:table-cell>
          <table:table-cell office:value-type="float" office:value="4482.5" calcext:value-type="float">
            <text:p>4482.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8.6" calcext:value-type="float">
            <text:p>158.6</text:p>
          </table:table-cell>
          <table:table-cell office:value-type="float" office:value="3591.5" calcext:value-type="float">
            <text:p>3591.5</text:p>
          </table:table-cell>
          <table:table-cell office:value-type="float" office:value="3466.6" calcext:value-type="float">
            <text:p>3466.6</text:p>
          </table:table-cell>
          <table:table-cell office:value-type="float" office:value="4564.8" calcext:value-type="float">
            <text:p>4564.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55.4" calcext:value-type="float">
            <text:p>155.4</text:p>
          </table:table-cell>
          <table:table-cell office:value-type="float" office:value="2894.8" calcext:value-type="float">
            <text:p>2894.8</text:p>
          </table:table-cell>
          <table:table-cell office:value-type="float" office:value="3371.6" calcext:value-type="float">
            <text:p>3371.6</text:p>
          </table:table-cell>
          <table:table-cell office:value-type="float" office:value="4433.9" calcext:value-type="float">
            <text:p>4433.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7.5" calcext:value-type="float">
            <text:p>157.5</text:p>
          </table:table-cell>
          <table:table-cell office:value-type="float" office:value="3457.9" calcext:value-type="float">
            <text:p>3457.9</text:p>
          </table:table-cell>
          <table:table-cell office:value-type="float" office:value="3650.7" calcext:value-type="float">
            <text:p>3650.7</text:p>
          </table:table-cell>
          <table:table-cell office:value-type="float" office:value="4432.3" calcext:value-type="float">
            <text:p>4432.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55.6" calcext:value-type="float">
            <text:p>155.6</text:p>
          </table:table-cell>
          <table:table-cell office:value-type="float" office:value="3363.5" calcext:value-type="float">
            <text:p>3363.5</text:p>
          </table:table-cell>
          <table:table-cell office:value-type="float" office:value="3452.2" calcext:value-type="float">
            <text:p>3452.2</text:p>
          </table:table-cell>
          <table:table-cell office:value-type="float" office:value="4432.1" calcext:value-type="float">
            <text:p>4432.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6.2" calcext:value-type="float">
            <text:p>166.2</text:p>
          </table:table-cell>
          <table:table-cell office:value-type="float" office:value="3329.2" calcext:value-type="float">
            <text:p>3329.2</text:p>
          </table:table-cell>
          <table:table-cell office:value-type="float" office:value="3780.3" calcext:value-type="float">
            <text:p>3780.3</text:p>
          </table:table-cell>
          <table:table-cell office:value-type="float" office:value="4477.8" calcext:value-type="float">
            <text:p>4477.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9.4" calcext:value-type="float">
            <text:p>159.4</text:p>
          </table:table-cell>
          <table:table-cell office:value-type="float" office:value="3631.8" calcext:value-type="float">
            <text:p>3631.8</text:p>
          </table:table-cell>
          <table:table-cell office:value-type="float" office:value="3672.4" calcext:value-type="float">
            <text:p>3672.4</text:p>
          </table:table-cell>
          <table:table-cell office:value-type="float" office:value="4448.6" calcext:value-type="float">
            <text:p>4448.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9.1" calcext:value-type="float">
            <text:p>129.1</text:p>
          </table:table-cell>
          <table:table-cell office:value-type="float" office:value="3643.3" calcext:value-type="float">
            <text:p>3643.3</text:p>
          </table:table-cell>
          <table:table-cell office:value-type="float" office:value="3382.1" calcext:value-type="float">
            <text:p>3382.1</text:p>
          </table:table-cell>
          <table:table-cell office:value-type="float" office:value="4606.9" calcext:value-type="float">
            <text:p>4606.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6.6" calcext:value-type="float">
            <text:p>156.6</text:p>
          </table:table-cell>
          <table:table-cell office:value-type="float" office:value="3585.9" calcext:value-type="float">
            <text:p>3585.9</text:p>
          </table:table-cell>
          <table:table-cell office:value-type="float" office:value="3755.9" calcext:value-type="float">
            <text:p>3755.9</text:p>
          </table:table-cell>
          <table:table-cell office:value-type="float" office:value="4609.5" calcext:value-type="float">
            <text:p>4609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3.5" calcext:value-type="float">
            <text:p>163.5</text:p>
          </table:table-cell>
          <table:table-cell office:value-type="float" office:value="3371" calcext:value-type="float">
            <text:p>3371</text:p>
          </table:table-cell>
          <table:table-cell office:value-type="float" office:value="3719.4" calcext:value-type="float">
            <text:p>3719.4</text:p>
          </table:table-cell>
          <table:table-cell office:value-type="float" office:value="4525.8" calcext:value-type="float">
            <text:p>4525.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57.4" calcext:value-type="float">
            <text:p>157.4</text:p>
          </table:table-cell>
          <table:table-cell office:value-type="float" office:value="3564.9" calcext:value-type="float">
            <text:p>3564.9</text:p>
          </table:table-cell>
          <table:table-cell office:value-type="float" office:value="3775" calcext:value-type="float">
            <text:p>3775</text:p>
          </table:table-cell>
          <table:table-cell office:value-type="float" office:value="4327.7" calcext:value-type="float">
            <text:p>4327.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5.1" calcext:value-type="float">
            <text:p>145.1</text:p>
          </table:table-cell>
          <table:table-cell office:value-type="float" office:value="3507.2" calcext:value-type="float">
            <text:p>3507.2</text:p>
          </table:table-cell>
          <table:table-cell office:value-type="float" office:value="3653.3" calcext:value-type="float">
            <text:p>3653.3</text:p>
          </table:table-cell>
          <table:table-cell office:value-type="float" office:value="4277.5" calcext:value-type="float">
            <text:p>4277.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7.9" calcext:value-type="float">
            <text:p>157.9</text:p>
          </table:table-cell>
          <table:table-cell office:value-type="float" office:value="3426" calcext:value-type="float">
            <text:p>3426</text:p>
          </table:table-cell>
          <table:table-cell office:value-type="float" office:value="3733.2" calcext:value-type="float">
            <text:p>3733.2</text:p>
          </table:table-cell>
          <table:table-cell office:value-type="float" office:value="4431.2" calcext:value-type="float">
            <text:p>4431.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.2" calcext:value-type="float">
            <text:p>148.2</text:p>
          </table:table-cell>
          <table:table-cell office:value-type="float" office:value="3532.5" calcext:value-type="float">
            <text:p>3532.5</text:p>
          </table:table-cell>
          <table:table-cell office:value-type="float" office:value="2730.7" calcext:value-type="float">
            <text:p>2730.7</text:p>
          </table:table-cell>
          <table:table-cell office:value-type="float" office:value="4521.2" calcext:value-type="float">
            <text:p>4521.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52.2" calcext:value-type="float">
            <text:p>152.2</text:p>
          </table:table-cell>
          <table:table-cell office:value-type="float" office:value="3620.9" calcext:value-type="float">
            <text:p>3620.9</text:p>
          </table:table-cell>
          <table:table-cell office:value-type="float" office:value="3659.6" calcext:value-type="float">
            <text:p>3659.6</text:p>
          </table:table-cell>
          <table:table-cell office:value-type="float" office:value="4498.8" calcext:value-type="float">
            <text:p>4498.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0.8" calcext:value-type="float">
            <text:p>170.8</text:p>
          </table:table-cell>
          <table:table-cell office:value-type="float" office:value="3296.5" calcext:value-type="float">
            <text:p>3296.5</text:p>
          </table:table-cell>
          <table:table-cell office:value-type="float" office:value="3578.2" calcext:value-type="float">
            <text:p>3578.2</text:p>
          </table:table-cell>
          <table:table-cell office:value-type="float" office:value="4042.3" calcext:value-type="float">
            <text:p>4042.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5.4" calcext:value-type="float">
            <text:p>175.4</text:p>
          </table:table-cell>
          <table:table-cell office:value-type="float" office:value="3518.2" calcext:value-type="float">
            <text:p>3518.2</text:p>
          </table:table-cell>
          <table:table-cell office:value-type="float" office:value="3630.8" calcext:value-type="float">
            <text:p>3630.8</text:p>
          </table:table-cell>
          <table:table-cell office:value-type="float" office:value="4488.1" calcext:value-type="float">
            <text:p>4488.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8.1" calcext:value-type="float">
            <text:p>158.1</text:p>
          </table:table-cell>
          <table:table-cell office:value-type="float" office:value="3570.2" calcext:value-type="float">
            <text:p>3570.2</text:p>
          </table:table-cell>
          <table:table-cell office:value-type="float" office:value="3733.1" calcext:value-type="float">
            <text:p>3733.1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72.2" calcext:value-type="float">
            <text:p>172.2</text:p>
          </table:table-cell>
          <table:table-cell office:value-type="float" office:value="3439.6" calcext:value-type="float">
            <text:p>3439.6</text:p>
          </table:table-cell>
          <table:table-cell office:value-type="float" office:value="3778.5" calcext:value-type="float">
            <text:p>3778.5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.6" calcext:value-type="float">
            <text:p>159.6</text:p>
          </table:table-cell>
          <table:table-cell office:value-type="float" office:value="3495" calcext:value-type="float">
            <text:p>3495</text:p>
          </table:table-cell>
          <table:table-cell office:value-type="float" office:value="3842.7" calcext:value-type="float">
            <text:p>3842.7</text:p>
          </table:table-cell>
          <table:table-cell office:value-type="float" office:value="4503.5" calcext:value-type="float">
            <text:p>4503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7.1" calcext:value-type="float">
            <text:p>157.1</text:p>
          </table:table-cell>
          <table:table-cell office:value-type="float" office:value="3510.6" calcext:value-type="float">
            <text:p>3510.6</text:p>
          </table:table-cell>
          <table:table-cell office:value-type="float" office:value="3014.1" calcext:value-type="float">
            <text:p>3014.1</text:p>
          </table:table-cell>
          <table:table-cell office:value-type="float" office:value="4608.2" calcext:value-type="float">
            <text:p>4608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9.3" calcext:value-type="float">
            <text:p>159.3</text:p>
          </table:table-cell>
          <table:table-cell office:value-type="float" office:value="3464.5" calcext:value-type="float">
            <text:p>3464.5</text:p>
          </table:table-cell>
          <table:table-cell office:value-type="float" office:value="3728.6" calcext:value-type="float">
            <text:p>3728.6</text:p>
          </table:table-cell>
          <table:table-cell office:value-type="float" office:value="4413.6" calcext:value-type="float">
            <text:p>4413.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0.8" calcext:value-type="float">
            <text:p>160.8</text:p>
          </table:table-cell>
          <table:table-cell office:value-type="float" office:value="3512.8" calcext:value-type="float">
            <text:p>3512.8</text:p>
          </table:table-cell>
          <table:table-cell office:value-type="float" office:value="3539.1" calcext:value-type="float">
            <text:p>3539.1</text:p>
          </table:table-cell>
          <table:table-cell office:value-type="float" office:value="4493.7" calcext:value-type="float">
            <text:p>4493.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8.6" calcext:value-type="float">
            <text:p>178.6</text:p>
          </table:table-cell>
          <table:table-cell office:value-type="float" office:value="3508" calcext:value-type="float">
            <text:p>3508</text:p>
          </table:table-cell>
          <table:table-cell office:value-type="float" office:value="3604.9" calcext:value-type="float">
            <text:p>3604.9</text:p>
          </table:table-cell>
          <table:table-cell office:value-type="float" office:value="4313.6" calcext:value-type="float">
            <text:p>4313.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76.1" calcext:value-type="float">
            <text:p>176.1</text:p>
          </table:table-cell>
          <table:table-cell office:value-type="float" office:value="3586" calcext:value-type="float">
            <text:p>3586</text:p>
          </table:table-cell>
          <table:table-cell office:value-type="float" office:value="3883.4" calcext:value-type="float">
            <text:p>3883.4</text:p>
          </table:table-cell>
          <table:table-cell office:value-type="float" office:value="4589.9" calcext:value-type="float">
            <text:p>4589.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6.2" calcext:value-type="float">
            <text:p>166.2</text:p>
          </table:table-cell>
          <table:table-cell office:value-type="float" office:value="3634.2" calcext:value-type="float">
            <text:p>3634.2</text:p>
          </table:table-cell>
          <table:table-cell office:value-type="float" office:value="3764.1" calcext:value-type="float">
            <text:p>3764.1</text:p>
          </table:table-cell>
          <table:table-cell office:value-type="float" office:value="4565.4" calcext:value-type="float">
            <text:p>4565.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7.6" calcext:value-type="float">
            <text:p>167.6</text:p>
          </table:table-cell>
          <table:table-cell office:value-type="float" office:value="3724.8" calcext:value-type="float">
            <text:p>3724.8</text:p>
          </table:table-cell>
          <table:table-cell office:value-type="float" office:value="3385.2" calcext:value-type="float">
            <text:p>3385.2</text:p>
          </table:table-cell>
          <table:table-cell office:value-type="float" office:value="4684.2" calcext:value-type="float">
            <text:p>4684.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7.8" calcext:value-type="float">
            <text:p>157.8</text:p>
          </table:table-cell>
          <table:table-cell office:value-type="float" office:value="3590.9" calcext:value-type="float">
            <text:p>3590.9</text:p>
          </table:table-cell>
          <table:table-cell office:value-type="float" office:value="3321.5" calcext:value-type="float">
            <text:p>3321.5</text:p>
          </table:table-cell>
          <table:table-cell office:value-type="float" office:value="4417.6" calcext:value-type="float">
            <text:p>4417.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0.4" calcext:value-type="float">
            <text:p>160.4</text:p>
          </table:table-cell>
          <table:table-cell office:value-type="float" office:value="3221.2" calcext:value-type="float">
            <text:p>3221.2</text:p>
          </table:table-cell>
          <table:table-cell office:value-type="float" office:value="3695.4" calcext:value-type="float">
            <text:p>3695.4</text:p>
          </table:table-cell>
          <table:table-cell office:value-type="float" office:value="4129.5" calcext:value-type="float">
            <text:p>4129.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.9" calcext:value-type="float">
            <text:p>170.9</text:p>
          </table:table-cell>
          <table:table-cell office:value-type="float" office:value="3584.5" calcext:value-type="float">
            <text:p>3584.5</text:p>
          </table:table-cell>
          <table:table-cell office:value-type="float" office:value="3762.5" calcext:value-type="float">
            <text:p>3762.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55.8" calcext:value-type="float">
            <text:p>155.8</text:p>
          </table:table-cell>
          <table:table-cell office:value-type="float" office:value="3647.2" calcext:value-type="float">
            <text:p>3647.2</text:p>
          </table:table-cell>
          <table:table-cell office:value-type="float" office:value="3640.4" calcext:value-type="float">
            <text:p>3640.4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70.5" calcext:value-type="float">
            <text:p>170.5</text:p>
          </table:table-cell>
          <table:table-cell office:value-type="float" office:value="3576.7" calcext:value-type="float">
            <text:p>3576.7</text:p>
          </table:table-cell>
          <table:table-cell office:value-type="float" office:value="3661.1" calcext:value-type="float">
            <text:p>3661.1</text:p>
          </table:table-cell>
          <table:table-cell office:value-type="float" office:value="4426.2" calcext:value-type="float">
            <text:p>4426.2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6.9" calcext:value-type="float">
            <text:p>166.9</text:p>
          </table:table-cell>
          <table:table-cell office:value-type="float" office:value="3591" calcext:value-type="float">
            <text:p>3591</text:p>
          </table:table-cell>
          <table:table-cell office:value-type="float" office:value="3603.9" calcext:value-type="float">
            <text:p>3603.9</text:p>
          </table:table-cell>
          <table:table-cell office:value-type="float" office:value="4596.4" calcext:value-type="float">
            <text:p>4596.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3.4" calcext:value-type="float">
            <text:p>163.4</text:p>
          </table:table-cell>
          <table:table-cell office:value-type="float" office:value="3709.6" calcext:value-type="float">
            <text:p>3709.6</text:p>
          </table:table-cell>
          <table:table-cell office:value-type="float" office:value="2979.4" calcext:value-type="float">
            <text:p>2979.4</text:p>
          </table:table-cell>
          <table:table-cell office:value-type="float" office:value="4639.3" calcext:value-type="float">
            <text:p>4639.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4.1" calcext:value-type="float">
            <text:p>164.1</text:p>
          </table:table-cell>
          <table:table-cell office:value-type="float" office:value="3364.8" calcext:value-type="float">
            <text:p>3364.8</text:p>
          </table:table-cell>
          <table:table-cell office:value-type="float" office:value="3831" calcext:value-type="float">
            <text:p>3831</text:p>
          </table:table-cell>
          <table:table-cell office:value-type="float" office:value="4045.8" calcext:value-type="float">
            <text:p>4045.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76.5" calcext:value-type="float">
            <text:p>176.5</text:p>
          </table:table-cell>
          <table:table-cell office:value-type="float" office:value="3215" calcext:value-type="float">
            <text:p>3215</text:p>
          </table:table-cell>
          <table:table-cell office:value-type="float" office:value="3546" calcext:value-type="float">
            <text:p>3546</text:p>
          </table:table-cell>
          <table:table-cell office:value-type="float" office:value="4545.9" calcext:value-type="float">
            <text:p>4545.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8.7" calcext:value-type="float">
            <text:p>168.7</text:p>
          </table:table-cell>
          <table:table-cell office:value-type="float" office:value="3608.4" calcext:value-type="float">
            <text:p>3608.4</text:p>
          </table:table-cell>
          <table:table-cell office:value-type="float" office:value="3914.9" calcext:value-type="float">
            <text:p>3914.9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4.5" calcext:value-type="float">
            <text:p>164.5</text:p>
          </table:table-cell>
          <table:table-cell office:value-type="float" office:value="3822.7" calcext:value-type="float">
            <text:p>3822.7</text:p>
          </table:table-cell>
          <table:table-cell office:value-type="float" office:value="3845.6" calcext:value-type="float">
            <text:p>3845.6</text:p>
          </table:table-cell>
          <table:table-cell office:value-type="float" office:value="4611.2" calcext:value-type="float">
            <text:p>4611.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9.5" calcext:value-type="float">
            <text:p>169.5</text:p>
          </table:table-cell>
          <table:table-cell office:value-type="float" office:value="3628.3" calcext:value-type="float">
            <text:p>3628.3</text:p>
          </table:table-cell>
          <table:table-cell office:value-type="float" office:value="3834.3" calcext:value-type="float">
            <text:p>3834.3</text:p>
          </table:table-cell>
          <table:table-cell office:value-type="float" office:value="4638.9" calcext:value-type="float">
            <text:p>4638.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6.8" calcext:value-type="float">
            <text:p>166.8</text:p>
          </table:table-cell>
          <table:table-cell office:value-type="float" office:value="3698.1" calcext:value-type="float">
            <text:p>3698.1</text:p>
          </table:table-cell>
          <table:table-cell office:value-type="float" office:value="3746.8" calcext:value-type="float">
            <text:p>3746.8</text:p>
          </table:table-cell>
          <table:table-cell office:value-type="float" office:value="4676.8" calcext:value-type="float">
            <text:p>4676.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72.5" calcext:value-type="float">
            <text:p>172.5</text:p>
          </table:table-cell>
          <table:table-cell office:value-type="float" office:value="3656" calcext:value-type="float">
            <text:p>3656</text:p>
          </table:table-cell>
          <table:table-cell office:value-type="float" office:value="3627.6" calcext:value-type="float">
            <text:p>3627.6</text:p>
          </table:table-cell>
          <table:table-cell office:value-type="float" office:value="4534.4" calcext:value-type="float">
            <text:p>4534.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6.4" calcext:value-type="float">
            <text:p>166.4</text:p>
          </table:table-cell>
          <table:table-cell office:value-type="float" office:value="3279.4" calcext:value-type="float">
            <text:p>3279.4</text:p>
          </table:table-cell>
          <table:table-cell office:value-type="float" office:value="3739.7" calcext:value-type="float">
            <text:p>3739.7</text:p>
          </table:table-cell>
          <table:table-cell office:value-type="float" office:value="4570.8" calcext:value-type="float">
            <text:p>4570.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87.1" calcext:value-type="float">
            <text:p>187.1</text:p>
          </table:table-cell>
          <table:table-cell office:value-type="float" office:value="3404.2" calcext:value-type="float">
            <text:p>3404.2</text:p>
          </table:table-cell>
          <table:table-cell office:value-type="float" office:value="3830.4" calcext:value-type="float">
            <text:p>3830.4</text:p>
          </table:table-cell>
          <table:table-cell office:value-type="float" office:value="4409.9" calcext:value-type="float">
            <text:p>4409.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93.6" calcext:value-type="float">
            <text:p>3493.6</text:p>
          </table:table-cell>
          <table:table-cell office:value-type="float" office:value="3740.3" calcext:value-type="float">
            <text:p>3740.3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0.8" calcext:value-type="float">
            <text:p>180.8</text:p>
          </table:table-cell>
          <table:table-cell office:value-type="float" office:value="3678.1" calcext:value-type="float">
            <text:p>3678.1</text:p>
          </table:table-cell>
          <table:table-cell office:value-type="float" office:value="3763.5" calcext:value-type="float">
            <text:p>3763.5</text:p>
          </table:table-cell>
          <table:table-cell office:value-type="float" office:value="4533.4" calcext:value-type="float">
            <text:p>4533.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70.9" calcext:value-type="float">
            <text:p>170.9</text:p>
          </table:table-cell>
          <table:table-cell office:value-type="float" office:value="3638.1" calcext:value-type="float">
            <text:p>3638.1</text:p>
          </table:table-cell>
          <table:table-cell office:value-type="float" office:value="3568.6" calcext:value-type="float">
            <text:p>3568.6</text:p>
          </table:table-cell>
          <table:table-cell office:value-type="float" office:value="4550.2" calcext:value-type="float">
            <text:p>4550.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73.7" calcext:value-type="float">
            <text:p>173.7</text:p>
          </table:table-cell>
          <table:table-cell office:value-type="float" office:value="3661.5" calcext:value-type="float">
            <text:p>3661.5</text:p>
          </table:table-cell>
          <table:table-cell office:value-type="float" office:value="3060.3" calcext:value-type="float">
            <text:p>3060.3</text:p>
          </table:table-cell>
          <table:table-cell office:value-type="float" office:value="4604.3" calcext:value-type="float">
            <text:p>4604.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75.4" calcext:value-type="float">
            <text:p>175.4</text:p>
          </table:table-cell>
          <table:table-cell office:value-type="float" office:value="3515.4" calcext:value-type="float">
            <text:p>3515.4</text:p>
          </table:table-cell>
          <table:table-cell office:value-type="float" office:value="3768.8" calcext:value-type="float">
            <text:p>3768.8</text:p>
          </table:table-cell>
          <table:table-cell office:value-type="float" office:value="4559.3" calcext:value-type="float">
            <text:p>4559.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80.9" calcext:value-type="float">
            <text:p>180.9</text:p>
          </table:table-cell>
          <table:table-cell office:value-type="float" office:value="3188.7" calcext:value-type="float">
            <text:p>3188.7</text:p>
          </table:table-cell>
          <table:table-cell office:value-type="float" office:value="3847.4" calcext:value-type="float">
            <text:p>3847.4</text:p>
          </table:table-cell>
          <table:table-cell office:value-type="float" office:value="4520.7" calcext:value-type="float">
            <text:p>4520.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5" calcext:value-type="float">
            <text:p>175</text:p>
          </table:table-cell>
          <table:table-cell office:value-type="float" office:value="3500.3" calcext:value-type="float">
            <text:p>3500.3</text:p>
          </table:table-cell>
          <table:table-cell office:value-type="float" office:value="3686.7" calcext:value-type="float">
            <text:p>3686.7</text:p>
          </table:table-cell>
          <table:table-cell office:value-type="float" office:value="4559.5" calcext:value-type="float">
            <text:p>4559.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81.2" calcext:value-type="float">
            <text:p>181.2</text:p>
          </table:table-cell>
          <table:table-cell office:value-type="float" office:value="3309.7" calcext:value-type="float">
            <text:p>3309.7</text:p>
          </table:table-cell>
          <table:table-cell office:value-type="float" office:value="3924.7" calcext:value-type="float">
            <text:p>3924.7</text:p>
          </table:table-cell>
          <table:table-cell office:value-type="float" office:value="4645.3" calcext:value-type="float">
            <text:p>4645.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88.2" calcext:value-type="float">
            <text:p>188.2</text:p>
          </table:table-cell>
          <table:table-cell office:value-type="float" office:value="3572.8" calcext:value-type="float">
            <text:p>3572.8</text:p>
          </table:table-cell>
          <table:table-cell office:value-type="float" office:value="3530.3" calcext:value-type="float">
            <text:p>3530.3</text:p>
          </table:table-cell>
          <table:table-cell office:value-type="float" office:value="4586.9" calcext:value-type="float">
            <text:p>4586.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81.2" calcext:value-type="float">
            <text:p>181.2</text:p>
          </table:table-cell>
          <table:table-cell office:value-type="float" office:value="3424.4" calcext:value-type="float">
            <text:p>3424.4</text:p>
          </table:table-cell>
          <table:table-cell office:value-type="float" office:value="3427.1" calcext:value-type="float">
            <text:p>3427.1</text:p>
          </table:table-cell>
          <table:table-cell office:value-type="float" office:value="4697.4" calcext:value-type="float">
            <text:p>4697.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514.8" calcext:value-type="float">
            <text:p>3514.8</text:p>
          </table:table-cell>
          <table:table-cell office:value-type="float" office:value="2850" calcext:value-type="float">
            <text:p>2850</text:p>
          </table:table-cell>
          <table:table-cell office:value-type="float" office:value="4534.1" calcext:value-type="float">
            <text:p>4534.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79" calcext:value-type="float">
            <text:p>179</text:p>
          </table:table-cell>
          <table:table-cell office:value-type="float" office:value="3232.3" calcext:value-type="float">
            <text:p>3232.3</text:p>
          </table:table-cell>
          <table:table-cell office:value-type="float" office:value="3651.6" calcext:value-type="float">
            <text:p>3651.6</text:p>
          </table:table-cell>
          <table:table-cell office:value-type="float" office:value="4493.2" calcext:value-type="float">
            <text:p>4493.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83.1" calcext:value-type="float">
            <text:p>183.1</text:p>
          </table:table-cell>
          <table:table-cell office:value-type="float" office:value="3431.6" calcext:value-type="float">
            <text:p>3431.6</text:p>
          </table:table-cell>
          <table:table-cell office:value-type="float" office:value="3743.3" calcext:value-type="float">
            <text:p>3743.3</text:p>
          </table:table-cell>
          <table:table-cell office:value-type="float" office:value="4463.9" calcext:value-type="float">
            <text:p>4463.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78.9" calcext:value-type="float">
            <text:p>178.9</text:p>
          </table:table-cell>
          <table:table-cell office:value-type="float" office:value="3501.6" calcext:value-type="float">
            <text:p>3501.6</text:p>
          </table:table-cell>
          <table:table-cell office:value-type="float" office:value="3624.8" calcext:value-type="float">
            <text:p>3624.8</text:p>
          </table:table-cell>
          <table:table-cell office:value-type="float" office:value="4480.3" calcext:value-type="float">
            <text:p>4480.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92.9" calcext:value-type="float">
            <text:p>192.9</text:p>
          </table:table-cell>
          <table:table-cell office:value-type="float" office:value="3519.6" calcext:value-type="float">
            <text:p>3519.6</text:p>
          </table:table-cell>
          <table:table-cell office:value-type="float" office:value="3974.3" calcext:value-type="float">
            <text:p>3974.3</text:p>
          </table:table-cell>
          <table:table-cell office:value-type="float" office:value="4615.4" calcext:value-type="float">
            <text:p>4615.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88.5" calcext:value-type="float">
            <text:p>188.5</text:p>
          </table:table-cell>
          <table:table-cell office:value-type="float" office:value="3413.9" calcext:value-type="float">
            <text:p>3413.9</text:p>
          </table:table-cell>
          <table:table-cell office:value-type="float" office:value="3709.7" calcext:value-type="float">
            <text:p>3709.7</text:p>
          </table:table-cell>
          <table:table-cell office:value-type="float" office:value="4723.1" calcext:value-type="float">
            <text:p>4723.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.5" calcext:value-type="float">
            <text:p>180.5</text:p>
          </table:table-cell>
          <table:table-cell office:value-type="float" office:value="3545.5" calcext:value-type="float">
            <text:p>3545.5</text:p>
          </table:table-cell>
          <table:table-cell office:value-type="float" office:value="3489.2" calcext:value-type="float">
            <text:p>3489.2</text:p>
          </table:table-cell>
          <table:table-cell office:value-type="float" office:value="4552.9" calcext:value-type="float">
            <text:p>4552.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82.7" calcext:value-type="float">
            <text:p>182.7</text:p>
          </table:table-cell>
          <table:table-cell office:value-type="float" office:value="3281.9" calcext:value-type="float">
            <text:p>3281.9</text:p>
          </table:table-cell>
          <table:table-cell office:value-type="float" office:value="3619.6" calcext:value-type="float">
            <text:p>3619.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74" calcext:value-type="float">
            <text:p>174</text:p>
          </table:table-cell>
          <table:table-cell office:value-type="float" office:value="3555.9" calcext:value-type="float">
            <text:p>3555.9</text:p>
          </table:table-cell>
          <table:table-cell office:value-type="float" office:value="3629.3" calcext:value-type="float">
            <text:p>3629.3</text:p>
          </table:table-cell>
          <table:table-cell office:value-type="float" office:value="4482.9" calcext:value-type="float">
            <text:p>4482.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77.6" calcext:value-type="float">
            <text:p>177.6</text:p>
          </table:table-cell>
          <table:table-cell office:value-type="float" office:value="3612.2" calcext:value-type="float">
            <text:p>3612.2</text:p>
          </table:table-cell>
          <table:table-cell office:value-type="float" office:value="3710.1" calcext:value-type="float">
            <text:p>3710.1</text:p>
          </table:table-cell>
          <table:table-cell office:value-type="float" office:value="4601.4" calcext:value-type="float">
            <text:p>4601.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84.9" calcext:value-type="float">
            <text:p>184.9</text:p>
          </table:table-cell>
          <table:table-cell office:value-type="float" office:value="3519.8" calcext:value-type="float">
            <text:p>3519.8</text:p>
          </table:table-cell>
          <table:table-cell office:value-type="float" office:value="3727.1" calcext:value-type="float">
            <text:p>3727.1</text:p>
          </table:table-cell>
          <table:table-cell office:value-type="float" office:value="4561.9" calcext:value-type="float">
            <text:p>4561.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95.1" calcext:value-type="float">
            <text:p>195.1</text:p>
          </table:table-cell>
          <table:table-cell office:value-type="float" office:value="3847" calcext:value-type="float">
            <text:p>3847</text:p>
          </table:table-cell>
          <table:table-cell office:value-type="float" office:value="3950.4" calcext:value-type="float">
            <text:p>3950.4</text:p>
          </table:table-cell>
          <table:table-cell office:value-type="float" office:value="4559.9" calcext:value-type="float">
            <text:p>4559.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19.6" calcext:value-type="float">
            <text:p>219.6</text:p>
          </table:table-cell>
          <table:table-cell office:value-type="float" office:value="3501.6" calcext:value-type="float">
            <text:p>3501.6</text:p>
          </table:table-cell>
          <table:table-cell office:value-type="float" office:value="3791.1" calcext:value-type="float">
            <text:p>3791.1</text:p>
          </table:table-cell>
          <table:table-cell office:value-type="float" office:value="4742.9" calcext:value-type="float">
            <text:p>4742.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06.9" calcext:value-type="float">
            <text:p>206.9</text:p>
          </table:table-cell>
          <table:table-cell office:value-type="float" office:value="3572.7" calcext:value-type="float">
            <text:p>3572.7</text:p>
          </table:table-cell>
          <table:table-cell office:value-type="float" office:value="3082.3" calcext:value-type="float">
            <text:p>3082.3</text:p>
          </table:table-cell>
          <table:table-cell office:value-type="float" office:value="4612.7" calcext:value-type="float">
            <text:p>4612.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14.1" calcext:value-type="float">
            <text:p>214.1</text:p>
          </table:table-cell>
          <table:table-cell office:value-type="float" office:value="3315.9" calcext:value-type="float">
            <text:p>3315.9</text:p>
          </table:table-cell>
          <table:table-cell office:value-type="float" office:value="3728.7" calcext:value-type="float">
            <text:p>3728.7</text:p>
          </table:table-cell>
          <table:table-cell office:value-type="float" office:value="4564.5" calcext:value-type="float">
            <text:p>4564.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10.1" calcext:value-type="float">
            <text:p>210.1</text:p>
          </table:table-cell>
          <table:table-cell office:value-type="float" office:value="3566.6" calcext:value-type="float">
            <text:p>3566.6</text:p>
          </table:table-cell>
          <table:table-cell office:value-type="float" office:value="3712.4" calcext:value-type="float">
            <text:p>3712.4</text:p>
          </table:table-cell>
          <table:table-cell office:value-type="float" office:value="4611.2" calcext:value-type="float">
            <text:p>4611.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7.8" calcext:value-type="float">
            <text:p>207.8</text:p>
          </table:table-cell>
          <table:table-cell office:value-type="float" office:value="3570" calcext:value-type="float">
            <text:p>3570</text:p>
          </table:table-cell>
          <table:table-cell office:value-type="float" office:value="3893" calcext:value-type="float">
            <text:p>3893</text:p>
          </table:table-cell>
          <table:table-cell office:value-type="float" office:value="4677.1" calcext:value-type="float">
            <text:p>4677.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02.9" calcext:value-type="float">
            <text:p>202.9</text:p>
          </table:table-cell>
          <table:table-cell office:value-type="float" office:value="3649" calcext:value-type="float">
            <text:p>3649</text:p>
          </table:table-cell>
          <table:table-cell office:value-type="float" office:value="3629.8" calcext:value-type="float">
            <text:p>3629.8</text:p>
          </table:table-cell>
          <table:table-cell office:value-type="float" office:value="4649.5" calcext:value-type="float">
            <text:p>4649.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02.4" calcext:value-type="float">
            <text:p>202.4</text:p>
          </table:table-cell>
          <table:table-cell office:value-type="float" office:value="3640.16" calcext:value-type="float">
            <text:p>3640.16</text:p>
          </table:table-cell>
          <table:table-cell office:value-type="float" office:value="3718.4" calcext:value-type="float">
            <text:p>3718.4</text:p>
          </table:table-cell>
          <table:table-cell office:value-type="float" office:value="4567.8" calcext:value-type="float">
            <text:p>4567.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92.6" calcext:value-type="float">
            <text:p>192.6</text:p>
          </table:table-cell>
          <table:table-cell office:value-type="float" office:value="3414.16" calcext:value-type="float">
            <text:p>3414.16</text:p>
          </table:table-cell>
          <table:table-cell office:value-type="float" office:value="3573.9" calcext:value-type="float">
            <text:p>3573.9</text:p>
          </table:table-cell>
          <table:table-cell office:value-type="float" office:value="4037.5" calcext:value-type="float">
            <text:p>4037.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9.7" calcext:value-type="float">
            <text:p>209.7</text:p>
          </table:table-cell>
          <table:table-cell office:value-type="float" office:value="3583.1" calcext:value-type="float">
            <text:p>3583.1</text:p>
          </table:table-cell>
          <table:table-cell office:value-type="float" office:value="3189.4" calcext:value-type="float">
            <text:p>3189.4</text:p>
          </table:table-cell>
          <table:table-cell office:value-type="float" office:value="4631.2" calcext:value-type="float">
            <text:p>4631.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98.4" calcext:value-type="float">
            <text:p>198.4</text:p>
          </table:table-cell>
          <table:table-cell office:value-type="float" office:value="2832.9" calcext:value-type="float">
            <text:p>2832.9</text:p>
          </table:table-cell>
          <table:table-cell office:value-type="float" office:value="3797.9" calcext:value-type="float">
            <text:p>3797.9</text:p>
          </table:table-cell>
          <table:table-cell office:value-type="float" office:value="4506.9" calcext:value-type="float">
            <text:p>4506.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96.2" calcext:value-type="float">
            <text:p>196.2</text:p>
          </table:table-cell>
          <table:table-cell office:value-type="float" office:value="3426.8" calcext:value-type="float">
            <text:p>3426.8</text:p>
          </table:table-cell>
          <table:table-cell office:value-type="float" office:value="3624.3" calcext:value-type="float">
            <text:p>3624.3</text:p>
          </table:table-cell>
          <table:table-cell office:value-type="float" office:value="4471.3" calcext:value-type="float">
            <text:p>4471.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01.2" calcext:value-type="float">
            <text:p>201.2</text:p>
          </table:table-cell>
          <table:table-cell office:value-type="float" office:value="3415.2" calcext:value-type="float">
            <text:p>3415.2</text:p>
          </table:table-cell>
          <table:table-cell office:value-type="float" office:value="3764.9" calcext:value-type="float">
            <text:p>3764.9</text:p>
          </table:table-cell>
          <table:table-cell office:value-type="float" office:value="4723.8" calcext:value-type="float">
            <text:p>4723.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01.8" calcext:value-type="float">
            <text:p>201.8</text:p>
          </table:table-cell>
          <table:table-cell office:value-type="float" office:value="3587.1" calcext:value-type="float">
            <text:p>3587.1</text:p>
          </table:table-cell>
          <table:table-cell office:value-type="float" office:value="3773.5" calcext:value-type="float">
            <text:p>3773.5</text:p>
          </table:table-cell>
          <table:table-cell office:value-type="float" office:value="4699.2" calcext:value-type="float">
            <text:p>4699.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08" calcext:value-type="float">
            <text:p>208</text:p>
          </table:table-cell>
          <table:table-cell office:value-type="float" office:value="3493.3" calcext:value-type="float">
            <text:p>3493.3</text:p>
          </table:table-cell>
          <table:table-cell office:value-type="float" office:value="3737.5" calcext:value-type="float">
            <text:p>3737.5</text:p>
          </table:table-cell>
          <table:table-cell office:value-type="float" office:value="4709.52" calcext:value-type="float">
            <text:p>4709.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3.1" calcext:value-type="float">
            <text:p>203.1</text:p>
          </table:table-cell>
          <table:table-cell office:value-type="float" office:value="3346" calcext:value-type="float">
            <text:p>3346</text:p>
          </table:table-cell>
          <table:table-cell office:value-type="float" office:value="3171.6" calcext:value-type="float">
            <text:p>3171.6</text:p>
          </table:table-cell>
          <table:table-cell office:value-type="float" office:value="4259.9" calcext:value-type="float">
            <text:p>4259.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6.5" calcext:value-type="float">
            <text:p>206.5</text:p>
          </table:table-cell>
          <table:table-cell office:value-type="float" office:value="3197.5" calcext:value-type="float">
            <text:p>3197.5</text:p>
          </table:table-cell>
          <table:table-cell office:value-type="float" office:value="3535.3" calcext:value-type="float">
            <text:p>3535.3</text:p>
          </table:table-cell>
          <table:table-cell office:value-type="float" office:value="4413.7" calcext:value-type="float">
            <text:p>4413.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9.1" calcext:value-type="float">
            <text:p>169.1</text:p>
          </table:table-cell>
          <table:table-cell office:value-type="float" office:value="3317.2" calcext:value-type="float">
            <text:p>3317.2</text:p>
          </table:table-cell>
          <table:table-cell office:value-type="float" office:value="3707" calcext:value-type="float">
            <text:p>3707</text:p>
          </table:table-cell>
          <table:table-cell office:value-type="float" office:value="4438.4" calcext:value-type="float">
            <text:p>4438.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7.4" calcext:value-type="float">
            <text:p>167.4</text:p>
          </table:table-cell>
          <table:table-cell office:value-type="float" office:value="3475.7" calcext:value-type="float">
            <text:p>3475.7</text:p>
          </table:table-cell>
          <table:table-cell office:value-type="float" office:value="3832.5" calcext:value-type="float">
            <text:p>3832.5</text:p>
          </table:table-cell>
          <table:table-cell office:value-type="float" office:value="4439.9" calcext:value-type="float">
            <text:p>4439.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522.1" calcext:value-type="float">
            <text:p>3522.1</text:p>
          </table:table-cell>
          <table:table-cell office:value-type="float" office:value="3897.9" calcext:value-type="float">
            <text:p>3897.9</text:p>
          </table:table-cell>
          <table:table-cell office:value-type="float" office:value="4491.6" calcext:value-type="float">
            <text:p>4491.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2.2" calcext:value-type="float">
            <text:p>162.2</text:p>
          </table:table-cell>
          <table:table-cell office:value-type="float" office:value="3487.7" calcext:value-type="float">
            <text:p>3487.7</text:p>
          </table:table-cell>
          <table:table-cell office:value-type="float" office:value="3666.9" calcext:value-type="float">
            <text:p>3666.9</text:p>
          </table:table-cell>
          <table:table-cell office:value-type="float" office:value="4572.9" calcext:value-type="float">
            <text:p>4572.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4.9" calcext:value-type="float">
            <text:p>124.9</text:p>
          </table:table-cell>
          <table:table-cell office:value-type="float" office:value="3552.8" calcext:value-type="float">
            <text:p>3552.8</text:p>
          </table:table-cell>
          <table:table-cell office:value-type="float" office:value="3580.3" calcext:value-type="float">
            <text:p>3580.3</text:p>
          </table:table-cell>
          <table:table-cell office:value-type="float" office:value="4510.7" calcext:value-type="float">
            <text:p>4510.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4.8" calcext:value-type="float">
            <text:p>164.8</text:p>
          </table:table-cell>
          <table:table-cell office:value-type="float" office:value="3709.3" calcext:value-type="float">
            <text:p>3709.3</text:p>
          </table:table-cell>
          <table:table-cell office:value-type="float" office:value="2884.8" calcext:value-type="float">
            <text:p>2884.8</text:p>
          </table:table-cell>
          <table:table-cell office:value-type="float" office:value="4547.3" calcext:value-type="float">
            <text:p>4547.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35.8" calcext:value-type="float">
            <text:p>135.8</text:p>
          </table:table-cell>
          <table:table-cell office:value-type="float" office:value="3085.9" calcext:value-type="float">
            <text:p>3085.9</text:p>
          </table:table-cell>
          <table:table-cell office:value-type="float" office:value="3644.3" calcext:value-type="float">
            <text:p>3644.3</text:p>
          </table:table-cell>
          <table:table-cell office:value-type="float" office:value="4332.8" calcext:value-type="float">
            <text:p>4332.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49.5" calcext:value-type="float">
            <text:p>149.5</text:p>
          </table:table-cell>
          <table:table-cell office:value-type="float" office:value="3586.7" calcext:value-type="float">
            <text:p>3586.7</text:p>
          </table:table-cell>
          <table:table-cell office:value-type="float" office:value="3340.1" calcext:value-type="float">
            <text:p>3340.1</text:p>
          </table:table-cell>
          <table:table-cell office:value-type="float" office:value="4439.1" calcext:value-type="float">
            <text:p>4439.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8.5" calcext:value-type="float">
            <text:p>148.5</text:p>
          </table:table-cell>
          <table:table-cell office:value-type="float" office:value="3707.2" calcext:value-type="float">
            <text:p>3707.2</text:p>
          </table:table-cell>
          <table:table-cell office:value-type="float" office:value="3657.9" calcext:value-type="float">
            <text:p>3657.9</text:p>
          </table:table-cell>
          <table:table-cell office:value-type="float" office:value="4549.6" calcext:value-type="float">
            <text:p>4549.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38.5" calcext:value-type="float">
            <text:p>138.5</text:p>
          </table:table-cell>
          <table:table-cell office:value-type="float" office:value="3571.9" calcext:value-type="float">
            <text:p>3571.9</text:p>
          </table:table-cell>
          <table:table-cell office:value-type="float" office:value="3865.5" calcext:value-type="float">
            <text:p>3865.5</text:p>
          </table:table-cell>
          <table:table-cell office:value-type="float" office:value="4648.3" calcext:value-type="float">
            <text:p>4648.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4.5" calcext:value-type="float">
            <text:p>164.5</text:p>
          </table:table-cell>
          <table:table-cell office:value-type="float" office:value="3578.2" calcext:value-type="float">
            <text:p>3578.2</text:p>
          </table:table-cell>
          <table:table-cell office:value-type="float" office:value="3759.6" calcext:value-type="float">
            <text:p>3759.6</text:p>
          </table:table-cell>
          <table:table-cell office:value-type="float" office:value="4742.2" calcext:value-type="float">
            <text:p>4742.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38" calcext:value-type="float">
            <text:p>138</text:p>
          </table:table-cell>
          <table:table-cell office:value-type="float" office:value="3695.3" calcext:value-type="float">
            <text:p>3695.3</text:p>
          </table:table-cell>
          <table:table-cell office:value-type="float" office:value="3615.4" calcext:value-type="float">
            <text:p>3615.4</text:p>
          </table:table-cell>
          <table:table-cell office:value-type="float" office:value="4555.6" calcext:value-type="float">
            <text:p>4555.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3.2" calcext:value-type="float">
            <text:p>153.2</text:p>
          </table:table-cell>
          <table:table-cell office:value-type="float" office:value="3338.7" calcext:value-type="float">
            <text:p>3338.7</text:p>
          </table:table-cell>
          <table:table-cell office:value-type="float" office:value="3290.8" calcext:value-type="float">
            <text:p>3290.8</text:p>
          </table:table-cell>
          <table:table-cell office:value-type="float" office:value="4604.8" calcext:value-type="float">
            <text:p>4604.8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37.4" calcext:value-type="float">
            <text:p>137.4</text:p>
          </table:table-cell>
          <table:table-cell office:value-type="float" office:value="3410.7" calcext:value-type="float">
            <text:p>3410.7</text:p>
          </table:table-cell>
          <table:table-cell office:value-type="float" office:value="3615.3" calcext:value-type="float">
            <text:p>3615.3</text:p>
          </table:table-cell>
          <table:table-cell office:value-type="float" office:value="4563.3" calcext:value-type="float">
            <text:p>4563.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3.2" calcext:value-type="float">
            <text:p>143.2</text:p>
          </table:table-cell>
          <table:table-cell office:value-type="float" office:value="3334.3" calcext:value-type="float">
            <text:p>3334.3</text:p>
          </table:table-cell>
          <table:table-cell office:value-type="float" office:value="3920.7" calcext:value-type="float">
            <text:p>3920.7</text:p>
          </table:table-cell>
          <table:table-cell office:value-type="float" office:value="4505.2" calcext:value-type="float">
            <text:p>4505.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5.4" calcext:value-type="float">
            <text:p>125.4</text:p>
          </table:table-cell>
          <table:table-cell office:value-type="float" office:value="3332.4" calcext:value-type="float">
            <text:p>3332.4</text:p>
          </table:table-cell>
          <table:table-cell office:value-type="float" office:value="3636" calcext:value-type="float">
            <text:p>3636</text:p>
          </table:table-cell>
          <table:table-cell office:value-type="float" office:value="4580.3" calcext:value-type="float">
            <text:p>4580.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43.1" calcext:value-type="float">
            <text:p>143.1</text:p>
          </table:table-cell>
          <table:table-cell office:value-type="float" office:value="3442.5" calcext:value-type="float">
            <text:p>3442.5</text:p>
          </table:table-cell>
          <table:table-cell office:value-type="float" office:value="3356.3" calcext:value-type="float">
            <text:p>3356.3</text:p>
          </table:table-cell>
          <table:table-cell office:value-type="float" office:value="4540.9" calcext:value-type="float">
            <text:p>4540.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45.2" calcext:value-type="float">
            <text:p>145.2</text:p>
          </table:table-cell>
          <table:table-cell office:value-type="float" office:value="3722.5" calcext:value-type="float">
            <text:p>3722.5</text:p>
          </table:table-cell>
          <table:table-cell office:value-type="float" office:value="3734.4" calcext:value-type="float">
            <text:p>3734.4</text:p>
          </table:table-cell>
          <table:table-cell office:value-type="float" office:value="4335.1" calcext:value-type="float">
            <text:p>4335.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.9" calcext:value-type="float">
            <text:p>170.9</text:p>
          </table:table-cell>
          <table:table-cell office:value-type="float" office:value="3460.2" calcext:value-type="float">
            <text:p>3460.2</text:p>
          </table:table-cell>
          <table:table-cell office:value-type="float" office:value="2828" calcext:value-type="float">
            <text:p>2828</text:p>
          </table:table-cell>
          <table:table-cell office:value-type="float" office:value="4475.2" calcext:value-type="float">
            <text:p>4475.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77.1" calcext:value-type="float">
            <text:p>177.1</text:p>
          </table:table-cell>
          <table:table-cell office:value-type="float" office:value="3113.6" calcext:value-type="float">
            <text:p>3113.6</text:p>
          </table:table-cell>
          <table:table-cell office:value-type="float" office:value="3548.5" calcext:value-type="float">
            <text:p>3548.5</text:p>
          </table:table-cell>
          <table:table-cell office:value-type="float" office:value="4327.4" calcext:value-type="float">
            <text:p>4327.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0.9" calcext:value-type="float">
            <text:p>150.9</text:p>
          </table:table-cell>
          <table:table-cell office:value-type="float" office:value="3662" calcext:value-type="float">
            <text:p>3662</text:p>
          </table:table-cell>
          <table:table-cell office:value-type="float" office:value="3385.8" calcext:value-type="float">
            <text:p>3385.8</text:p>
          </table:table-cell>
          <table:table-cell office:value-type="float" office:value="4389.8" calcext:value-type="float">
            <text:p>4389.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7.9" calcext:value-type="float">
            <text:p>157.9</text:p>
          </table:table-cell>
          <table:table-cell office:value-type="float" office:value="3481.7" calcext:value-type="float">
            <text:p>3481.7</text:p>
          </table:table-cell>
          <table:table-cell office:value-type="float" office:value="3471.5" calcext:value-type="float">
            <text:p>3471.5</text:p>
          </table:table-cell>
          <table:table-cell office:value-type="float" office:value="4501.7" calcext:value-type="float">
            <text:p>4501.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73.2" calcext:value-type="float">
            <text:p>173.2</text:p>
          </table:table-cell>
          <table:table-cell office:value-type="float" office:value="3586" calcext:value-type="float">
            <text:p>3586</text:p>
          </table:table-cell>
          <table:table-cell office:value-type="float" office:value="3860.9" calcext:value-type="float">
            <text:p>3860.9</text:p>
          </table:table-cell>
          <table:table-cell office:value-type="float" office:value="4518.2" calcext:value-type="float">
            <text:p>4518.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8.2" calcext:value-type="float">
            <text:p>168.2</text:p>
          </table:table-cell>
          <table:table-cell office:value-type="float" office:value="3652.2" calcext:value-type="float">
            <text:p>3652.2</text:p>
          </table:table-cell>
          <table:table-cell office:value-type="float" office:value="3751" calcext:value-type="float">
            <text:p>3751</text:p>
          </table:table-cell>
          <table:table-cell office:value-type="float" office:value="4605.2" calcext:value-type="float">
            <text:p>4605.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72.4" calcext:value-type="float">
            <text:p>172.4</text:p>
          </table:table-cell>
          <table:table-cell office:value-type="float" office:value="3686.9" calcext:value-type="float">
            <text:p>3686.9</text:p>
          </table:table-cell>
          <table:table-cell office:value-type="float" office:value="3517.5" calcext:value-type="float">
            <text:p>3517.5</text:p>
          </table:table-cell>
          <table:table-cell office:value-type="float" office:value="4274.3" calcext:value-type="float">
            <text:p>4274.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83.5" calcext:value-type="float">
            <text:p>183.5</text:p>
          </table:table-cell>
          <table:table-cell office:value-type="float" office:value="3444.3" calcext:value-type="float">
            <text:p>3444.3</text:p>
          </table:table-cell>
          <table:table-cell office:value-type="float" office:value="2911.3" calcext:value-type="float">
            <text:p>2911.3</text:p>
          </table:table-cell>
          <table:table-cell office:value-type="float" office:value="4473.6" calcext:value-type="float">
            <text:p>4473.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73.4" calcext:value-type="float">
            <text:p>173.4</text:p>
          </table:table-cell>
          <table:table-cell office:value-type="float" office:value="3416.7" calcext:value-type="float">
            <text:p>3416.7</text:p>
          </table:table-cell>
          <table:table-cell office:value-type="float" office:value="3695.4" calcext:value-type="float">
            <text:p>3695.4</text:p>
          </table:table-cell>
          <table:table-cell office:value-type="float" office:value="4445.1" calcext:value-type="float">
            <text:p>4445.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3.7" calcext:value-type="float">
            <text:p>163.7</text:p>
          </table:table-cell>
          <table:table-cell office:value-type="float" office:value="3577.2" calcext:value-type="float">
            <text:p>3577.2</text:p>
          </table:table-cell>
          <table:table-cell office:value-type="float" office:value="3727.3" calcext:value-type="float">
            <text:p>3727.3</text:p>
          </table:table-cell>
          <table:table-cell office:value-type="float" office:value="4447.2" calcext:value-type="float">
            <text:p>4447.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6.3" calcext:value-type="float">
            <text:p>166.3</text:p>
          </table:table-cell>
          <table:table-cell office:value-type="float" office:value="3510.7" calcext:value-type="float">
            <text:p>3510.7</text:p>
          </table:table-cell>
          <table:table-cell office:value-type="float" office:value="3601" calcext:value-type="float">
            <text:p>3601</text:p>
          </table:table-cell>
          <table:table-cell office:value-type="float" office:value="4606.3" calcext:value-type="float">
            <text:p>4606.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72.9" calcext:value-type="float">
            <text:p>172.9</text:p>
          </table:table-cell>
          <table:table-cell office:value-type="float" office:value="3435.6" calcext:value-type="float">
            <text:p>3435.6</text:p>
          </table:table-cell>
          <table:table-cell office:value-type="float" office:value="3525.6" calcext:value-type="float">
            <text:p>3525.6</text:p>
          </table:table-cell>
          <table:table-cell office:value-type="float" office:value="4664.2" calcext:value-type="float">
            <text:p>4664.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4.6" calcext:value-type="float">
            <text:p>164.6</text:p>
          </table:table-cell>
          <table:table-cell office:value-type="float" office:value="3370.7" calcext:value-type="float">
            <text:p>3370.7</text:p>
          </table:table-cell>
          <table:table-cell office:value-type="float" office:value="3619.2" calcext:value-type="float">
            <text:p>3619.2</text:p>
          </table:table-cell>
          <table:table-cell office:value-type="float" office:value="4568.5" calcext:value-type="float">
            <text:p>4568.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79.9" calcext:value-type="float">
            <text:p>179.9</text:p>
          </table:table-cell>
          <table:table-cell office:value-type="float" office:value="3653.4" calcext:value-type="float">
            <text:p>3653.4</text:p>
          </table:table-cell>
          <table:table-cell office:value-type="float" office:value="3380.4" calcext:value-type="float">
            <text:p>3380.4</text:p>
          </table:table-cell>
          <table:table-cell office:value-type="float" office:value="4466.8" calcext:value-type="float">
            <text:p>4466.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9.7" calcext:value-type="float">
            <text:p>169.7</text:p>
          </table:table-cell>
          <table:table-cell office:value-type="float" office:value="3343.8" calcext:value-type="float">
            <text:p>3343.8</text:p>
          </table:table-cell>
          <table:table-cell office:value-type="float" office:value="3234.7" calcext:value-type="float">
            <text:p>3234.7</text:p>
          </table:table-cell>
          <table:table-cell office:value-type="float" office:value="4462.2" calcext:value-type="float">
            <text:p>4462.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87.8" calcext:value-type="float">
            <text:p>187.8</text:p>
          </table:table-cell>
          <table:table-cell office:value-type="float" office:value="3538.9" calcext:value-type="float">
            <text:p>3538.9</text:p>
          </table:table-cell>
          <table:table-cell office:value-type="float" office:value="3732.2" calcext:value-type="float">
            <text:p>3732.2</text:p>
          </table:table-cell>
          <table:table-cell office:value-type="float" office:value="4555.2" calcext:value-type="float">
            <text:p>4555.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72.1" calcext:value-type="float">
            <text:p>172.1</text:p>
          </table:table-cell>
          <table:table-cell office:value-type="float" office:value="3643.3" calcext:value-type="float">
            <text:p>3643.3</text:p>
          </table:table-cell>
          <table:table-cell office:value-type="float" office:value="3630" calcext:value-type="float">
            <text:p>3630</text:p>
          </table:table-cell>
          <table:table-cell office:value-type="float" office:value="4547.1" calcext:value-type="float">
            <text:p>4547.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76.1" calcext:value-type="float">
            <text:p>176.1</text:p>
          </table:table-cell>
          <table:table-cell office:value-type="float" office:value="3467.9" calcext:value-type="float">
            <text:p>3467.9</text:p>
          </table:table-cell>
          <table:table-cell office:value-type="float" office:value="3583.7" calcext:value-type="float">
            <text:p>3583.7</text:p>
          </table:table-cell>
          <table:table-cell office:value-type="float" office:value="4567.5" calcext:value-type="float">
            <text:p>4567.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81.2" calcext:value-type="float">
            <text:p>181.2</text:p>
          </table:table-cell>
          <table:table-cell office:value-type="float" office:value="3355.8" calcext:value-type="float">
            <text:p>3355.8</text:p>
          </table:table-cell>
          <table:table-cell office:value-type="float" office:value="3651.3" calcext:value-type="float">
            <text:p>3651.3</text:p>
          </table:table-cell>
          <table:table-cell office:value-type="float" office:value="4511.4" calcext:value-type="float">
            <text:p>4511.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80.9" calcext:value-type="float">
            <text:p>180.9</text:p>
          </table:table-cell>
          <table:table-cell office:value-type="float" office:value="3553.5" calcext:value-type="float">
            <text:p>3553.5</text:p>
          </table:table-cell>
          <table:table-cell office:value-type="float" office:value="3748.8" calcext:value-type="float">
            <text:p>3748.8</text:p>
          </table:table-cell>
          <table:table-cell office:value-type="float" office:value="4509.7" calcext:value-type="float">
            <text:p>4509.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2.6" calcext:value-type="float">
            <text:p>172.6</text:p>
          </table:table-cell>
          <table:table-cell office:value-type="float" office:value="3546.9" calcext:value-type="float">
            <text:p>3546.9</text:p>
          </table:table-cell>
          <table:table-cell office:value-type="float" office:value="3265.4" calcext:value-type="float">
            <text:p>3265.4</text:p>
          </table:table-cell>
          <table:table-cell office:value-type="float" office:value="4460.7" calcext:value-type="float">
            <text:p>4460.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78.9" calcext:value-type="float">
            <text:p>178.9</text:p>
          </table:table-cell>
          <table:table-cell office:value-type="float" office:value="3217.4" calcext:value-type="float">
            <text:p>3217.4</text:p>
          </table:table-cell>
          <table:table-cell office:value-type="float" office:value="3524.1" calcext:value-type="float">
            <text:p>3524.1</text:p>
          </table:table-cell>
          <table:table-cell office:value-type="float" office:value="4470.4" calcext:value-type="float">
            <text:p>4470.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92" calcext:value-type="float">
            <text:p>192</text:p>
          </table:table-cell>
          <table:table-cell office:value-type="float" office:value="3618.6" calcext:value-type="float">
            <text:p>3618.6</text:p>
          </table:table-cell>
          <table:table-cell office:value-type="float" office:value="3639" calcext:value-type="float">
            <text:p>3639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92.5" calcext:value-type="float">
            <text:p>192.5</text:p>
          </table:table-cell>
          <table:table-cell office:value-type="float" office:value="3444.9" calcext:value-type="float">
            <text:p>3444.9</text:p>
          </table:table-cell>
          <table:table-cell office:value-type="float" office:value="3411.1" calcext:value-type="float">
            <text:p>3411.1</text:p>
          </table:table-cell>
          <table:table-cell office:value-type="float" office:value="4613.6" calcext:value-type="float">
            <text:p>4613.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79" calcext:value-type="float">
            <text:p>179</text:p>
          </table:table-cell>
          <table:table-cell office:value-type="float" office:value="3573.7" calcext:value-type="float">
            <text:p>3573.7</text:p>
          </table:table-cell>
          <table:table-cell office:value-type="float" office:value="3779.4" calcext:value-type="float">
            <text:p>3779.4</text:p>
          </table:table-cell>
          <table:table-cell office:value-type="float" office:value="4531.3" calcext:value-type="float">
            <text:p>4531.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83.3" calcext:value-type="float">
            <text:p>183.3</text:p>
          </table:table-cell>
          <table:table-cell office:value-type="float" office:value="3572.3" calcext:value-type="float">
            <text:p>3572.3</text:p>
          </table:table-cell>
          <table:table-cell office:value-type="float" office:value="3639.8" calcext:value-type="float">
            <text:p>3639.8</text:p>
          </table:table-cell>
          <table:table-cell office:value-type="float" office:value="4529.6" calcext:value-type="float">
            <text:p>4529.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72.5" calcext:value-type="float">
            <text:p>172.5</text:p>
          </table:table-cell>
          <table:table-cell office:value-type="float" office:value="3527.2" calcext:value-type="float">
            <text:p>3527.2</text:p>
          </table:table-cell>
          <table:table-cell office:value-type="float" office:value="3740.4" calcext:value-type="float">
            <text:p>3740.4</text:p>
          </table:table-cell>
          <table:table-cell office:value-type="float" office:value="4546.7" calcext:value-type="float">
            <text:p>4546.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73.5" calcext:value-type="float">
            <text:p>173.5</text:p>
          </table:table-cell>
          <table:table-cell office:value-type="float" office:value="3315.8" calcext:value-type="float">
            <text:p>3315.8</text:p>
          </table:table-cell>
          <table:table-cell office:value-type="float" office:value="2953.2" calcext:value-type="float">
            <text:p>2953.2</text:p>
          </table:table-cell>
          <table:table-cell office:value-type="float" office:value="4470.8" calcext:value-type="float">
            <text:p>4470.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78.1" calcext:value-type="float">
            <text:p>178.1</text:p>
          </table:table-cell>
          <table:table-cell office:value-type="float" office:value="3361" calcext:value-type="float">
            <text:p>3361</text:p>
          </table:table-cell>
          <table:table-cell office:value-type="float" office:value="3766.5" calcext:value-type="float">
            <text:p>3766.5</text:p>
          </table:table-cell>
          <table:table-cell office:value-type="float" office:value="4575.2" calcext:value-type="float">
            <text:p>4575.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91.4" calcext:value-type="float">
            <text:p>191.4</text:p>
          </table:table-cell>
          <table:table-cell office:value-type="float" office:value="3658.9" calcext:value-type="float">
            <text:p>3658.9</text:p>
          </table:table-cell>
          <table:table-cell office:value-type="float" office:value="3632.2" calcext:value-type="float">
            <text:p>3632.2</text:p>
          </table:table-cell>
          <table:table-cell office:value-type="float" office:value="4507.8" calcext:value-type="float">
            <text:p>4507.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2" calcext:value-type="float">
            <text:p>192</text:p>
          </table:table-cell>
          <table:table-cell office:value-type="float" office:value="3710" calcext:value-type="float">
            <text:p>3710</text:p>
          </table:table-cell>
          <table:table-cell office:value-type="float" office:value="3601.3" calcext:value-type="float">
            <text:p>3601.3</text:p>
          </table:table-cell>
          <table:table-cell office:value-type="float" office:value="4683.5" calcext:value-type="float">
            <text:p>4683.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95.6" calcext:value-type="float">
            <text:p>195.6</text:p>
          </table:table-cell>
          <table:table-cell office:value-type="float" office:value="3676.2" calcext:value-type="float">
            <text:p>3676.2</text:p>
          </table:table-cell>
          <table:table-cell office:value-type="float" office:value="3814.7" calcext:value-type="float">
            <text:p>3814.7</text:p>
          </table:table-cell>
          <table:table-cell office:value-type="float" office:value="4551.2" calcext:value-type="float">
            <text:p>4551.2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9" calcext:value-type="float">
            <text:p>209</text:p>
          </table:table-cell>
          <table:table-cell office:value-type="float" office:value="3655.8" calcext:value-type="float">
            <text:p>3655.8</text:p>
          </table:table-cell>
          <table:table-cell office:value-type="float" office:value="3773.2" calcext:value-type="float">
            <text:p>3773.2</text:p>
          </table:table-cell>
          <table:table-cell office:value-type="float" office:value="4569.7" calcext:value-type="float">
            <text:p>4569.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93.1" calcext:value-type="float">
            <text:p>193.1</text:p>
          </table:table-cell>
          <table:table-cell office:value-type="float" office:value="3733.2" calcext:value-type="float">
            <text:p>3733.2</text:p>
          </table:table-cell>
          <table:table-cell office:value-type="float" office:value="3480.6" calcext:value-type="float">
            <text:p>3480.6</text:p>
          </table:table-cell>
          <table:table-cell office:value-type="float" office:value="4510.7" calcext:value-type="float">
            <text:p>4510.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10.2" calcext:value-type="float">
            <text:p>210.2</text:p>
          </table:table-cell>
          <table:table-cell office:value-type="float" office:value="3135.6" calcext:value-type="float">
            <text:p>3135.6</text:p>
          </table:table-cell>
          <table:table-cell office:value-type="float" office:value="3487.9" calcext:value-type="float">
            <text:p>3487.9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05.4" calcext:value-type="float">
            <text:p>205.4</text:p>
          </table:table-cell>
          <table:table-cell office:value-type="float" office:value="3538" calcext:value-type="float">
            <text:p>3538</text:p>
          </table:table-cell>
          <table:table-cell office:value-type="float" office:value="3558.4" calcext:value-type="float">
            <text:p>3558.4</text:p>
          </table:table-cell>
          <table:table-cell office:value-type="float" office:value="4647.8" calcext:value-type="float">
            <text:p>4647.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08.3" calcext:value-type="float">
            <text:p>208.3</text:p>
          </table:table-cell>
          <table:table-cell office:value-type="float" office:value="3542.4" calcext:value-type="float">
            <text:p>3542.4</text:p>
          </table:table-cell>
          <table:table-cell office:value-type="float" office:value="3710.9" calcext:value-type="float">
            <text:p>3710.9</text:p>
          </table:table-cell>
          <table:table-cell office:value-type="float" office:value="4643.7" calcext:value-type="float">
            <text:p>4643.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20.8" calcext:value-type="float">
            <text:p>220.8</text:p>
          </table:table-cell>
          <table:table-cell office:value-type="float" office:value="3564.1" calcext:value-type="float">
            <text:p>3564.1</text:p>
          </table:table-cell>
          <table:table-cell office:value-type="float" office:value="3748.8" calcext:value-type="float">
            <text:p>3748.8</text:p>
          </table:table-cell>
          <table:table-cell office:value-type="float" office:value="4593.7" calcext:value-type="float">
            <text:p>4593.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05.9" calcext:value-type="float">
            <text:p>205.9</text:p>
          </table:table-cell>
          <table:table-cell office:value-type="float" office:value="3693.1" calcext:value-type="float">
            <text:p>3693.1</text:p>
          </table:table-cell>
          <table:table-cell office:value-type="float" office:value="3622.9" calcext:value-type="float">
            <text:p>3622.9</text:p>
          </table:table-cell>
          <table:table-cell office:value-type="float" office:value="4118.1" calcext:value-type="float">
            <text:p>4118.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03.1" calcext:value-type="float">
            <text:p>203.1</text:p>
          </table:table-cell>
          <table:table-cell office:value-type="float" office:value="3629.5" calcext:value-type="float">
            <text:p>3629.5</text:p>
          </table:table-cell>
          <table:table-cell office:value-type="float" office:value="3757.4" calcext:value-type="float">
            <text:p>3757.4</text:p>
          </table:table-cell>
          <table:table-cell office:value-type="float" office:value="4447.9" calcext:value-type="float">
            <text:p>4447.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9.4" calcext:value-type="float">
            <text:p>179.4</text:p>
          </table:table-cell>
          <table:table-cell office:value-type="float" office:value="3679.3" calcext:value-type="float">
            <text:p>3679.3</text:p>
          </table:table-cell>
          <table:table-cell office:value-type="float" office:value="3083.7" calcext:value-type="float">
            <text:p>3083.7</text:p>
          </table:table-cell>
          <table:table-cell office:value-type="float" office:value="4509.7" calcext:value-type="float">
            <text:p>4509.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8.7" calcext:value-type="float">
            <text:p>168.7</text:p>
          </table:table-cell>
          <table:table-cell office:value-type="float" office:value="3156.3" calcext:value-type="float">
            <text:p>3156.3</text:p>
          </table:table-cell>
          <table:table-cell office:value-type="float" office:value="3858.8" calcext:value-type="float">
            <text:p>3858.8</text:p>
          </table:table-cell>
          <table:table-cell office:value-type="float" office:value="4501.8" calcext:value-type="float">
            <text:p>4501.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1.3" calcext:value-type="float">
            <text:p>181.3</text:p>
          </table:table-cell>
          <table:table-cell office:value-type="float" office:value="3586.3" calcext:value-type="float">
            <text:p>3586.3</text:p>
          </table:table-cell>
          <table:table-cell office:value-type="float" office:value="3614.7" calcext:value-type="float">
            <text:p>3614.7</text:p>
          </table:table-cell>
          <table:table-cell office:value-type="float" office:value="4460.1" calcext:value-type="float">
            <text:p>4460.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77.9" calcext:value-type="float">
            <text:p>177.9</text:p>
          </table:table-cell>
          <table:table-cell office:value-type="float" office:value="3423.8" calcext:value-type="float">
            <text:p>3423.8</text:p>
          </table:table-cell>
          <table:table-cell office:value-type="float" office:value="3793.3" calcext:value-type="float">
            <text:p>3793.3</text:p>
          </table:table-cell>
          <table:table-cell office:value-type="float" office:value="4626.6" calcext:value-type="float">
            <text:p>4626.6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7.4" calcext:value-type="float">
            <text:p>177.4</text:p>
          </table:table-cell>
          <table:table-cell office:value-type="float" office:value="3144.9" calcext:value-type="float">
            <text:p>3144.9</text:p>
          </table:table-cell>
          <table:table-cell office:value-type="float" office:value="3784.8" calcext:value-type="float">
            <text:p>3784.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76.8" calcext:value-type="float">
            <text:p>176.8</text:p>
          </table:table-cell>
          <table:table-cell office:value-type="float" office:value="3094.1" calcext:value-type="float">
            <text:p>3094.1</text:p>
          </table:table-cell>
          <table:table-cell office:value-type="float" office:value="3742.9" calcext:value-type="float">
            <text:p>3742.9</text:p>
          </table:table-cell>
          <table:table-cell office:value-type="float" office:value="4445.7" calcext:value-type="float">
            <text:p>4445.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90" calcext:value-type="float">
            <text:p>190</text:p>
          </table:table-cell>
          <table:table-cell office:value-type="float" office:value="3465.9" calcext:value-type="float">
            <text:p>3465.9</text:p>
          </table:table-cell>
          <table:table-cell office:value-type="float" office:value="3750.7" calcext:value-type="float">
            <text:p>3750.7</text:p>
          </table:table-cell>
          <table:table-cell office:value-type="float" office:value="4491.8" calcext:value-type="float">
            <text:p>4491.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78.4" calcext:value-type="float">
            <text:p>178.4</text:p>
          </table:table-cell>
          <table:table-cell office:value-type="float" office:value="3509.6" calcext:value-type="float">
            <text:p>3509.6</text:p>
          </table:table-cell>
          <table:table-cell office:value-type="float" office:value="3460.8" calcext:value-type="float">
            <text:p>3460.8</text:p>
          </table:table-cell>
          <table:table-cell office:value-type="float" office:value="4595.2" calcext:value-type="float">
            <text:p>4595.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7.9" calcext:value-type="float">
            <text:p>167.9</text:p>
          </table:table-cell>
          <table:table-cell office:value-type="float" office:value="3017.5" calcext:value-type="float">
            <text:p>3017.5</text:p>
          </table:table-cell>
          <table:table-cell office:value-type="float" office:value="3594.9" calcext:value-type="float">
            <text:p>3594.9</text:p>
          </table:table-cell>
          <table:table-cell office:value-type="float" office:value="4573.9" calcext:value-type="float">
            <text:p>4573.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70.4" calcext:value-type="float">
            <text:p>170.4</text:p>
          </table:table-cell>
          <table:table-cell office:value-type="float" office:value="3500.6" calcext:value-type="float">
            <text:p>3500.6</text:p>
          </table:table-cell>
          <table:table-cell office:value-type="float" office:value="3517.8" calcext:value-type="float">
            <text:p>3517.8</text:p>
          </table:table-cell>
          <table:table-cell office:value-type="float" office:value="4601.4" calcext:value-type="float">
            <text:p>4601.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2.2" calcext:value-type="float">
            <text:p>182.2</text:p>
          </table:table-cell>
          <table:table-cell office:value-type="float" office:value="3413.9" calcext:value-type="float">
            <text:p>3413.9</text:p>
          </table:table-cell>
          <table:table-cell office:value-type="float" office:value="3462.4" calcext:value-type="float">
            <text:p>3462.4</text:p>
          </table:table-cell>
          <table:table-cell office:value-type="float" office:value="4715.5" calcext:value-type="float">
            <text:p>4715.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85.6" calcext:value-type="float">
            <text:p>185.6</text:p>
          </table:table-cell>
          <table:table-cell office:value-type="float" office:value="3369.8" calcext:value-type="float">
            <text:p>3369.8</text:p>
          </table:table-cell>
          <table:table-cell office:value-type="float" office:value="3711.2" calcext:value-type="float">
            <text:p>3711.2</text:p>
          </table:table-cell>
          <table:table-cell office:value-type="float" office:value="4581.9" calcext:value-type="float">
            <text:p>4581.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75.3" calcext:value-type="float">
            <text:p>175.3</text:p>
          </table:table-cell>
          <table:table-cell office:value-type="float" office:value="3618.3" calcext:value-type="float">
            <text:p>3618.3</text:p>
          </table:table-cell>
          <table:table-cell office:value-type="float" office:value="3518.1" calcext:value-type="float">
            <text:p>3518.1</text:p>
          </table:table-cell>
          <table:table-cell office:value-type="float" office:value="4442.7" calcext:value-type="float">
            <text:p>4442.7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6" calcext:value-type="float">
            <text:p>126</text:p>
          </table:table-cell>
          <table:table-cell office:value-type="float" office:value="3477.7" calcext:value-type="float">
            <text:p>3477.7</text:p>
          </table:table-cell>
          <table:table-cell office:value-type="float" office:value="3325.5" calcext:value-type="float">
            <text:p>3325.5</text:p>
          </table:table-cell>
          <table:table-cell office:value-type="float" office:value="4599.6" calcext:value-type="float">
            <text:p>4599.6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2.6" calcext:value-type="float">
            <text:p>152.6</text:p>
          </table:table-cell>
          <table:table-cell office:value-type="float" office:value="3214.82" calcext:value-type="float">
            <text:p>3214.82</text:p>
          </table:table-cell>
          <table:table-cell office:value-type="float" office:value="3971.9" calcext:value-type="float">
            <text:p>3971.9</text:p>
          </table:table-cell>
          <table:table-cell office:value-type="float" office:value="4482.8" calcext:value-type="float">
            <text:p>4482.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48.9" calcext:value-type="float">
            <text:p>148.9</text:p>
          </table:table-cell>
          <table:table-cell office:value-type="float" office:value="3441.56" calcext:value-type="float">
            <text:p>3441.56</text:p>
          </table:table-cell>
          <table:table-cell office:value-type="float" office:value="3579.7" calcext:value-type="float">
            <text:p>3579.7</text:p>
          </table:table-cell>
          <table:table-cell office:value-type="float" office:value="4572.6" calcext:value-type="float">
            <text:p>4572.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5.9" calcext:value-type="float">
            <text:p>155.9</text:p>
          </table:table-cell>
          <table:table-cell office:value-type="float" office:value="3434.8" calcext:value-type="float">
            <text:p>3434.8</text:p>
          </table:table-cell>
          <table:table-cell office:value-type="float" office:value="3828.3" calcext:value-type="float">
            <text:p>3828.3</text:p>
          </table:table-cell>
          <table:table-cell office:value-type="float" office:value="4608.4" calcext:value-type="float">
            <text:p>4608.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39" calcext:value-type="float">
            <text:p>139</text:p>
          </table:table-cell>
          <table:table-cell office:value-type="float" office:value="3587.3" calcext:value-type="float">
            <text:p>3587.3</text:p>
          </table:table-cell>
          <table:table-cell office:value-type="float" office:value="3579" calcext:value-type="float">
            <text:p>3579</text:p>
          </table:table-cell>
          <table:table-cell office:value-type="float" office:value="4499.8" calcext:value-type="float">
            <text:p>4499.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40.2" calcext:value-type="float">
            <text:p>140.2</text:p>
          </table:table-cell>
          <table:table-cell office:value-type="float" office:value="3478.6" calcext:value-type="float">
            <text:p>3478.6</text:p>
          </table:table-cell>
          <table:table-cell office:value-type="float" office:value="3599.9" calcext:value-type="float">
            <text:p>3599.9</text:p>
          </table:table-cell>
          <table:table-cell office:value-type="float" office:value="4590.4" calcext:value-type="float">
            <text:p>4590.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9.7" calcext:value-type="float">
            <text:p>129.7</text:p>
          </table:table-cell>
          <table:table-cell office:value-type="float" office:value="3845.9" calcext:value-type="float">
            <text:p>3845.9</text:p>
          </table:table-cell>
          <table:table-cell office:value-type="float" office:value="3674.3" calcext:value-type="float">
            <text:p>3674.3</text:p>
          </table:table-cell>
          <table:table-cell office:value-type="float" office:value="4543.7" calcext:value-type="float">
            <text:p>4543.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9.6" calcext:value-type="float">
            <text:p>119.6</text:p>
          </table:table-cell>
          <table:table-cell office:value-type="float" office:value="3585.9" calcext:value-type="float">
            <text:p>3585.9</text:p>
          </table:table-cell>
          <table:table-cell office:value-type="float" office:value="3310.3" calcext:value-type="float">
            <text:p>3310.3</text:p>
          </table:table-cell>
          <table:table-cell office:value-type="float" office:value="4389.7" calcext:value-type="float">
            <text:p>4389.7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9.3" calcext:value-type="float">
            <text:p>89.3</text:p>
          </table:table-cell>
          <table:table-cell office:value-type="float" office:value="3483.7" calcext:value-type="float">
            <text:p>3483.7</text:p>
          </table:table-cell>
          <table:table-cell office:value-type="float" office:value="3800.1" calcext:value-type="float">
            <text:p>3800.1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10.7" calcext:value-type="float">
            <text:p>110.7</text:p>
          </table:table-cell>
          <table:table-cell office:value-type="float" office:value="3646.5" calcext:value-type="float">
            <text:p>3646.5</text:p>
          </table:table-cell>
          <table:table-cell office:value-type="float" office:value="3552.2" calcext:value-type="float">
            <text:p>3552.2</text:p>
          </table:table-cell>
          <table:table-cell office:value-type="float" office:value="4499.8" calcext:value-type="float">
            <text:p>4499.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13.9" calcext:value-type="float">
            <text:p>113.9</text:p>
          </table:table-cell>
          <table:table-cell office:value-type="float" office:value="3535.5" calcext:value-type="float">
            <text:p>3535.5</text:p>
          </table:table-cell>
          <table:table-cell office:value-type="float" office:value="3926.4" calcext:value-type="float">
            <text:p>3926.4</text:p>
          </table:table-cell>
          <table:table-cell office:value-type="float" office:value="4676.1" calcext:value-type="float">
            <text:p>4676.1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32.2" calcext:value-type="float">
            <text:p>132.2</text:p>
          </table:table-cell>
          <table:table-cell office:value-type="float" office:value="3308.9" calcext:value-type="float">
            <text:p>3308.9</text:p>
          </table:table-cell>
          <table:table-cell office:value-type="float" office:value="3698.3" calcext:value-type="float">
            <text:p>3698.3</text:p>
          </table:table-cell>
          <table:table-cell office:value-type="float" office:value="4461.6" calcext:value-type="float">
            <text:p>4461.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38.6" calcext:value-type="float">
            <text:p>138.6</text:p>
          </table:table-cell>
          <table:table-cell office:value-type="float" office:value="3453.2" calcext:value-type="float">
            <text:p>3453.2</text:p>
          </table:table-cell>
          <table:table-cell office:value-type="float" office:value="3901.6" calcext:value-type="float">
            <text:p>3901.6</text:p>
          </table:table-cell>
          <table:table-cell office:value-type="float" office:value="4436.2" calcext:value-type="float">
            <text:p>4436.2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1.4" calcext:value-type="float">
            <text:p>121.4</text:p>
          </table:table-cell>
          <table:table-cell office:value-type="float" office:value="3412" calcext:value-type="float">
            <text:p>3412</text:p>
          </table:table-cell>
          <table:table-cell office:value-type="float" office:value="3524.3" calcext:value-type="float">
            <text:p>3524.3</text:p>
          </table:table-cell>
          <table:table-cell office:value-type="float" office:value="4489.3" calcext:value-type="float">
            <text:p>4489.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4.2" calcext:value-type="float">
            <text:p>164.2</text:p>
          </table:table-cell>
          <table:table-cell office:value-type="float" office:value="3369.5" calcext:value-type="float">
            <text:p>3369.5</text:p>
          </table:table-cell>
          <table:table-cell office:value-type="float" office:value="3474.4" calcext:value-type="float">
            <text:p>3474.4</text:p>
          </table:table-cell>
          <table:table-cell office:value-type="float" office:value="4577.6" calcext:value-type="float">
            <text:p>4577.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43.9" calcext:value-type="float">
            <text:p>143.9</text:p>
          </table:table-cell>
          <table:table-cell office:value-type="float" office:value="3673.8" calcext:value-type="float">
            <text:p>3673.8</text:p>
          </table:table-cell>
          <table:table-cell office:value-type="float" office:value="3747.4" calcext:value-type="float">
            <text:p>3747.4</text:p>
          </table:table-cell>
          <table:table-cell office:value-type="float" office:value="4503.6" calcext:value-type="float">
            <text:p>4503.6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73.8" calcext:value-type="float">
            <text:p>173.8</text:p>
          </table:table-cell>
          <table:table-cell office:value-type="float" office:value="3644.9" calcext:value-type="float">
            <text:p>3644.9</text:p>
          </table:table-cell>
          <table:table-cell office:value-type="float" office:value="3595.2" calcext:value-type="float">
            <text:p>3595.2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3" calcext:value-type="float">
            <text:p>163</text:p>
          </table:table-cell>
          <table:table-cell office:value-type="float" office:value="3171.6" calcext:value-type="float">
            <text:p>3171.6</text:p>
          </table:table-cell>
          <table:table-cell office:value-type="float" office:value="3927.3" calcext:value-type="float">
            <text:p>3927.3</text:p>
          </table:table-cell>
          <table:table-cell office:value-type="float" office:value="3923.3" calcext:value-type="float">
            <text:p>3923.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81.1" calcext:value-type="float">
            <text:p>181.1</text:p>
          </table:table-cell>
          <table:table-cell office:value-type="float" office:value="3672.1" calcext:value-type="float">
            <text:p>3672.1</text:p>
          </table:table-cell>
          <table:table-cell office:value-type="float" office:value="4001.1" calcext:value-type="float">
            <text:p>4001.1</text:p>
          </table:table-cell>
          <table:table-cell office:value-type="float" office:value="4311.3" calcext:value-type="float">
            <text:p>4311.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7.2" calcext:value-type="float">
            <text:p>167.2</text:p>
          </table:table-cell>
          <table:table-cell office:value-type="float" office:value="3690.8" calcext:value-type="float">
            <text:p>3690.8</text:p>
          </table:table-cell>
          <table:table-cell office:value-type="float" office:value="3840.4" calcext:value-type="float">
            <text:p>3840.4</text:p>
          </table:table-cell>
          <table:table-cell office:value-type="float" office:value="4424.9" calcext:value-type="float">
            <text:p>4424.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48.5" calcext:value-type="float">
            <text:p>148.5</text:p>
          </table:table-cell>
          <table:table-cell office:value-type="float" office:value="3725.7" calcext:value-type="float">
            <text:p>3725.7</text:p>
          </table:table-cell>
          <table:table-cell office:value-type="float" office:value="3140" calcext:value-type="float">
            <text:p>3140</text:p>
          </table:table-cell>
          <table:table-cell office:value-type="float" office:value="4535.2" calcext:value-type="float">
            <text:p>4535.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15.1" calcext:value-type="float">
            <text:p>115.1</text:p>
          </table:table-cell>
          <table:table-cell office:value-type="float" office:value="3299.4" calcext:value-type="float">
            <text:p>3299.4</text:p>
          </table:table-cell>
          <table:table-cell office:value-type="float" office:value="3835.9" calcext:value-type="float">
            <text:p>3835.9</text:p>
          </table:table-cell>
          <table:table-cell office:value-type="float" office:value="4528.1" calcext:value-type="float">
            <text:p>4528.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45.7" calcext:value-type="float">
            <text:p>145.7</text:p>
          </table:table-cell>
          <table:table-cell office:value-type="float" office:value="3727.4" calcext:value-type="float">
            <text:p>3727.4</text:p>
          </table:table-cell>
          <table:table-cell office:value-type="float" office:value="3616.5" calcext:value-type="float">
            <text:p>3616.5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43.1" calcext:value-type="float">
            <text:p>143.1</text:p>
          </table:table-cell>
          <table:table-cell office:value-type="float" office:value="3519.3" calcext:value-type="float">
            <text:p>3519.3</text:p>
          </table:table-cell>
          <table:table-cell office:value-type="float" office:value="3856.9" calcext:value-type="float">
            <text:p>3856.9</text:p>
          </table:table-cell>
          <table:table-cell office:value-type="float" office:value="4575.4" calcext:value-type="float">
            <text:p>4575.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38.3" calcext:value-type="float">
            <text:p>138.3</text:p>
          </table:table-cell>
          <table:table-cell office:value-type="float" office:value="3743.7" calcext:value-type="float">
            <text:p>3743.7</text:p>
          </table:table-cell>
          <table:table-cell office:value-type="float" office:value="3611.3" calcext:value-type="float">
            <text:p>3611.3</text:p>
          </table:table-cell>
          <table:table-cell office:value-type="float" office:value="4560.2" calcext:value-type="float">
            <text:p>4560.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33.3" calcext:value-type="float">
            <text:p>133.3</text:p>
          </table:table-cell>
          <table:table-cell office:value-type="float" office:value="3644.7" calcext:value-type="float">
            <text:p>3644.7</text:p>
          </table:table-cell>
          <table:table-cell office:value-type="float" office:value="3797.6" calcext:value-type="float">
            <text:p>3797.6</text:p>
          </table:table-cell>
          <table:table-cell office:value-type="float" office:value="4464.1" calcext:value-type="float">
            <text:p>4464.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54.1" calcext:value-type="float">
            <text:p>154.1</text:p>
          </table:table-cell>
          <table:table-cell office:value-type="float" office:value="3648.9" calcext:value-type="float">
            <text:p>3648.9</text:p>
          </table:table-cell>
          <table:table-cell office:value-type="float" office:value="3565.4" calcext:value-type="float">
            <text:p>3565.4</text:p>
          </table:table-cell>
          <table:table-cell office:value-type="float" office:value="4489.9" calcext:value-type="float">
            <text:p>4489.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6" calcext:value-type="float">
            <text:p>116</text:p>
          </table:table-cell>
          <table:table-cell office:value-type="float" office:value="3222" calcext:value-type="float">
            <text:p>3222</text:p>
          </table:table-cell>
          <table:table-cell office:value-type="float" office:value="3178.9" calcext:value-type="float">
            <text:p>3178.9</text:p>
          </table:table-cell>
          <table:table-cell office:value-type="float" office:value="4621.7" calcext:value-type="float">
            <text:p>4621.7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45.98" calcext:value-type="float">
            <text:p>45.98</text:p>
          </table:table-cell>
          <table:table-cell office:value-type="float" office:value="1388.89" calcext:value-type="float">
            <text:p>1388.89</text:p>
          </table:table-cell>
          <table:table-cell office:value-type="float" office:value="2916.67" calcext:value-type="float">
            <text:p>2916.67</text:p>
          </table:table-cell>
          <table:table-cell office:value-type="float" office:value="1526.32" calcext:value-type="float">
            <text:p>1526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3:11:17.83613715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8T08:28:00.563276077</meta:creation-date>
    <dc:date>2021-04-22T13:12:00.727035572</dc:date>
    <meta:editing-duration>PT2H13M15S</meta:editing-duration>
    <meta:editing-cycles>8</meta:editing-cycles>
    <meta:generator>LibreOffice/7.0.5.2$Linux_X86_64 LibreOffice_project/00$Build-2</meta:generator>
    <meta:document-statistic meta:table-count="2" meta:cell-count="205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8cm" svg:y="0.315cm" chart:style-name="ch2">
          <text:p>Throghput</text:p>
        </chart:title>
        <chart:plot-area chart:style-name="ch3" table:cell-range-address="'Short tests'.B13:'Short tests'.C22" chart:data-source-has-labels="row" svg:x="1.318cm" svg:y="1.288cm" svg:width="14.362cm" svg:height="6.564cm">
          <chart:coordinate-region svg:x="2.363cm" svg:y="1.487cm" svg:width="13.018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733cm" chart:style-name="ch6">
              <text:p>X</text:p>
            </chart:title>
            <chart:grid chart:style-name="ch7" chart:class="major"/>
          </chart:axis>
          <chart:series chart:style-name="ch8" chart:values-cell-range-address="'Short tests'.C13:'Short tests'.C22" loext:label-string="throghput" chart:class="chart:scatter">
            <chart:domain table:cell-range-address="'Short tests'.B13:'Short tests'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o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22</svg:desc>
                </draw:g>
              </table:table-cell>
              <table:table-cell office:value-type="float" office:value="1434.6957130009">
                <text:p>1434.6957130009</text:p>
                <draw:g>
                  <svg:desc>'Short tests'.C13:'Short tests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1.43428285857">
                <text:p>2531.43428285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57.15761068728">
                <text:p>2957.15761068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48.97075477983">
                <text:p>3448.97075477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78.53835648379">
                <text:p>4278.53835648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507.84241899497">
                <text:p>4507.84241899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917.02751315702">
                <text:p>4917.02751315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596.07568792058">
                <text:p>4596.07568792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467.81387298629">
                <text:p>4467.81387298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898.65673626812">
                <text:p>4898.65673626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9cm" svg:y="0.315cm" chart:style-name="ch2">
          <text:p>Response Time</text:p>
        </chart:title>
        <chart:plot-area chart:style-name="ch3" table:cell-range-address="'Short tests'.B13:'Short tests'.B22 'Short tests'.K13:'Short tests'.K22" svg:x="1.318cm" svg:y="1.288cm" svg:width="14.362cm" svg:height="6.564cm">
          <chart:coordinate-region svg:x="2.561cm" svg:y="1.487cm" svg:width="12.82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998cm" chart:style-name="ch6">
              <text:p>R[us]</text:p>
            </chart:title>
            <chart:grid chart:style-name="ch7" chart:class="major"/>
          </chart:axis>
          <chart:series chart:style-name="ch8" chart:values-cell-range-address="'Short tests'.K13:'Short tests'.K22" chart:class="chart:scatter">
            <chart:domain table:cell-range-address="'Short tests'.B13:'Short tests'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22</svg:desc>
                </draw:g>
              </table:table-cell>
              <table:table-cell office:value-type="float" office:value="688.228438718889">
                <text:p>688.228438718889</text:p>
                <draw:g>
                  <svg:desc>'Short tests'.K13:'Short test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.905544661306">
                <text:p>781.905544661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5.74764554795">
                <text:p>1005.7476455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0.67900864969">
                <text:p>1150.67900864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9.98857930261">
                <text:p>1159.9885793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03.69600963243">
                <text:p>2203.69600963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045.74995089373">
                <text:p>4045.74995089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498.84817203522">
                <text:p>6498.84817203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1144.4004115748">
                <text:p>11144.4004115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307.3710863313">
                <text:p>20307.3710863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5cm" chart:style-name="ch2">
          <text:p>Predicting response time</text:p>
        </chart:title>
        <chart:plot-area chart:style-name="ch3" table:cell-range-address="'Short tests'.B13:'Short tests'.B18 'Short tests'.K13:'Short tests'.K22" svg:x="1.318cm" svg:y="1.288cm" svg:width="14.362cm" svg:height="6.564cm">
          <chart:coordinate-region svg:x="2.561cm" svg:y="1.487cm" svg:width="12.82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998cm" chart:style-name="ch6">
              <text:p>R[us]</text:p>
            </chart:title>
            <chart:grid chart:style-name="ch7" chart:class="major"/>
          </chart:axis>
          <chart:series chart:style-name="ch8" chart:values-cell-range-address="'Short tests'.K13:'Short tests'.K18" chart:class="chart:scatter">
            <chart:domain table:cell-range-address="'Short tests'.B13:'Short tests'.B18"/>
            <chart:regression-curve chart:style-name="ch9"/>
            <chart:data-point chart:repeated="6"/>
          </chart:series>
          <chart:series chart:style-name="ch10" chart:values-cell-range-address="'Short tests'.K19:'Short tests'.K22" chart:class="chart:scatter">
            <chart:domain table:cell-range-address="'Short tests'.B19:'Short tests'.B2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18</svg:desc>
                </draw:g>
              </table:table-cell>
              <table:table-cell office:value-type="float" office:value="688.228438718889">
                <text:p>688.228438718889</text:p>
                <draw:g>
                  <svg:desc>'Short tests'.K13:'Short tests'.K18</svg:desc>
                </draw:g>
              </table:table-cell>
              <table:table-cell office:value-type="float" office:value="20">
                <text:p>20</text:p>
                <draw:g>
                  <svg:desc>'Short tests'.B19:'Short tests'.B22</svg:desc>
                </draw:g>
              </table:table-cell>
              <table:table-cell office:value-type="float" office:value="4045.74995089373">
                <text:p>4045.74995089373</text:p>
                <draw:g>
                  <svg:desc>'Short tests'.K19:'Short test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.905544661306">
                <text:p>781.905544661306</text:p>
              </table:table-cell>
              <table:table-cell office:value-type="float" office:value="30">
                <text:p>30</text:p>
              </table:table-cell>
              <table:table-cell office:value-type="float" office:value="6498.84817203522">
                <text:p>6498.84817203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5.74764554795">
                <text:p>1005.74764554795</text:p>
              </table:table-cell>
              <table:table-cell office:value-type="float" office:value="50">
                <text:p>50</text:p>
              </table:table-cell>
              <table:table-cell office:value-type="float" office:value="11144.4004115748">
                <text:p>11144.4004115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0.67900864969">
                <text:p>1150.67900864969</text:p>
              </table:table-cell>
              <table:table-cell office:value-type="float" office:value="100">
                <text:p>100</text:p>
              </table:table-cell>
              <table:table-cell office:value-type="float" office:value="20307.3710863313">
                <text:p>20307.3710863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9.98857930261">
                <text:p>1159.988579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03.69600963243">
                <text:p>2203.6960096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7cm" svg:height="13.633cm" xlink:href=".." xlink:type="simple" chart:class="chart:scatter" chart:style-name="ch1">
        <chart:title svg:x="10.871cm" svg:y="0.407cm" chart:style-name="ch2">
          <text:p>Throughput</text:p>
        </chart:title>
        <chart:legend chart:legend-position="end" svg:x="21.702cm" svg:y="5.77cm" style:legend-expansion="high" chart:style-name="ch3"/>
        <chart:plot-area chart:style-name="ch4" table:cell-range-address="'Long run'.A4:'Long run'.E363" chart:data-source-has-labels="row" svg:x="0.484cm" svg:y="1.472cm" svg:width="20.734cm" svg:height="10.921cm">
          <chart:coordinate-region svg:x="1.529cm" svg:y="1.672cm" svg:width="19.29cm" svg:height="10.074cm"/>
          <chart:axis chart:dimension="x" chart:name="primary-x" chart:style-name="ch5">
            <chart:title svg:x="10.185cm" svg:y="12.666cm" chart:style-name="ch6">
              <text:p>Secon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Long run'.B4:'Long run'.B363" loext:label-string="single" chart:class="chart:scatter">
            <chart:domain table:cell-range-address="'Long run'.A4:'Long run'.A363"/>
            <chart:data-point chart:repeated="360"/>
          </chart:series>
          <chart:series chart:style-name="ch9" chart:values-cell-range-address="'Long run'.C4:'Long run'.C363" loext:label-string="raid0" chart:class="chart:scatter">
            <chart:data-point chart:repeated="360"/>
          </chart:series>
          <chart:series chart:style-name="ch10" chart:values-cell-range-address="'Long run'.D4:'Long run'.D363" loext:label-string="no_raid" chart:class="chart:scatter">
            <chart:data-point chart:repeated="360"/>
          </chart:series>
          <chart:series chart:style-name="ch11" chart:values-cell-range-address="'Long run'.E4:'Long run'.E363" loext:label-string="ext4" chart:class="chart:scatter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raid0</text:p>
              </table:table-cell>
              <table:table-cell office:value-type="string">
                <text:p>no_raid</text:p>
              </table:table-cell>
              <table:table-cell office:value-type="string">
                <text:p>ext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ong run'.A4:'Long run'.A363</svg:desc>
                </draw:g>
              </table:table-cell>
              <table:table-cell office:value-type="float" office:value="4059.5">
                <text:p>4059.5</text:p>
                <draw:g>
                  <svg:desc>'Long run'.B4:'Long run'.B363</svg:desc>
                </draw:g>
              </table:table-cell>
              <table:table-cell office:value-type="float" office:value="3462.55">
                <text:p>3462.55</text:p>
                <draw:g>
                  <svg:desc>'Long run'.C4:'Long run'.C363</svg:desc>
                </draw:g>
              </table:table-cell>
              <table:table-cell office:value-type="float" office:value="3535">
                <text:p>3535</text:p>
                <draw:g>
                  <svg:desc>'Long run'.D4:'Long run'.D363</svg:desc>
                </draw:g>
              </table:table-cell>
              <table:table-cell office:value-type="float" office:value="4385.5">
                <text:p>4385.5</text:p>
                <draw:g>
                  <svg:desc>'Long run'.E4:'Long run'.E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750.1">
                <text:p>4750.1</text:p>
              </table:table-cell>
              <table:table-cell office:value-type="float" office:value="3265.7">
                <text:p>3265.7</text:p>
              </table:table-cell>
              <table:table-cell office:value-type="float" office:value="3378.1">
                <text:p>3378.1</text:p>
              </table:table-cell>
              <table:table-cell office:value-type="float" office:value="3988.5">
                <text:p>39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965">
                <text:p>4965</text:p>
              </table:table-cell>
              <table:table-cell office:value-type="float" office:value="3326.7">
                <text:p>3326.7</text:p>
              </table:table-cell>
              <table:table-cell office:value-type="float" office:value="3483.9">
                <text:p>3483.9</text:p>
              </table:table-cell>
              <table:table-cell office:value-type="float" office:value="4273.2">
                <text:p>427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479.7">
                <text:p>5479.7</text:p>
              </table:table-cell>
              <table:table-cell office:value-type="float" office:value="3146.11">
                <text:p>3146.11</text:p>
              </table:table-cell>
              <table:table-cell office:value-type="float" office:value="3585.5">
                <text:p>3585.5</text:p>
              </table:table-cell>
              <table:table-cell office:value-type="float" office:value="4261.5">
                <text:p>426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210.4">
                <text:p>5210.4</text:p>
              </table:table-cell>
              <table:table-cell office:value-type="float" office:value="2794.32">
                <text:p>2794.32</text:p>
              </table:table-cell>
              <table:table-cell office:value-type="float" office:value="3566.7">
                <text:p>3566.7</text:p>
              </table:table-cell>
              <table:table-cell office:value-type="float" office:value="4517.2">
                <text:p>451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916.1">
                <text:p>4916.1</text:p>
              </table:table-cell>
              <table:table-cell office:value-type="float" office:value="3605">
                <text:p>3605</text:p>
              </table:table-cell>
              <table:table-cell office:value-type="float" office:value="3681">
                <text:p>3681</text:p>
              </table:table-cell>
              <table:table-cell office:value-type="float" office:value="4538.7">
                <text:p>453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445.1">
                <text:p>4445.1</text:p>
              </table:table-cell>
              <table:table-cell office:value-type="float" office:value="3556.4">
                <text:p>3556.4</text:p>
              </table:table-cell>
              <table:table-cell office:value-type="float" office:value="3634.5">
                <text:p>3634.5</text:p>
              </table:table-cell>
              <table:table-cell office:value-type="float" office:value="4559.5">
                <text:p>455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978.9">
                <text:p>4978.9</text:p>
              </table:table-cell>
              <table:table-cell office:value-type="float" office:value="3368">
                <text:p>3368</text:p>
              </table:table-cell>
              <table:table-cell office:value-type="float" office:value="3695.3">
                <text:p>3695.3</text:p>
              </table:table-cell>
              <table:table-cell office:value-type="float" office:value="4343.8">
                <text:p>434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752.1">
                <text:p>4752.1</text:p>
              </table:table-cell>
              <table:table-cell office:value-type="float" office:value="3339.1">
                <text:p>3339.1</text:p>
              </table:table-cell>
              <table:table-cell office:value-type="float" office:value="3359.2">
                <text:p>3359.2</text:p>
              </table:table-cell>
              <table:table-cell office:value-type="float" office:value="4378.5">
                <text:p>437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159">
                <text:p>5159</text:p>
              </table:table-cell>
              <table:table-cell office:value-type="float" office:value="3292.7">
                <text:p>3292.7</text:p>
              </table:table-cell>
              <table:table-cell office:value-type="float" office:value="3472.9">
                <text:p>3472.9</text:p>
              </table:table-cell>
              <table:table-cell office:value-type="float" office:value="4431.4">
                <text:p>443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86.5">
                <text:p>5286.5</text:p>
              </table:table-cell>
              <table:table-cell office:value-type="float" office:value="3092.3">
                <text:p>3092.3</text:p>
              </table:table-cell>
              <table:table-cell office:value-type="float" office:value="3450.1">
                <text:p>3450.1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113.5">
                <text:p>5113.5</text:p>
              </table:table-cell>
              <table:table-cell office:value-type="float" office:value="3346.1">
                <text:p>3346.1</text:p>
              </table:table-cell>
              <table:table-cell office:value-type="float" office:value="3611.1">
                <text:p>3611.1</text:p>
              </table:table-cell>
              <table:table-cell office:value-type="float" office:value="4596.6">
                <text:p>459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682.1">
                <text:p>4682.1</text:p>
              </table:table-cell>
              <table:table-cell office:value-type="float" office:value="3363.1">
                <text:p>3363.1</text:p>
              </table:table-cell>
              <table:table-cell office:value-type="float" office:value="3502.5">
                <text:p>3502.5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4018.3">
                <text:p>4018.3</text:p>
              </table:table-cell>
              <table:table-cell office:value-type="float" office:value="3369">
                <text:p>3369</text:p>
              </table:table-cell>
              <table:table-cell office:value-type="float" office:value="3586.9">
                <text:p>3586.9</text:p>
              </table:table-cell>
              <table:table-cell office:value-type="float" office:value="4620.2">
                <text:p>46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872.1">
                <text:p>4872.1</text:p>
              </table:table-cell>
              <table:table-cell office:value-type="float" office:value="3506.4">
                <text:p>3506.4</text:p>
              </table:table-cell>
              <table:table-cell office:value-type="float" office:value="3417">
                <text:p>3417</text:p>
              </table:table-cell>
              <table:table-cell office:value-type="float" office:value="4446.8">
                <text:p>444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048.2">
                <text:p>5048.2</text:p>
              </table:table-cell>
              <table:table-cell office:value-type="float" office:value="3321.2">
                <text:p>3321.2</text:p>
              </table:table-cell>
              <table:table-cell office:value-type="float" office:value="2780.4">
                <text:p>2780.4</text:p>
              </table:table-cell>
              <table:table-cell office:value-type="float" office:value="4428.4">
                <text:p>442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791.4">
                <text:p>4791.4</text:p>
              </table:table-cell>
              <table:table-cell office:value-type="float" office:value="3364">
                <text:p>3364</text:p>
              </table:table-cell>
              <table:table-cell office:value-type="float" office:value="3400.3">
                <text:p>3400.3</text:p>
              </table:table-cell>
              <table:table-cell office:value-type="float" office:value="4488.1">
                <text:p>4488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5080.1">
                <text:p>5080.1</text:p>
              </table:table-cell>
              <table:table-cell office:value-type="float" office:value="2938.6">
                <text:p>2938.6</text:p>
              </table:table-cell>
              <table:table-cell office:value-type="float" office:value="3533.8">
                <text:p>3533.8</text:p>
              </table:table-cell>
              <table:table-cell office:value-type="float" office:value="4438.3">
                <text:p>443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4625.1">
                <text:p>4625.1</text:p>
              </table:table-cell>
              <table:table-cell office:value-type="float" office:value="3520.8">
                <text:p>3520.8</text:p>
              </table:table-cell>
              <table:table-cell office:value-type="float" office:value="3415.3">
                <text:p>3415.3</text:p>
              </table:table-cell>
              <table:table-cell office:value-type="float" office:value="4482.7">
                <text:p>448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447">
                <text:p>4447</text:p>
              </table:table-cell>
              <table:table-cell office:value-type="float" office:value="3474.3">
                <text:p>3474.3</text:p>
              </table:table-cell>
              <table:table-cell office:value-type="float" office:value="3340.3">
                <text:p>3340.3</text:p>
              </table:table-cell>
              <table:table-cell office:value-type="float" office:value="4569.2">
                <text:p>456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512.2">
                <text:p>4512.2</text:p>
              </table:table-cell>
              <table:table-cell office:value-type="float" office:value="3370.3">
                <text:p>3370.3</text:p>
              </table:table-cell>
              <table:table-cell office:value-type="float" office:value="3552.9">
                <text:p>3552.9</text:p>
              </table:table-cell>
              <table:table-cell office:value-type="float" office:value="4458.4">
                <text:p>445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930">
                <text:p>4930</text:p>
              </table:table-cell>
              <table:table-cell office:value-type="float" office:value="3199.8">
                <text:p>3199.8</text:p>
              </table:table-cell>
              <table:table-cell office:value-type="float" office:value="3389.8">
                <text:p>3389.8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653.7">
                <text:p>4653.7</text:p>
              </table:table-cell>
              <table:table-cell office:value-type="float" office:value="3577.4">
                <text:p>3577.4</text:p>
              </table:table-cell>
              <table:table-cell office:value-type="float" office:value="3083.7">
                <text:p>3083.7</text:p>
              </table:table-cell>
              <table:table-cell office:value-type="float" office:value="4516.1">
                <text:p>451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362.6">
                <text:p>4362.6</text:p>
              </table:table-cell>
              <table:table-cell office:value-type="float" office:value="3491.8">
                <text:p>3491.8</text:p>
              </table:table-cell>
              <table:table-cell office:value-type="float" office:value="3480.9">
                <text:p>3480.9</text:p>
              </table:table-cell>
              <table:table-cell office:value-type="float" office:value="4606.3">
                <text:p>4606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096.09">
                <text:p>5096.09</text:p>
              </table:table-cell>
              <table:table-cell office:value-type="float" office:value="2846.9">
                <text:p>2846.9</text:p>
              </table:table-cell>
              <table:table-cell office:value-type="float" office:value="3442.1">
                <text:p>3442.1</text:p>
              </table:table-cell>
              <table:table-cell office:value-type="float" office:value="4576.4">
                <text:p>457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180.72">
                <text:p>4180.72</text:p>
              </table:table-cell>
              <table:table-cell office:value-type="float" office:value="3498.7">
                <text:p>3498.7</text:p>
              </table:table-cell>
              <table:table-cell office:value-type="float" office:value="3487">
                <text:p>3487</text:p>
              </table:table-cell>
              <table:table-cell office:value-type="float" office:value="4600.3">
                <text:p>460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324.1">
                <text:p>4324.1</text:p>
              </table:table-cell>
              <table:table-cell office:value-type="float" office:value="3311.9">
                <text:p>3311.9</text:p>
              </table:table-cell>
              <table:table-cell office:value-type="float" office:value="3441.2">
                <text:p>3441.2</text:p>
              </table:table-cell>
              <table:table-cell office:value-type="float" office:value="4703.4">
                <text:p>470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255">
                <text:p>4255</text:p>
              </table:table-cell>
              <table:table-cell office:value-type="float" office:value="3347.7">
                <text:p>3347.7</text:p>
              </table:table-cell>
              <table:table-cell office:value-type="float" office:value="3402.2">
                <text:p>3402.2</text:p>
              </table:table-cell>
              <table:table-cell office:value-type="float" office:value="4445.8">
                <text:p>444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394.9">
                <text:p>5394.9</text:p>
              </table:table-cell>
              <table:table-cell office:value-type="float" office:value="3419.3">
                <text:p>3419.3</text:p>
              </table:table-cell>
              <table:table-cell office:value-type="float" office:value="2897.8">
                <text:p>2897.8</text:p>
              </table:table-cell>
              <table:table-cell office:value-type="float" office:value="4483.4">
                <text:p>448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282.9">
                <text:p>5282.9</text:p>
              </table:table-cell>
              <table:table-cell office:value-type="float" office:value="3461.1">
                <text:p>3461.1</text:p>
              </table:table-cell>
              <table:table-cell office:value-type="float" office:value="3669.9">
                <text:p>3669.9</text:p>
              </table:table-cell>
              <table:table-cell office:value-type="float" office:value="4425.5">
                <text:p>442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566.2">
                <text:p>5566.2</text:p>
              </table:table-cell>
              <table:table-cell office:value-type="float" office:value="3017.2">
                <text:p>3017.2</text:p>
              </table:table-cell>
              <table:table-cell office:value-type="float" office:value="3379.6">
                <text:p>3379.6</text:p>
              </table:table-cell>
              <table:table-cell office:value-type="float" office:value="4380.1">
                <text:p>438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5474">
                <text:p>5474</text:p>
              </table:table-cell>
              <table:table-cell office:value-type="float" office:value="3416.1">
                <text:p>3416.1</text:p>
              </table:table-cell>
              <table:table-cell office:value-type="float" office:value="3576.8">
                <text:p>3576.8</text:p>
              </table:table-cell>
              <table:table-cell office:value-type="float" office:value="4516.1">
                <text:p>45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439.6">
                <text:p>4439.6</text:p>
              </table:table-cell>
              <table:table-cell office:value-type="float" office:value="3471.3">
                <text:p>3471.3</text:p>
              </table:table-cell>
              <table:table-cell office:value-type="float" office:value="3502.5">
                <text:p>3502.5</text:p>
              </table:table-cell>
              <table:table-cell office:value-type="float" office:value="4652.6">
                <text:p>4652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627.2">
                <text:p>4627.2</text:p>
              </table:table-cell>
              <table:table-cell office:value-type="float" office:value="3431.9">
                <text:p>3431.9</text:p>
              </table:table-cell>
              <table:table-cell office:value-type="float" office:value="3422.1">
                <text:p>3422.1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381.4">
                <text:p>5381.4</text:p>
              </table:table-cell>
              <table:table-cell office:value-type="float" office:value="3351.2">
                <text:p>3351.2</text:p>
              </table:table-cell>
              <table:table-cell office:value-type="float" office:value="3278.6">
                <text:p>3278.6</text:p>
              </table:table-cell>
              <table:table-cell office:value-type="float" office:value="4461.4">
                <text:p>446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531.9">
                <text:p>5531.9</text:p>
              </table:table-cell>
              <table:table-cell office:value-type="float" office:value="3389.8">
                <text:p>3389.8</text:p>
              </table:table-cell>
              <table:table-cell office:value-type="float" office:value="3206">
                <text:p>320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5689.5">
                <text:p>5689.5</text:p>
              </table:table-cell>
              <table:table-cell office:value-type="float" office:value="3464.3">
                <text:p>3464.3</text:p>
              </table:table-cell>
              <table:table-cell office:value-type="float" office:value="3758.3">
                <text:p>3758.3</text:p>
              </table:table-cell>
              <table:table-cell office:value-type="float" office:value="4427.1">
                <text:p>442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5540.5">
                <text:p>5540.5</text:p>
              </table:table-cell>
              <table:table-cell office:value-type="float" office:value="3182.5">
                <text:p>3182.5</text:p>
              </table:table-cell>
              <table:table-cell office:value-type="float" office:value="3368.4">
                <text:p>3368.4</text:p>
              </table:table-cell>
              <table:table-cell office:value-type="float" office:value="4491.4">
                <text:p>449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5211.3">
                <text:p>5211.3</text:p>
              </table:table-cell>
              <table:table-cell office:value-type="float" office:value="3283.3">
                <text:p>3283.3</text:p>
              </table:table-cell>
              <table:table-cell office:value-type="float" office:value="3734.9">
                <text:p>3734.9</text:p>
              </table:table-cell>
              <table:table-cell office:value-type="float" office:value="4581.3">
                <text:p>458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309.9">
                <text:p>4309.9</text:p>
              </table:table-cell>
              <table:table-cell office:value-type="float" office:value="3271.3">
                <text:p>3271.3</text:p>
              </table:table-cell>
              <table:table-cell office:value-type="float" office:value="3691.2">
                <text:p>3691.2</text:p>
              </table:table-cell>
              <table:table-cell office:value-type="float" office:value="4670.5">
                <text:p>467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241">
                <text:p>5241</text:p>
              </table:table-cell>
              <table:table-cell office:value-type="float" office:value="3375.1">
                <text:p>3375.1</text:p>
              </table:table-cell>
              <table:table-cell office:value-type="float" office:value="3405.9">
                <text:p>3405.9</text:p>
              </table:table-cell>
              <table:table-cell office:value-type="float" office:value="4425.2">
                <text:p>442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596.7">
                <text:p>5596.7</text:p>
              </table:table-cell>
              <table:table-cell office:value-type="float" office:value="3663.6">
                <text:p>3663.6</text:p>
              </table:table-cell>
              <table:table-cell office:value-type="float" office:value="3180.2">
                <text:p>3180.2</text:p>
              </table:table-cell>
              <table:table-cell office:value-type="float" office:value="4602.8">
                <text:p>460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725">
                <text:p>5725</text:p>
              </table:table-cell>
              <table:table-cell office:value-type="float" office:value="3433">
                <text:p>3433</text:p>
              </table:table-cell>
              <table:table-cell office:value-type="float" office:value="3183.6">
                <text:p>3183.6</text:p>
              </table:table-cell>
              <table:table-cell office:value-type="float" office:value="4593.5">
                <text:p>459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567.8">
                <text:p>5567.8</text:p>
              </table:table-cell>
              <table:table-cell office:value-type="float" office:value="3636.9">
                <text:p>3636.9</text:p>
              </table:table-cell>
              <table:table-cell office:value-type="float" office:value="3454.7">
                <text:p>3454.7</text:p>
              </table:table-cell>
              <table:table-cell office:value-type="float" office:value="4542.5">
                <text:p>454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911.5">
                <text:p>4911.5</text:p>
              </table:table-cell>
              <table:table-cell office:value-type="float" office:value="3331.8">
                <text:p>3331.8</text:p>
              </table:table-cell>
              <table:table-cell office:value-type="float" office:value="3755.4">
                <text:p>3755.4</text:p>
              </table:table-cell>
              <table:table-cell office:value-type="float" office:value="4614.2">
                <text:p>461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830.6">
                <text:p>4830.6</text:p>
              </table:table-cell>
              <table:table-cell office:value-type="float" office:value="3439.9">
                <text:p>3439.9</text:p>
              </table:table-cell>
              <table:table-cell office:value-type="float" office:value="3314.7">
                <text:p>3314.7</text:p>
              </table:table-cell>
              <table:table-cell office:value-type="float" office:value="4635.4">
                <text:p>463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645.7">
                <text:p>4645.7</text:p>
              </table:table-cell>
              <table:table-cell office:value-type="float" office:value="3532.5">
                <text:p>3532.5</text:p>
              </table:table-cell>
              <table:table-cell office:value-type="float" office:value="3477.8">
                <text:p>3477.8</text:p>
              </table:table-cell>
              <table:table-cell office:value-type="float" office:value="4563.8">
                <text:p>456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782.4">
                <text:p>5782.4</text:p>
              </table:table-cell>
              <table:table-cell office:value-type="float" office:value="3244">
                <text:p>3244</text:p>
              </table:table-cell>
              <table:table-cell office:value-type="float" office:value="3630.3">
                <text:p>3630.3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666.8">
                <text:p>5666.8</text:p>
              </table:table-cell>
              <table:table-cell office:value-type="float" office:value="3188.1">
                <text:p>3188.1</text:p>
              </table:table-cell>
              <table:table-cell office:value-type="float" office:value="2786.8">
                <text:p>2786.8</text:p>
              </table:table-cell>
              <table:table-cell office:value-type="float" office:value="4554.1">
                <text:p>4554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701">
                <text:p>5701</text:p>
              </table:table-cell>
              <table:table-cell office:value-type="float" office:value="3426">
                <text:p>3426</text:p>
              </table:table-cell>
              <table:table-cell office:value-type="float" office:value="3629.9">
                <text:p>3629.9</text:p>
              </table:table-cell>
              <table:table-cell office:value-type="float" office:value="4423.1">
                <text:p>442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676.3">
                <text:p>5676.3</text:p>
              </table:table-cell>
              <table:table-cell office:value-type="float" office:value="2783.9">
                <text:p>2783.9</text:p>
              </table:table-cell>
              <table:table-cell office:value-type="float" office:value="3389.3">
                <text:p>3389.3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318.2">
                <text:p>5318.2</text:p>
              </table:table-cell>
              <table:table-cell office:value-type="float" office:value="3610.2">
                <text:p>3610.2</text:p>
              </table:table-cell>
              <table:table-cell office:value-type="float" office:value="3553.6">
                <text:p>3553.6</text:p>
              </table:table-cell>
              <table:table-cell office:value-type="float" office:value="4549.5">
                <text:p>454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4188.4">
                <text:p>4188.4</text:p>
              </table:table-cell>
              <table:table-cell office:value-type="float" office:value="3575.7">
                <text:p>3575.7</text:p>
              </table:table-cell>
              <table:table-cell office:value-type="float" office:value="3279.1">
                <text:p>3279.1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170.8">
                <text:p>5170.8</text:p>
              </table:table-cell>
              <table:table-cell office:value-type="float" office:value="3302.9">
                <text:p>3302.9</text:p>
              </table:table-cell>
              <table:table-cell office:value-type="float" office:value="3747">
                <text:p>3747</text:p>
              </table:table-cell>
              <table:table-cell office:value-type="float" office:value="4553.9">
                <text:p>455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526.1">
                <text:p>5526.1</text:p>
              </table:table-cell>
              <table:table-cell office:value-type="float" office:value="3376.9">
                <text:p>3376.9</text:p>
              </table:table-cell>
              <table:table-cell office:value-type="float" office:value="3164.2">
                <text:p>3164.2</text:p>
              </table:table-cell>
              <table:table-cell office:value-type="float" office:value="4394.6">
                <text:p>43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550.5">
                <text:p>5550.5</text:p>
              </table:table-cell>
              <table:table-cell office:value-type="float" office:value="3502.8">
                <text:p>3502.8</text:p>
              </table:table-cell>
              <table:table-cell office:value-type="float" office:value="3541">
                <text:p>3541</text:p>
              </table:table-cell>
              <table:table-cell office:value-type="float" office:value="4355.5">
                <text:p>435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726.8">
                <text:p>5726.8</text:p>
              </table:table-cell>
              <table:table-cell office:value-type="float" office:value="3601.1">
                <text:p>3601.1</text:p>
              </table:table-cell>
              <table:table-cell office:value-type="float" office:value="3798.7">
                <text:p>3798.7</text:p>
              </table:table-cell>
              <table:table-cell office:value-type="float" office:value="4470.6">
                <text:p>447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426.3">
                <text:p>5426.3</text:p>
              </table:table-cell>
              <table:table-cell office:value-type="float" office:value="3127.8">
                <text:p>3127.8</text:p>
              </table:table-cell>
              <table:table-cell office:value-type="float" office:value="3492.2">
                <text:p>3492.2</text:p>
              </table:table-cell>
              <table:table-cell office:value-type="float" office:value="4505.7">
                <text:p>4505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4923.1">
                <text:p>4923.1</text:p>
              </table:table-cell>
              <table:table-cell office:value-type="float" office:value="3344.7">
                <text:p>3344.7</text:p>
              </table:table-cell>
              <table:table-cell office:value-type="float" office:value="3296.8">
                <text:p>3296.8</text:p>
              </table:table-cell>
              <table:table-cell office:value-type="float" office:value="4580.9">
                <text:p>458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4532.9">
                <text:p>4532.9</text:p>
              </table:table-cell>
              <table:table-cell office:value-type="float" office:value="3426.1">
                <text:p>3426.1</text:p>
              </table:table-cell>
              <table:table-cell office:value-type="float" office:value="3738">
                <text:p>3738</text:p>
              </table:table-cell>
              <table:table-cell office:value-type="float" office:value="4570.7">
                <text:p>4570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613.8">
                <text:p>5613.8</text:p>
              </table:table-cell>
              <table:table-cell office:value-type="float" office:value="3422.3">
                <text:p>3422.3</text:p>
              </table:table-cell>
              <table:table-cell office:value-type="float" office:value="3636.7">
                <text:p>3636.7</text:p>
              </table:table-cell>
              <table:table-cell office:value-type="float" office:value="4533.2">
                <text:p>453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872.7">
                <text:p>5872.7</text:p>
              </table:table-cell>
              <table:table-cell office:value-type="float" office:value="3476.4">
                <text:p>3476.4</text:p>
              </table:table-cell>
              <table:table-cell office:value-type="float" office:value="3200.8">
                <text:p>3200.8</text:p>
              </table:table-cell>
              <table:table-cell office:value-type="float" office:value="4603.2">
                <text:p>460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795.6">
                <text:p>5795.6</text:p>
              </table:table-cell>
              <table:table-cell office:value-type="float" office:value="3301">
                <text:p>3301</text:p>
              </table:table-cell>
              <table:table-cell office:value-type="float" office:value="3452">
                <text:p>3452</text:p>
              </table:table-cell>
              <table:table-cell office:value-type="float" office:value="4703.9">
                <text:p>4703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791.7">
                <text:p>5791.7</text:p>
              </table:table-cell>
              <table:table-cell office:value-type="float" office:value="3166.5">
                <text:p>3166.5</text:p>
              </table:table-cell>
              <table:table-cell office:value-type="float" office:value="3731.5">
                <text:p>3731.5</text:p>
              </table:table-cell>
              <table:table-cell office:value-type="float" office:value="4580.7">
                <text:p>458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708.2">
                <text:p>5708.2</text:p>
              </table:table-cell>
              <table:table-cell office:value-type="float" office:value="3508.7">
                <text:p>3508.7</text:p>
              </table:table-cell>
              <table:table-cell office:value-type="float" office:value="3724.1">
                <text:p>3724.1</text:p>
              </table:table-cell>
              <table:table-cell office:value-type="float" office:value="4580.7">
                <text:p>4580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4142.3">
                <text:p>4142.3</text:p>
              </table:table-cell>
              <table:table-cell office:value-type="float" office:value="3518.9">
                <text:p>3518.9</text:p>
              </table:table-cell>
              <table:table-cell office:value-type="float" office:value="3630.5">
                <text:p>3630.5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060.6">
                <text:p>5060.6</text:p>
              </table:table-cell>
              <table:table-cell office:value-type="float" office:value="3411.2">
                <text:p>3411.2</text:p>
              </table:table-cell>
              <table:table-cell office:value-type="float" office:value="3568.4">
                <text:p>3568.4</text:p>
              </table:table-cell>
              <table:table-cell office:value-type="float" office:value="4550.9">
                <text:p>455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4408.1">
                <text:p>4408.1</text:p>
              </table:table-cell>
              <table:table-cell office:value-type="float" office:value="3030.8">
                <text:p>3030.8</text:p>
              </table:table-cell>
              <table:table-cell office:value-type="float" office:value="3399.8">
                <text:p>3399.8</text:p>
              </table:table-cell>
              <table:table-cell office:value-type="float" office:value="4547.2">
                <text:p>4547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605">
                <text:p>5605</text:p>
              </table:table-cell>
              <table:table-cell office:value-type="float" office:value="3593.5">
                <text:p>3593.5</text:p>
              </table:table-cell>
              <table:table-cell office:value-type="float" office:value="3618">
                <text:p>3618</text:p>
              </table:table-cell>
              <table:table-cell office:value-type="float" office:value="4590.8">
                <text:p>459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719.1">
                <text:p>5719.1</text:p>
              </table:table-cell>
              <table:table-cell office:value-type="float" office:value="3318.3">
                <text:p>3318.3</text:p>
              </table:table-cell>
              <table:table-cell office:value-type="float" office:value="3505.4">
                <text:p>3505.4</text:p>
              </table:table-cell>
              <table:table-cell office:value-type="float" office:value="4519.4">
                <text:p>4519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620.4">
                <text:p>5620.4</text:p>
              </table:table-cell>
              <table:table-cell office:value-type="float" office:value="2777.9">
                <text:p>2777.9</text:p>
              </table:table-cell>
              <table:table-cell office:value-type="float" office:value="3534.9">
                <text:p>3534.9</text:p>
              </table:table-cell>
              <table:table-cell office:value-type="float" office:value="4561.8">
                <text:p>4561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181">
                <text:p>5181</text:p>
              </table:table-cell>
              <table:table-cell office:value-type="float" office:value="3380.5">
                <text:p>3380.5</text:p>
              </table:table-cell>
              <table:table-cell office:value-type="float" office:value="3473.2">
                <text:p>3473.2</text:p>
              </table:table-cell>
              <table:table-cell office:value-type="float" office:value="4572.8">
                <text:p>4572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559.9">
                <text:p>4559.9</text:p>
              </table:table-cell>
              <table:table-cell office:value-type="float" office:value="3551.8">
                <text:p>3551.8</text:p>
              </table:table-cell>
              <table:table-cell office:value-type="float" office:value="3843.7">
                <text:p>3843.7</text:p>
              </table:table-cell>
              <table:table-cell office:value-type="float" office:value="4005.3">
                <text:p>4005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11.5">
                <text:p>4911.5</text:p>
              </table:table-cell>
              <table:table-cell office:value-type="float" office:value="3438.7">
                <text:p>3438.7</text:p>
              </table:table-cell>
              <table:table-cell office:value-type="float" office:value="3617.4">
                <text:p>3617.4</text:p>
              </table:table-cell>
              <table:table-cell office:value-type="float" office:value="4520.1">
                <text:p>4520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707.4">
                <text:p>5707.4</text:p>
              </table:table-cell>
              <table:table-cell office:value-type="float" office:value="3512.9">
                <text:p>3512.9</text:p>
              </table:table-cell>
              <table:table-cell office:value-type="float" office:value="3398.8">
                <text:p>3398.8</text:p>
              </table:table-cell>
              <table:table-cell office:value-type="float" office:value="4385.5">
                <text:p>4385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668.53">
                <text:p>5668.53</text:p>
              </table:table-cell>
              <table:table-cell office:value-type="float" office:value="3656">
                <text:p>3656</text:p>
              </table:table-cell>
              <table:table-cell office:value-type="float" office:value="3481.5">
                <text:p>3481.5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542.52">
                <text:p>5542.52</text:p>
              </table:table-cell>
              <table:table-cell office:value-type="float" office:value="3294.1">
                <text:p>3294.1</text:p>
              </table:table-cell>
              <table:table-cell office:value-type="float" office:value="3631.4">
                <text:p>3631.4</text:p>
              </table:table-cell>
              <table:table-cell office:value-type="float" office:value="4469.3">
                <text:p>4469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069.5">
                <text:p>5069.5</text:p>
              </table:table-cell>
              <table:table-cell office:value-type="float" office:value="3431.8">
                <text:p>3431.8</text:p>
              </table:table-cell>
              <table:table-cell office:value-type="float" office:value="3439">
                <text:p>3439</text:p>
              </table:table-cell>
              <table:table-cell office:value-type="float" office:value="4468.5">
                <text:p>446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572.8">
                <text:p>4572.8</text:p>
              </table:table-cell>
              <table:table-cell office:value-type="float" office:value="3466.7">
                <text:p>3466.7</text:p>
              </table:table-cell>
              <table:table-cell office:value-type="float" office:value="3546">
                <text:p>3546</text:p>
              </table:table-cell>
              <table:table-cell office:value-type="float" office:value="4465.5">
                <text:p>446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837.9">
                <text:p>4837.9</text:p>
              </table:table-cell>
              <table:table-cell office:value-type="float" office:value="3606.4">
                <text:p>3606.4</text:p>
              </table:table-cell>
              <table:table-cell office:value-type="float" office:value="3563.7">
                <text:p>3563.7</text:p>
              </table:table-cell>
              <table:table-cell office:value-type="float" office:value="4515.6">
                <text:p>4515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498.9">
                <text:p>5498.9</text:p>
              </table:table-cell>
              <table:table-cell office:value-type="float" office:value="3507.2">
                <text:p>3507.2</text:p>
              </table:table-cell>
              <table:table-cell office:value-type="float" office:value="3311.1">
                <text:p>3311.1</text:p>
              </table:table-cell>
              <table:table-cell office:value-type="float" office:value="4495.2">
                <text:p>4495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551.4">
                <text:p>5551.4</text:p>
              </table:table-cell>
              <table:table-cell office:value-type="float" office:value="3522">
                <text:p>3522</text:p>
              </table:table-cell>
              <table:table-cell office:value-type="float" office:value="3210.9">
                <text:p>3210.9</text:p>
              </table:table-cell>
              <table:table-cell office:value-type="float" office:value="4521.7">
                <text:p>4521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594.7">
                <text:p>5594.7</text:p>
              </table:table-cell>
              <table:table-cell office:value-type="float" office:value="3627">
                <text:p>3627</text:p>
              </table:table-cell>
              <table:table-cell office:value-type="float" office:value="3657.1">
                <text:p>3657.1</text:p>
              </table:table-cell>
              <table:table-cell office:value-type="float" office:value="4606.9">
                <text:p>4606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713.3">
                <text:p>5713.3</text:p>
              </table:table-cell>
              <table:table-cell office:value-type="float" office:value="2913">
                <text:p>2913</text:p>
              </table:table-cell>
              <table:table-cell office:value-type="float" office:value="3605.3">
                <text:p>3605.3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549.6">
                <text:p>5549.6</text:p>
              </table:table-cell>
              <table:table-cell office:value-type="float" office:value="3582.2">
                <text:p>3582.2</text:p>
              </table:table-cell>
              <table:table-cell office:value-type="float" office:value="3529.2">
                <text:p>3529.2</text:p>
              </table:table-cell>
              <table:table-cell office:value-type="float" office:value="4528.9">
                <text:p>4528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319.1">
                <text:p>4319.1</text:p>
              </table:table-cell>
              <table:table-cell office:value-type="float" office:value="3357.6">
                <text:p>3357.6</text:p>
              </table:table-cell>
              <table:table-cell office:value-type="float" office:value="3664.7">
                <text:p>3664.7</text:p>
              </table:table-cell>
              <table:table-cell office:value-type="float" office:value="4396.8">
                <text:p>439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273.9">
                <text:p>4273.9</text:p>
              </table:table-cell>
              <table:table-cell office:value-type="float" office:value="3461.7">
                <text:p>3461.7</text:p>
              </table:table-cell>
              <table:table-cell office:value-type="float" office:value="3823.3">
                <text:p>3823.3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505">
                <text:p>5505</text:p>
              </table:table-cell>
              <table:table-cell office:value-type="float" office:value="3560.1">
                <text:p>3560.1</text:p>
              </table:table-cell>
              <table:table-cell office:value-type="float" office:value="3331.1">
                <text:p>3331.1</text:p>
              </table:table-cell>
              <table:table-cell office:value-type="float" office:value="4365.5">
                <text:p>436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550.7">
                <text:p>5550.7</text:p>
              </table:table-cell>
              <table:table-cell office:value-type="float" office:value="3468.3">
                <text:p>3468.3</text:p>
              </table:table-cell>
              <table:table-cell office:value-type="float" office:value="3938.6">
                <text:p>3938.6</text:p>
              </table:table-cell>
              <table:table-cell office:value-type="float" office:value="4372.5">
                <text:p>437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617.3">
                <text:p>5617.3</text:p>
              </table:table-cell>
              <table:table-cell office:value-type="float" office:value="3602.16">
                <text:p>3602.16</text:p>
              </table:table-cell>
              <table:table-cell office:value-type="float" office:value="3618.7">
                <text:p>3618.7</text:p>
              </table:table-cell>
              <table:table-cell office:value-type="float" office:value="4550.2">
                <text:p>455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868.4">
                <text:p>4868.4</text:p>
              </table:table-cell>
              <table:table-cell office:value-type="float" office:value="3163.68">
                <text:p>3163.68</text:p>
              </table:table-cell>
              <table:table-cell office:value-type="float" office:value="3739.7">
                <text:p>3739.7</text:p>
              </table:table-cell>
              <table:table-cell office:value-type="float" office:value="4578.8">
                <text:p>457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14.8">
                <text:p>5014.8</text:p>
              </table:table-cell>
              <table:table-cell office:value-type="float" office:value="3454">
                <text:p>3454</text:p>
              </table:table-cell>
              <table:table-cell office:value-type="float" office:value="3846.4">
                <text:p>3846.4</text:p>
              </table:table-cell>
              <table:table-cell office:value-type="float" office:value="4583.1">
                <text:p>4583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434.1">
                <text:p>4434.1</text:p>
              </table:table-cell>
              <table:table-cell office:value-type="float" office:value="3307.1">
                <text:p>3307.1</text:p>
              </table:table-cell>
              <table:table-cell office:value-type="float" office:value="3639.8">
                <text:p>3639.8</text:p>
              </table:table-cell>
              <table:table-cell office:value-type="float" office:value="4361.2">
                <text:p>436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806.2">
                <text:p>5806.2</text:p>
              </table:table-cell>
              <table:table-cell office:value-type="float" office:value="3514.3">
                <text:p>3514.3</text:p>
              </table:table-cell>
              <table:table-cell office:value-type="float" office:value="3632.7">
                <text:p>3632.7</text:p>
              </table:table-cell>
              <table:table-cell office:value-type="float" office:value="4462.3">
                <text:p>4462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739.1">
                <text:p>5739.1</text:p>
              </table:table-cell>
              <table:table-cell office:value-type="float" office:value="3459.9">
                <text:p>3459.9</text:p>
              </table:table-cell>
              <table:table-cell office:value-type="float" office:value="2869.9">
                <text:p>2869.9</text:p>
              </table:table-cell>
              <table:table-cell office:value-type="float" office:value="4482.2">
                <text:p>448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778.7">
                <text:p>5778.7</text:p>
              </table:table-cell>
              <table:table-cell office:value-type="float" office:value="3320">
                <text:p>3320</text:p>
              </table:table-cell>
              <table:table-cell office:value-type="float" office:value="3848.3">
                <text:p>3848.3</text:p>
              </table:table-cell>
              <table:table-cell office:value-type="float" office:value="4523.1">
                <text:p>452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749.7">
                <text:p>5749.7</text:p>
              </table:table-cell>
              <table:table-cell office:value-type="float" office:value="3221">
                <text:p>3221</text:p>
              </table:table-cell>
              <table:table-cell office:value-type="float" office:value="3742">
                <text:p>3742</text:p>
              </table:table-cell>
              <table:table-cell office:value-type="float" office:value="4536.6">
                <text:p>4536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372.2">
                <text:p>5372.2</text:p>
              </table:table-cell>
              <table:table-cell office:value-type="float" office:value="3359.9">
                <text:p>3359.9</text:p>
              </table:table-cell>
              <table:table-cell office:value-type="float" office:value="3641.4">
                <text:p>3641.4</text:p>
              </table:table-cell>
              <table:table-cell office:value-type="float" office:value="4659.9">
                <text:p>4659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742.6">
                <text:p>4742.6</text:p>
              </table:table-cell>
              <table:table-cell office:value-type="float" office:value="3559.6">
                <text:p>3559.6</text:p>
              </table:table-cell>
              <table:table-cell office:value-type="float" office:value="3654.3">
                <text:p>3654.3</text:p>
              </table:table-cell>
              <table:table-cell office:value-type="float" office:value="4613.2">
                <text:p>461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760.4">
                <text:p>4760.4</text:p>
              </table:table-cell>
              <table:table-cell office:value-type="float" office:value="3279.3">
                <text:p>3279.3</text:p>
              </table:table-cell>
              <table:table-cell office:value-type="float" office:value="3631.9">
                <text:p>3631.9</text:p>
              </table:table-cell>
              <table:table-cell office:value-type="float" office:value="4525.59">
                <text:p>4525.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5778.4">
                <text:p>5778.4</text:p>
              </table:table-cell>
              <table:table-cell office:value-type="float" office:value="3514.1">
                <text:p>3514.1</text:p>
              </table:table-cell>
              <table:table-cell office:value-type="float" office:value="3542">
                <text:p>3542</text:p>
              </table:table-cell>
              <table:table-cell office:value-type="float" office:value="4456.09">
                <text:p>4456.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5484.8">
                <text:p>5484.8</text:p>
              </table:table-cell>
              <table:table-cell office:value-type="float" office:value="3378.3">
                <text:p>3378.3</text:p>
              </table:table-cell>
              <table:table-cell office:value-type="float" office:value="3091.4">
                <text:p>3091.4</text:p>
              </table:table-cell>
              <table:table-cell office:value-type="float" office:value="4595.8">
                <text:p>4595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695.9">
                <text:p>5695.9</text:p>
              </table:table-cell>
              <table:table-cell office:value-type="float" office:value="3463.6">
                <text:p>3463.6</text:p>
              </table:table-cell>
              <table:table-cell office:value-type="float" office:value="3592.5">
                <text:p>3592.5</text:p>
              </table:table-cell>
              <table:table-cell office:value-type="float" office:value="4492.3">
                <text:p>4492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026.8">
                <text:p>5026.8</text:p>
              </table:table-cell>
              <table:table-cell office:value-type="float" office:value="3170">
                <text:p>3170</text:p>
              </table:table-cell>
              <table:table-cell office:value-type="float" office:value="3486.2">
                <text:p>3486.2</text:p>
              </table:table-cell>
              <table:table-cell office:value-type="float" office:value="4583.4">
                <text:p>4583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4677.4">
                <text:p>4677.4</text:p>
              </table:table-cell>
              <table:table-cell office:value-type="float" office:value="3602.6">
                <text:p>3602.6</text:p>
              </table:table-cell>
              <table:table-cell office:value-type="float" office:value="3653.8">
                <text:p>3653.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469.1">
                <text:p>4469.1</text:p>
              </table:table-cell>
              <table:table-cell office:value-type="float" office:value="3485.8">
                <text:p>3485.8</text:p>
              </table:table-cell>
              <table:table-cell office:value-type="float" office:value="3869.4">
                <text:p>3869.4</text:p>
              </table:table-cell>
              <table:table-cell office:value-type="float" office:value="4463.8">
                <text:p>4463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5518.6">
                <text:p>5518.6</text:p>
              </table:table-cell>
              <table:table-cell office:value-type="float" office:value="3618.8">
                <text:p>3618.8</text:p>
              </table:table-cell>
              <table:table-cell office:value-type="float" office:value="3701.1">
                <text:p>3701.1</text:p>
              </table:table-cell>
              <table:table-cell office:value-type="float" office:value="4470.8">
                <text:p>4470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5656.8">
                <text:p>5656.8</text:p>
              </table:table-cell>
              <table:table-cell office:value-type="float" office:value="3654.7">
                <text:p>3654.7</text:p>
              </table:table-cell>
              <table:table-cell office:value-type="float" office:value="3177.8">
                <text:p>3177.8</text:p>
              </table:table-cell>
              <table:table-cell office:value-type="float" office:value="4417.4">
                <text:p>4417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778.6">
                <text:p>5778.6</text:p>
              </table:table-cell>
              <table:table-cell office:value-type="float" office:value="3783.1">
                <text:p>3783.1</text:p>
              </table:table-cell>
              <table:table-cell office:value-type="float" office:value="3809.4">
                <text:p>3809.4</text:p>
              </table:table-cell>
              <table:table-cell office:value-type="float" office:value="4387.9">
                <text:p>4387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578.4">
                <text:p>5578.4</text:p>
              </table:table-cell>
              <table:table-cell office:value-type="float" office:value="3721.7">
                <text:p>3721.7</text:p>
              </table:table-cell>
              <table:table-cell office:value-type="float" office:value="3696.1">
                <text:p>3696.1</text:p>
              </table:table-cell>
              <table:table-cell office:value-type="float" office:value="4433.6">
                <text:p>4433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4927.7">
                <text:p>4927.7</text:p>
              </table:table-cell>
              <table:table-cell office:value-type="float" office:value="3319.6">
                <text:p>3319.6</text:p>
              </table:table-cell>
              <table:table-cell office:value-type="float" office:value="3916.5">
                <text:p>3916.5</text:p>
              </table:table-cell>
              <table:table-cell office:value-type="float" office:value="4512.1">
                <text:p>4512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3891.5">
                <text:p>3891.5</text:p>
              </table:table-cell>
              <table:table-cell office:value-type="float" office:value="3521.6">
                <text:p>3521.6</text:p>
              </table:table-cell>
              <table:table-cell office:value-type="float" office:value="3550">
                <text:p>3550</text:p>
              </table:table-cell>
              <table:table-cell office:value-type="float" office:value="4537.4">
                <text:p>4537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5663.7">
                <text:p>5663.7</text:p>
              </table:table-cell>
              <table:table-cell office:value-type="float" office:value="3435.5">
                <text:p>3435.5</text:p>
              </table:table-cell>
              <table:table-cell office:value-type="float" office:value="3824.6">
                <text:p>3824.6</text:p>
              </table:table-cell>
              <table:table-cell office:value-type="float" office:value="4529.9">
                <text:p>452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702.9">
                <text:p>5702.9</text:p>
              </table:table-cell>
              <table:table-cell office:value-type="float" office:value="3626.4">
                <text:p>3626.4</text:p>
              </table:table-cell>
              <table:table-cell office:value-type="float" office:value="3832.1">
                <text:p>3832.1</text:p>
              </table:table-cell>
              <table:table-cell office:value-type="float" office:value="4406.2">
                <text:p>4406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628">
                <text:p>5628</text:p>
              </table:table-cell>
              <table:table-cell office:value-type="float" office:value="3464.2">
                <text:p>3464.2</text:p>
              </table:table-cell>
              <table:table-cell office:value-type="float" office:value="3320.4">
                <text:p>3320.4</text:p>
              </table:table-cell>
              <table:table-cell office:value-type="float" office:value="4544.1">
                <text:p>4544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696.7">
                <text:p>5696.7</text:p>
              </table:table-cell>
              <table:table-cell office:value-type="float" office:value="3662.9">
                <text:p>3662.9</text:p>
              </table:table-cell>
              <table:table-cell office:value-type="float" office:value="3595.2">
                <text:p>3595.2</text:p>
              </table:table-cell>
              <table:table-cell office:value-type="float" office:value="4555.9">
                <text:p>4555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4782.8">
                <text:p>4782.8</text:p>
              </table:table-cell>
              <table:table-cell office:value-type="float" office:value="3520">
                <text:p>3520</text:p>
              </table:table-cell>
              <table:table-cell office:value-type="float" office:value="3659">
                <text:p>3659</text:p>
              </table:table-cell>
              <table:table-cell office:value-type="float" office:value="4635.8">
                <text:p>4635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309.6">
                <text:p>4309.6</text:p>
              </table:table-cell>
              <table:table-cell office:value-type="float" office:value="3744.3">
                <text:p>3744.3</text:p>
              </table:table-cell>
              <table:table-cell office:value-type="float" office:value="3749.9">
                <text:p>3749.9</text:p>
              </table:table-cell>
              <table:table-cell office:value-type="float" office:value="4583.3">
                <text:p>4583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5268.7">
                <text:p>5268.7</text:p>
              </table:table-cell>
              <table:table-cell office:value-type="float" office:value="3586.2">
                <text:p>3586.2</text:p>
              </table:table-cell>
              <table:table-cell office:value-type="float" office:value="3841.8">
                <text:p>3841.8</text:p>
              </table:table-cell>
              <table:table-cell office:value-type="float" office:value="3953.4">
                <text:p>3953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604.7">
                <text:p>5604.7</text:p>
              </table:table-cell>
              <table:table-cell office:value-type="float" office:value="3687.8">
                <text:p>3687.8</text:p>
              </table:table-cell>
              <table:table-cell office:value-type="float" office:value="3597.1">
                <text:p>3597.1</text:p>
              </table:table-cell>
              <table:table-cell office:value-type="float" office:value="4516.7">
                <text:p>4516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5698.9">
                <text:p>5698.9</text:p>
              </table:table-cell>
              <table:table-cell office:value-type="float" office:value="3711.1">
                <text:p>3711.1</text:p>
              </table:table-cell>
              <table:table-cell office:value-type="float" office:value="3065.8">
                <text:p>3065.8</text:p>
              </table:table-cell>
              <table:table-cell office:value-type="float" office:value="4598.9">
                <text:p>4598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703.9">
                <text:p>5703.9</text:p>
              </table:table-cell>
              <table:table-cell office:value-type="float" office:value="3780.2">
                <text:p>3780.2</text:p>
              </table:table-cell>
              <table:table-cell office:value-type="float" office:value="3652.6">
                <text:p>3652.6</text:p>
              </table:table-cell>
              <table:table-cell office:value-type="float" office:value="4522.7">
                <text:p>4522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5647.1">
                <text:p>5647.1</text:p>
              </table:table-cell>
              <table:table-cell office:value-type="float" office:value="3593.8">
                <text:p>3593.8</text:p>
              </table:table-cell>
              <table:table-cell office:value-type="float" office:value="3730.7">
                <text:p>3730.7</text:p>
              </table:table-cell>
              <table:table-cell office:value-type="float" office:value="4657.2">
                <text:p>465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750.3">
                <text:p>5750.3</text:p>
              </table:table-cell>
              <table:table-cell office:value-type="float" office:value="3646.7">
                <text:p>3646.7</text:p>
              </table:table-cell>
              <table:table-cell office:value-type="float" office:value="3565.2">
                <text:p>3565.2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387.3">
                <text:p>4387.3</text:p>
              </table:table-cell>
              <table:table-cell office:value-type="float" office:value="3541.3">
                <text:p>3541.3</text:p>
              </table:table-cell>
              <table:table-cell office:value-type="float" office:value="3810.7">
                <text:p>3810.7</text:p>
              </table:table-cell>
              <table:table-cell office:value-type="float" office:value="4567.5">
                <text:p>456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4952">
                <text:p>4952</text:p>
              </table:table-cell>
              <table:table-cell office:value-type="float" office:value="3437">
                <text:p>3437</text:p>
              </table:table-cell>
              <table:table-cell office:value-type="float" office:value="3757.1">
                <text:p>3757.1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735.4">
                <text:p>5735.4</text:p>
              </table:table-cell>
              <table:table-cell office:value-type="float" office:value="3665.7">
                <text:p>3665.7</text:p>
              </table:table-cell>
              <table:table-cell office:value-type="float" office:value="3345">
                <text:p>3345</text:p>
              </table:table-cell>
              <table:table-cell office:value-type="float" office:value="4462.1">
                <text:p>4462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875.1">
                <text:p>5875.1</text:p>
              </table:table-cell>
              <table:table-cell office:value-type="float" office:value="3518.2">
                <text:p>3518.2</text:p>
              </table:table-cell>
              <table:table-cell office:value-type="float" office:value="3182.8">
                <text:p>3182.8</text:p>
              </table:table-cell>
              <table:table-cell office:value-type="float" office:value="4648.4">
                <text:p>4648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617.8">
                <text:p>5617.8</text:p>
              </table:table-cell>
              <table:table-cell office:value-type="float" office:value="3715.4">
                <text:p>3715.4</text:p>
              </table:table-cell>
              <table:table-cell office:value-type="float" office:value="3564.5">
                <text:p>3564.5</text:p>
              </table:table-cell>
              <table:table-cell office:value-type="float" office:value="4388.3">
                <text:p>4388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5720.9">
                <text:p>5720.9</text:p>
              </table:table-cell>
              <table:table-cell office:value-type="float" office:value="3082.5">
                <text:p>3082.5</text:p>
              </table:table-cell>
              <table:table-cell office:value-type="float" office:value="3448.5">
                <text:p>3448.5</text:p>
              </table:table-cell>
              <table:table-cell office:value-type="float" office:value="4397.7">
                <text:p>4397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971">
                <text:p>4971</text:p>
              </table:table-cell>
              <table:table-cell office:value-type="float" office:value="3477.2">
                <text:p>3477.2</text:p>
              </table:table-cell>
              <table:table-cell office:value-type="float" office:value="3881.9">
                <text:p>3881.9</text:p>
              </table:table-cell>
              <table:table-cell office:value-type="float" office:value="4403.2">
                <text:p>4403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217.7">
                <text:p>4217.7</text:p>
              </table:table-cell>
              <table:table-cell office:value-type="float" office:value="3580.8">
                <text:p>3580.8</text:p>
              </table:table-cell>
              <table:table-cell office:value-type="float" office:value="4013.5">
                <text:p>4013.5</text:p>
              </table:table-cell>
              <table:table-cell office:value-type="float" office:value="4515.9">
                <text:p>4515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5756.1">
                <text:p>5756.1</text:p>
              </table:table-cell>
              <table:table-cell office:value-type="float" office:value="3529.5">
                <text:p>3529.5</text:p>
              </table:table-cell>
              <table:table-cell office:value-type="float" office:value="3583.8">
                <text:p>3583.8</text:p>
              </table:table-cell>
              <table:table-cell office:value-type="float" office:value="4456.9">
                <text:p>4456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5916.3">
                <text:p>5916.3</text:p>
              </table:table-cell>
              <table:table-cell office:value-type="float" office:value="3532.6">
                <text:p>3532.6</text:p>
              </table:table-cell>
              <table:table-cell office:value-type="float" office:value="2973.4">
                <text:p>2973.4</text:p>
              </table:table-cell>
              <table:table-cell office:value-type="float" office:value="4546.5">
                <text:p>454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5967.1">
                <text:p>5967.1</text:p>
              </table:table-cell>
              <table:table-cell office:value-type="float" office:value="3700.8">
                <text:p>3700.8</text:p>
              </table:table-cell>
              <table:table-cell office:value-type="float" office:value="3576.9">
                <text:p>3576.9</text:p>
              </table:table-cell>
              <table:table-cell office:value-type="float" office:value="4667.2">
                <text:p>4667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5658.8">
                <text:p>5658.8</text:p>
              </table:table-cell>
              <table:table-cell office:value-type="float" office:value="3443.4">
                <text:p>3443.4</text:p>
              </table:table-cell>
              <table:table-cell office:value-type="float" office:value="3505.3">
                <text:p>3505.3</text:p>
              </table:table-cell>
              <table:table-cell office:value-type="float" office:value="4523.3">
                <text:p>4523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5527.7">
                <text:p>5527.7</text:p>
              </table:table-cell>
              <table:table-cell office:value-type="float" office:value="3414.6">
                <text:p>3414.6</text:p>
              </table:table-cell>
              <table:table-cell office:value-type="float" office:value="3867.6">
                <text:p>3867.6</text:p>
              </table:table-cell>
              <table:table-cell office:value-type="float" office:value="4552.6">
                <text:p>4552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3989.8">
                <text:p>3989.8</text:p>
              </table:table-cell>
              <table:table-cell office:value-type="float" office:value="3668.67">
                <text:p>3668.67</text:p>
              </table:table-cell>
              <table:table-cell office:value-type="float" office:value="3695.7">
                <text:p>3695.7</text:p>
              </table:table-cell>
              <table:table-cell office:value-type="float" office:value="4440.2">
                <text:p>444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4848.7">
                <text:p>4848.7</text:p>
              </table:table-cell>
              <table:table-cell office:value-type="float" office:value="3693.63">
                <text:p>3693.63</text:p>
              </table:table-cell>
              <table:table-cell office:value-type="float" office:value="3860.6">
                <text:p>3860.6</text:p>
              </table:table-cell>
              <table:table-cell office:value-type="float" office:value="4412.9">
                <text:p>4412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5678.3">
                <text:p>5678.3</text:p>
              </table:table-cell>
              <table:table-cell office:value-type="float" office:value="3748.5">
                <text:p>3748.5</text:p>
              </table:table-cell>
              <table:table-cell office:value-type="float" office:value="3893">
                <text:p>3893</text:p>
              </table:table-cell>
              <table:table-cell office:value-type="float" office:value="4408.1">
                <text:p>4408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5789.7">
                <text:p>5789.7</text:p>
              </table:table-cell>
              <table:table-cell office:value-type="float" office:value="3441.9">
                <text:p>3441.9</text:p>
              </table:table-cell>
              <table:table-cell office:value-type="float" office:value="2952.2">
                <text:p>2952.2</text:p>
              </table:table-cell>
              <table:table-cell office:value-type="float" office:value="4534.3">
                <text:p>453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5939.1">
                <text:p>5939.1</text:p>
              </table:table-cell>
              <table:table-cell office:value-type="float" office:value="3539.6">
                <text:p>3539.6</text:p>
              </table:table-cell>
              <table:table-cell office:value-type="float" office:value="3922.7">
                <text:p>3922.7</text:p>
              </table:table-cell>
              <table:table-cell office:value-type="float" office:value="4477.9">
                <text:p>4477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4855.4">
                <text:p>4855.4</text:p>
              </table:table-cell>
              <table:table-cell office:value-type="float" office:value="2970.1">
                <text:p>2970.1</text:p>
              </table:table-cell>
              <table:table-cell office:value-type="float" office:value="3804.3">
                <text:p>3804.3</text:p>
              </table:table-cell>
              <table:table-cell office:value-type="float" office:value="4605.8">
                <text:p>4605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4848.4">
                <text:p>4848.4</text:p>
              </table:table-cell>
              <table:table-cell office:value-type="float" office:value="3716.9">
                <text:p>3716.9</text:p>
              </table:table-cell>
              <table:table-cell office:value-type="float" office:value="3624.8">
                <text:p>3624.8</text:p>
              </table:table-cell>
              <table:table-cell office:value-type="float" office:value="4565.6">
                <text:p>4565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4411.1">
                <text:p>4411.1</text:p>
              </table:table-cell>
              <table:table-cell office:value-type="float" office:value="3396.6">
                <text:p>3396.6</text:p>
              </table:table-cell>
              <table:table-cell office:value-type="float" office:value="3747.9">
                <text:p>3747.9</text:p>
              </table:table-cell>
              <table:table-cell office:value-type="float" office:value="4484.6">
                <text:p>4484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5357.6">
                <text:p>5357.6</text:p>
              </table:table-cell>
              <table:table-cell office:value-type="float" office:value="3502.2">
                <text:p>3502.2</text:p>
              </table:table-cell>
              <table:table-cell office:value-type="float" office:value="3592.6">
                <text:p>3592.6</text:p>
              </table:table-cell>
              <table:table-cell office:value-type="float" office:value="4422.8">
                <text:p>4422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5520.6">
                <text:p>5520.6</text:p>
              </table:table-cell>
              <table:table-cell office:value-type="float" office:value="3637.8">
                <text:p>3637.8</text:p>
              </table:table-cell>
              <table:table-cell office:value-type="float" office:value="3615.1">
                <text:p>3615.1</text:p>
              </table:table-cell>
              <table:table-cell office:value-type="float" office:value="4551.7">
                <text:p>455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5851.9">
                <text:p>5851.9</text:p>
              </table:table-cell>
              <table:table-cell office:value-type="float" office:value="3484.3">
                <text:p>3484.3</text:p>
              </table:table-cell>
              <table:table-cell office:value-type="float" office:value="3533.7">
                <text:p>3533.7</text:p>
              </table:table-cell>
              <table:table-cell office:value-type="float" office:value="4620.5">
                <text:p>462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5599.1">
                <text:p>5599.1</text:p>
              </table:table-cell>
              <table:table-cell office:value-type="float" office:value="3292.5">
                <text:p>3292.5</text:p>
              </table:table-cell>
              <table:table-cell office:value-type="float" office:value="3854.8">
                <text:p>3854.8</text:p>
              </table:table-cell>
              <table:table-cell office:value-type="float" office:value="4568.1">
                <text:p>4568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5623.6">
                <text:p>5623.6</text:p>
              </table:table-cell>
              <table:table-cell office:value-type="float" office:value="3538.6">
                <text:p>3538.6</text:p>
              </table:table-cell>
              <table:table-cell office:value-type="float" office:value="3745.6">
                <text:p>3745.6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4116.1">
                <text:p>4116.1</text:p>
              </table:table-cell>
              <table:table-cell office:value-type="float" office:value="3482.1">
                <text:p>3482.1</text:p>
              </table:table-cell>
              <table:table-cell office:value-type="float" office:value="3599.2">
                <text:p>3599.2</text:p>
              </table:table-cell>
              <table:table-cell office:value-type="float" office:value="4228.9">
                <text:p>4228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4514.1">
                <text:p>4514.1</text:p>
              </table:table-cell>
              <table:table-cell office:value-type="float" office:value="3577.8">
                <text:p>3577.8</text:p>
              </table:table-cell>
              <table:table-cell office:value-type="float" office:value="3594.9">
                <text:p>3594.9</text:p>
              </table:table-cell>
              <table:table-cell office:value-type="float" office:value="4468.3">
                <text:p>4468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312.8">
                <text:p>5312.8</text:p>
              </table:table-cell>
              <table:table-cell office:value-type="float" office:value="3619.8">
                <text:p>3619.8</text:p>
              </table:table-cell>
              <table:table-cell office:value-type="float" office:value="3838.3">
                <text:p>3838.3</text:p>
              </table:table-cell>
              <table:table-cell office:value-type="float" office:value="4463.7">
                <text:p>4463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660.1">
                <text:p>5660.1</text:p>
              </table:table-cell>
              <table:table-cell office:value-type="float" office:value="3671.4">
                <text:p>3671.4</text:p>
              </table:table-cell>
              <table:table-cell office:value-type="float" office:value="3244.7">
                <text:p>3244.7</text:p>
              </table:table-cell>
              <table:table-cell office:value-type="float" office:value="4607.3">
                <text:p>4607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417.5">
                <text:p>5417.5</text:p>
              </table:table-cell>
              <table:table-cell office:value-type="float" office:value="3730.4">
                <text:p>3730.4</text:p>
              </table:table-cell>
              <table:table-cell office:value-type="float" office:value="3679.3">
                <text:p>3679.3</text:p>
              </table:table-cell>
              <table:table-cell office:value-type="float" office:value="4612.2">
                <text:p>461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5323.1">
                <text:p>5323.1</text:p>
              </table:table-cell>
              <table:table-cell office:value-type="float" office:value="3241.6">
                <text:p>3241.6</text:p>
              </table:table-cell>
              <table:table-cell office:value-type="float" office:value="3811.4">
                <text:p>3811.4</text:p>
              </table:table-cell>
              <table:table-cell office:value-type="float" office:value="4667.9">
                <text:p>4667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4706.9">
                <text:p>4706.9</text:p>
              </table:table-cell>
              <table:table-cell office:value-type="float" office:value="3472.8">
                <text:p>3472.8</text:p>
              </table:table-cell>
              <table:table-cell office:value-type="float" office:value="3823.1">
                <text:p>3823.1</text:p>
              </table:table-cell>
              <table:table-cell office:value-type="float" office:value="4536.8">
                <text:p>4536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3878.7">
                <text:p>3878.7</text:p>
              </table:table-cell>
              <table:table-cell office:value-type="float" office:value="3675.8">
                <text:p>3675.8</text:p>
              </table:table-cell>
              <table:table-cell office:value-type="float" office:value="3660.9">
                <text:p>3660.9</text:p>
              </table:table-cell>
              <table:table-cell office:value-type="float" office:value="4442.9">
                <text:p>4442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5091.4">
                <text:p>5091.4</text:p>
              </table:table-cell>
              <table:table-cell office:value-type="float" office:value="3530.1">
                <text:p>3530.1</text:p>
              </table:table-cell>
              <table:table-cell office:value-type="float" office:value="3672.2">
                <text:p>3672.2</text:p>
              </table:table-cell>
              <table:table-cell office:value-type="float" office:value="4436.2">
                <text:p>4436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5488.8">
                <text:p>5488.8</text:p>
              </table:table-cell>
              <table:table-cell office:value-type="float" office:value="3720.2">
                <text:p>3720.2</text:p>
              </table:table-cell>
              <table:table-cell office:value-type="float" office:value="3874.1">
                <text:p>3874.1</text:p>
              </table:table-cell>
              <table:table-cell office:value-type="float" office:value="4599.1">
                <text:p>4599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624.2">
                <text:p>5624.2</text:p>
              </table:table-cell>
              <table:table-cell office:value-type="float" office:value="3431.3">
                <text:p>3431.3</text:p>
              </table:table-cell>
              <table:table-cell office:value-type="float" office:value="2728.8">
                <text:p>2728.8</text:p>
              </table:table-cell>
              <table:table-cell office:value-type="float" office:value="4591.8">
                <text:p>4591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5597.6">
                <text:p>5597.6</text:p>
              </table:table-cell>
              <table:table-cell office:value-type="float" office:value="3570.2">
                <text:p>3570.2</text:p>
              </table:table-cell>
              <table:table-cell office:value-type="float" office:value="3694.4">
                <text:p>3694.4</text:p>
              </table:table-cell>
              <table:table-cell office:value-type="float" office:value="4614.8">
                <text:p>4614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4709.1">
                <text:p>4709.1</text:p>
              </table:table-cell>
              <table:table-cell office:value-type="float" office:value="3065.1">
                <text:p>3065.1</text:p>
              </table:table-cell>
              <table:table-cell office:value-type="float" office:value="3617.3">
                <text:p>3617.3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149.5">
                <text:p>1149.5</text:p>
              </table:table-cell>
              <table:table-cell office:value-type="float" office:value="3519.7">
                <text:p>3519.7</text:p>
              </table:table-cell>
              <table:table-cell office:value-type="float" office:value="3656.2">
                <text:p>3656.2</text:p>
              </table:table-cell>
              <table:table-cell office:value-type="float" office:value="4310.1">
                <text:p>431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70.7">
                <text:p>170.7</text:p>
              </table:table-cell>
              <table:table-cell office:value-type="float" office:value="3412.5">
                <text:p>3412.5</text:p>
              </table:table-cell>
              <table:table-cell office:value-type="float" office:value="3667.7">
                <text:p>3667.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57">
                <text:p>157</text:p>
              </table:table-cell>
              <table:table-cell office:value-type="float" office:value="3624.6">
                <text:p>3624.6</text:p>
              </table:table-cell>
              <table:table-cell office:value-type="float" office:value="3800.6">
                <text:p>3800.6</text:p>
              </table:table-cell>
              <table:table-cell office:value-type="float" office:value="4541.6">
                <text:p>454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61.2">
                <text:p>161.2</text:p>
              </table:table-cell>
              <table:table-cell office:value-type="float" office:value="3555.2">
                <text:p>3555.2</text:p>
              </table:table-cell>
              <table:table-cell office:value-type="float" office:value="3512.5">
                <text:p>3512.5</text:p>
              </table:table-cell>
              <table:table-cell office:value-type="float" office:value="4666.9">
                <text:p>466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45.8">
                <text:p>145.8</text:p>
              </table:table-cell>
              <table:table-cell office:value-type="float" office:value="3482.1">
                <text:p>3482.1</text:p>
              </table:table-cell>
              <table:table-cell office:value-type="float" office:value="3081.4">
                <text:p>3081.4</text:p>
              </table:table-cell>
              <table:table-cell office:value-type="float" office:value="4688.8">
                <text:p>4688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50.3">
                <text:p>150.3</text:p>
              </table:table-cell>
              <table:table-cell office:value-type="float" office:value="3189.6">
                <text:p>3189.6</text:p>
              </table:table-cell>
              <table:table-cell office:value-type="float" office:value="3777.2">
                <text:p>3777.2</text:p>
              </table:table-cell>
              <table:table-cell office:value-type="float" office:value="4612.7">
                <text:p>4612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40.2">
                <text:p>140.2</text:p>
              </table:table-cell>
              <table:table-cell office:value-type="float" office:value="3186.5">
                <text:p>3186.5</text:p>
              </table:table-cell>
              <table:table-cell office:value-type="float" office:value="3797.1">
                <text:p>3797.1</text:p>
              </table:table-cell>
              <table:table-cell office:value-type="float" office:value="4581.7">
                <text:p>4581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47.7">
                <text:p>147.7</text:p>
              </table:table-cell>
              <table:table-cell office:value-type="float" office:value="3582.7">
                <text:p>3582.7</text:p>
              </table:table-cell>
              <table:table-cell office:value-type="float" office:value="3804.9">
                <text:p>3804.9</text:p>
              </table:table-cell>
              <table:table-cell office:value-type="float" office:value="4491.9">
                <text:p>4491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42.7">
                <text:p>142.7</text:p>
              </table:table-cell>
              <table:table-cell office:value-type="float" office:value="3556.2">
                <text:p>3556.2</text:p>
              </table:table-cell>
              <table:table-cell office:value-type="float" office:value="3520.2">
                <text:p>3520.2</text:p>
              </table:table-cell>
              <table:table-cell office:value-type="float" office:value="4565.1">
                <text:p>4565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61.3">
                <text:p>161.3</text:p>
              </table:table-cell>
              <table:table-cell office:value-type="float" office:value="3368.7">
                <text:p>3368.7</text:p>
              </table:table-cell>
              <table:table-cell office:value-type="float" office:value="3746">
                <text:p>3746</text:p>
              </table:table-cell>
              <table:table-cell office:value-type="float" office:value="4468.7">
                <text:p>4468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47.6">
                <text:p>147.6</text:p>
              </table:table-cell>
              <table:table-cell office:value-type="float" office:value="3616.7">
                <text:p>3616.7</text:p>
              </table:table-cell>
              <table:table-cell office:value-type="float" office:value="3432.1">
                <text:p>3432.1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62.8">
                <text:p>162.8</text:p>
              </table:table-cell>
              <table:table-cell office:value-type="float" office:value="3683.4">
                <text:p>3683.4</text:p>
              </table:table-cell>
              <table:table-cell office:value-type="float" office:value="3565.6">
                <text:p>3565.6</text:p>
              </table:table-cell>
              <table:table-cell office:value-type="float" office:value="4693.8">
                <text:p>4693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51.1">
                <text:p>151.1</text:p>
              </table:table-cell>
              <table:table-cell office:value-type="float" office:value="3132.4">
                <text:p>3132.4</text:p>
              </table:table-cell>
              <table:table-cell office:value-type="float" office:value="3763.2">
                <text:p>3763.2</text:p>
              </table:table-cell>
              <table:table-cell office:value-type="float" office:value="4555.7">
                <text:p>4555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57.2">
                <text:p>157.2</text:p>
              </table:table-cell>
              <table:table-cell office:value-type="float" office:value="3430.8">
                <text:p>3430.8</text:p>
              </table:table-cell>
              <table:table-cell office:value-type="float" office:value="3595.8">
                <text:p>3595.8</text:p>
              </table:table-cell>
              <table:table-cell office:value-type="float" office:value="4550.8">
                <text:p>4550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59.8">
                <text:p>159.8</text:p>
              </table:table-cell>
              <table:table-cell office:value-type="float" office:value="3307.2">
                <text:p>3307.2</text:p>
              </table:table-cell>
              <table:table-cell office:value-type="float" office:value="3631.6">
                <text:p>3631.6</text:p>
              </table:table-cell>
              <table:table-cell office:value-type="float" office:value="4296.5">
                <text:p>429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68.1">
                <text:p>168.1</text:p>
              </table:table-cell>
              <table:table-cell office:value-type="float" office:value="3649.4">
                <text:p>3649.4</text:p>
              </table:table-cell>
              <table:table-cell office:value-type="float" office:value="3801.9">
                <text:p>3801.9</text:p>
              </table:table-cell>
              <table:table-cell office:value-type="float" office:value="4384.6">
                <text:p>4384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54.1">
                <text:p>154.1</text:p>
              </table:table-cell>
              <table:table-cell office:value-type="float" office:value="3629.5">
                <text:p>3629.5</text:p>
              </table:table-cell>
              <table:table-cell office:value-type="float" office:value="3591.3">
                <text:p>3591.3</text:p>
              </table:table-cell>
              <table:table-cell office:value-type="float" office:value="4493.6">
                <text:p>4493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64.7">
                <text:p>164.7</text:p>
              </table:table-cell>
              <table:table-cell office:value-type="float" office:value="3816.8">
                <text:p>3816.8</text:p>
              </table:table-cell>
              <table:table-cell office:value-type="float" office:value="2895.4">
                <text:p>2895.4</text:p>
              </table:table-cell>
              <table:table-cell office:value-type="float" office:value="4482.5">
                <text:p>4482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58.6">
                <text:p>158.6</text:p>
              </table:table-cell>
              <table:table-cell office:value-type="float" office:value="3591.5">
                <text:p>3591.5</text:p>
              </table:table-cell>
              <table:table-cell office:value-type="float" office:value="3466.6">
                <text:p>3466.6</text:p>
              </table:table-cell>
              <table:table-cell office:value-type="float" office:value="4564.8">
                <text:p>4564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55.4">
                <text:p>155.4</text:p>
              </table:table-cell>
              <table:table-cell office:value-type="float" office:value="2894.8">
                <text:p>2894.8</text:p>
              </table:table-cell>
              <table:table-cell office:value-type="float" office:value="3371.6">
                <text:p>3371.6</text:p>
              </table:table-cell>
              <table:table-cell office:value-type="float" office:value="4433.9">
                <text:p>4433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57.5">
                <text:p>157.5</text:p>
              </table:table-cell>
              <table:table-cell office:value-type="float" office:value="3457.9">
                <text:p>3457.9</text:p>
              </table:table-cell>
              <table:table-cell office:value-type="float" office:value="3650.7">
                <text:p>3650.7</text:p>
              </table:table-cell>
              <table:table-cell office:value-type="float" office:value="4432.3">
                <text:p>4432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55.6">
                <text:p>155.6</text:p>
              </table:table-cell>
              <table:table-cell office:value-type="float" office:value="3363.5">
                <text:p>3363.5</text:p>
              </table:table-cell>
              <table:table-cell office:value-type="float" office:value="3452.2">
                <text:p>3452.2</text:p>
              </table:table-cell>
              <table:table-cell office:value-type="float" office:value="4432.1">
                <text:p>4432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66.2">
                <text:p>166.2</text:p>
              </table:table-cell>
              <table:table-cell office:value-type="float" office:value="3329.2">
                <text:p>3329.2</text:p>
              </table:table-cell>
              <table:table-cell office:value-type="float" office:value="3780.3">
                <text:p>3780.3</text:p>
              </table:table-cell>
              <table:table-cell office:value-type="float" office:value="4477.8">
                <text:p>4477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9.4">
                <text:p>159.4</text:p>
              </table:table-cell>
              <table:table-cell office:value-type="float" office:value="3631.8">
                <text:p>3631.8</text:p>
              </table:table-cell>
              <table:table-cell office:value-type="float" office:value="3672.4">
                <text:p>3672.4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29.1">
                <text:p>129.1</text:p>
              </table:table-cell>
              <table:table-cell office:value-type="float" office:value="3643.3">
                <text:p>3643.3</text:p>
              </table:table-cell>
              <table:table-cell office:value-type="float" office:value="3382.1">
                <text:p>3382.1</text:p>
              </table:table-cell>
              <table:table-cell office:value-type="float" office:value="4606.9">
                <text:p>4606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56.6">
                <text:p>156.6</text:p>
              </table:table-cell>
              <table:table-cell office:value-type="float" office:value="3585.9">
                <text:p>3585.9</text:p>
              </table:table-cell>
              <table:table-cell office:value-type="float" office:value="3755.9">
                <text:p>3755.9</text:p>
              </table:table-cell>
              <table:table-cell office:value-type="float" office:value="4609.5">
                <text:p>4609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63.5">
                <text:p>163.5</text:p>
              </table:table-cell>
              <table:table-cell office:value-type="float" office:value="3371">
                <text:p>3371</text:p>
              </table:table-cell>
              <table:table-cell office:value-type="float" office:value="3719.4">
                <text:p>3719.4</text:p>
              </table:table-cell>
              <table:table-cell office:value-type="float" office:value="4525.8">
                <text:p>4525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57.4">
                <text:p>157.4</text:p>
              </table:table-cell>
              <table:table-cell office:value-type="float" office:value="3564.9">
                <text:p>3564.9</text:p>
              </table:table-cell>
              <table:table-cell office:value-type="float" office:value="3775">
                <text:p>3775</text:p>
              </table:table-cell>
              <table:table-cell office:value-type="float" office:value="4327.7">
                <text:p>4327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45.1">
                <text:p>145.1</text:p>
              </table:table-cell>
              <table:table-cell office:value-type="float" office:value="3507.2">
                <text:p>3507.2</text:p>
              </table:table-cell>
              <table:table-cell office:value-type="float" office:value="3653.3">
                <text:p>3653.3</text:p>
              </table:table-cell>
              <table:table-cell office:value-type="float" office:value="4277.5">
                <text:p>4277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57.9">
                <text:p>157.9</text:p>
              </table:table-cell>
              <table:table-cell office:value-type="float" office:value="3426">
                <text:p>3426</text:p>
              </table:table-cell>
              <table:table-cell office:value-type="float" office:value="3733.2">
                <text:p>3733.2</text:p>
              </table:table-cell>
              <table:table-cell office:value-type="float" office:value="4431.2">
                <text:p>4431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48.2">
                <text:p>148.2</text:p>
              </table:table-cell>
              <table:table-cell office:value-type="float" office:value="3532.5">
                <text:p>3532.5</text:p>
              </table:table-cell>
              <table:table-cell office:value-type="float" office:value="2730.7">
                <text:p>2730.7</text:p>
              </table:table-cell>
              <table:table-cell office:value-type="float" office:value="4521.2">
                <text:p>4521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52.2">
                <text:p>152.2</text:p>
              </table:table-cell>
              <table:table-cell office:value-type="float" office:value="3620.9">
                <text:p>3620.9</text:p>
              </table:table-cell>
              <table:table-cell office:value-type="float" office:value="3659.6">
                <text:p>3659.6</text:p>
              </table:table-cell>
              <table:table-cell office:value-type="float" office:value="4498.8">
                <text:p>4498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70.8">
                <text:p>170.8</text:p>
              </table:table-cell>
              <table:table-cell office:value-type="float" office:value="3296.5">
                <text:p>3296.5</text:p>
              </table:table-cell>
              <table:table-cell office:value-type="float" office:value="3578.2">
                <text:p>3578.2</text:p>
              </table:table-cell>
              <table:table-cell office:value-type="float" office:value="4042.3">
                <text:p>4042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75.4">
                <text:p>175.4</text:p>
              </table:table-cell>
              <table:table-cell office:value-type="float" office:value="3518.2">
                <text:p>3518.2</text:p>
              </table:table-cell>
              <table:table-cell office:value-type="float" office:value="3630.8">
                <text:p>3630.8</text:p>
              </table:table-cell>
              <table:table-cell office:value-type="float" office:value="4488.1">
                <text:p>4488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58.1">
                <text:p>158.1</text:p>
              </table:table-cell>
              <table:table-cell office:value-type="float" office:value="3570.2">
                <text:p>3570.2</text:p>
              </table:table-cell>
              <table:table-cell office:value-type="float" office:value="3733.1">
                <text:p>3733.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72.2">
                <text:p>172.2</text:p>
              </table:table-cell>
              <table:table-cell office:value-type="float" office:value="3439.6">
                <text:p>3439.6</text:p>
              </table:table-cell>
              <table:table-cell office:value-type="float" office:value="3778.5">
                <text:p>3778.5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59.6">
                <text:p>159.6</text:p>
              </table:table-cell>
              <table:table-cell office:value-type="float" office:value="3495">
                <text:p>3495</text:p>
              </table:table-cell>
              <table:table-cell office:value-type="float" office:value="3842.7">
                <text:p>3842.7</text:p>
              </table:table-cell>
              <table:table-cell office:value-type="float" office:value="4503.5">
                <text:p>4503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57.1">
                <text:p>157.1</text:p>
              </table:table-cell>
              <table:table-cell office:value-type="float" office:value="3510.6">
                <text:p>3510.6</text:p>
              </table:table-cell>
              <table:table-cell office:value-type="float" office:value="3014.1">
                <text:p>3014.1</text:p>
              </table:table-cell>
              <table:table-cell office:value-type="float" office:value="4608.2">
                <text:p>4608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59.3">
                <text:p>159.3</text:p>
              </table:table-cell>
              <table:table-cell office:value-type="float" office:value="3464.5">
                <text:p>3464.5</text:p>
              </table:table-cell>
              <table:table-cell office:value-type="float" office:value="3728.6">
                <text:p>3728.6</text:p>
              </table:table-cell>
              <table:table-cell office:value-type="float" office:value="4413.6">
                <text:p>4413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60.8">
                <text:p>160.8</text:p>
              </table:table-cell>
              <table:table-cell office:value-type="float" office:value="3512.8">
                <text:p>3512.8</text:p>
              </table:table-cell>
              <table:table-cell office:value-type="float" office:value="3539.1">
                <text:p>3539.1</text:p>
              </table:table-cell>
              <table:table-cell office:value-type="float" office:value="4493.7">
                <text:p>4493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78.6">
                <text:p>178.6</text:p>
              </table:table-cell>
              <table:table-cell office:value-type="float" office:value="3508">
                <text:p>3508</text:p>
              </table:table-cell>
              <table:table-cell office:value-type="float" office:value="3604.9">
                <text:p>3604.9</text:p>
              </table:table-cell>
              <table:table-cell office:value-type="float" office:value="4313.6">
                <text:p>431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76.1">
                <text:p>176.1</text:p>
              </table:table-cell>
              <table:table-cell office:value-type="float" office:value="3586">
                <text:p>3586</text:p>
              </table:table-cell>
              <table:table-cell office:value-type="float" office:value="3883.4">
                <text:p>3883.4</text:p>
              </table:table-cell>
              <table:table-cell office:value-type="float" office:value="4589.9">
                <text:p>4589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66.2">
                <text:p>166.2</text:p>
              </table:table-cell>
              <table:table-cell office:value-type="float" office:value="3634.2">
                <text:p>3634.2</text:p>
              </table:table-cell>
              <table:table-cell office:value-type="float" office:value="3764.1">
                <text:p>3764.1</text:p>
              </table:table-cell>
              <table:table-cell office:value-type="float" office:value="4565.4">
                <text:p>4565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67.6">
                <text:p>167.6</text:p>
              </table:table-cell>
              <table:table-cell office:value-type="float" office:value="3724.8">
                <text:p>3724.8</text:p>
              </table:table-cell>
              <table:table-cell office:value-type="float" office:value="3385.2">
                <text:p>3385.2</text:p>
              </table:table-cell>
              <table:table-cell office:value-type="float" office:value="4684.2">
                <text:p>4684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57.8">
                <text:p>157.8</text:p>
              </table:table-cell>
              <table:table-cell office:value-type="float" office:value="3590.9">
                <text:p>3590.9</text:p>
              </table:table-cell>
              <table:table-cell office:value-type="float" office:value="3321.5">
                <text:p>3321.5</text:p>
              </table:table-cell>
              <table:table-cell office:value-type="float" office:value="4417.6">
                <text:p>4417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60.4">
                <text:p>160.4</text:p>
              </table:table-cell>
              <table:table-cell office:value-type="float" office:value="3221.2">
                <text:p>3221.2</text:p>
              </table:table-cell>
              <table:table-cell office:value-type="float" office:value="3695.4">
                <text:p>3695.4</text:p>
              </table:table-cell>
              <table:table-cell office:value-type="float" office:value="4129.5">
                <text:p>4129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70.9">
                <text:p>170.9</text:p>
              </table:table-cell>
              <table:table-cell office:value-type="float" office:value="3584.5">
                <text:p>3584.5</text:p>
              </table:table-cell>
              <table:table-cell office:value-type="float" office:value="3762.5">
                <text:p>3762.5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55.8">
                <text:p>155.8</text:p>
              </table:table-cell>
              <table:table-cell office:value-type="float" office:value="3647.2">
                <text:p>3647.2</text:p>
              </table:table-cell>
              <table:table-cell office:value-type="float" office:value="3640.4">
                <text:p>3640.4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70.5">
                <text:p>170.5</text:p>
              </table:table-cell>
              <table:table-cell office:value-type="float" office:value="3576.7">
                <text:p>3576.7</text:p>
              </table:table-cell>
              <table:table-cell office:value-type="float" office:value="3661.1">
                <text:p>3661.1</text:p>
              </table:table-cell>
              <table:table-cell office:value-type="float" office:value="4426.2">
                <text:p>4426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66.9">
                <text:p>166.9</text:p>
              </table:table-cell>
              <table:table-cell office:value-type="float" office:value="3591">
                <text:p>3591</text:p>
              </table:table-cell>
              <table:table-cell office:value-type="float" office:value="3603.9">
                <text:p>3603.9</text:p>
              </table:table-cell>
              <table:table-cell office:value-type="float" office:value="4596.4">
                <text:p>4596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63.4">
                <text:p>163.4</text:p>
              </table:table-cell>
              <table:table-cell office:value-type="float" office:value="3709.6">
                <text:p>3709.6</text:p>
              </table:table-cell>
              <table:table-cell office:value-type="float" office:value="2979.4">
                <text:p>2979.4</text:p>
              </table:table-cell>
              <table:table-cell office:value-type="float" office:value="4639.3">
                <text:p>4639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64.1">
                <text:p>164.1</text:p>
              </table:table-cell>
              <table:table-cell office:value-type="float" office:value="3364.8">
                <text:p>3364.8</text:p>
              </table:table-cell>
              <table:table-cell office:value-type="float" office:value="3831">
                <text:p>3831</text:p>
              </table:table-cell>
              <table:table-cell office:value-type="float" office:value="4045.8">
                <text:p>4045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76.5">
                <text:p>176.5</text:p>
              </table:table-cell>
              <table:table-cell office:value-type="float" office:value="3215">
                <text:p>3215</text:p>
              </table:table-cell>
              <table:table-cell office:value-type="float" office:value="3546">
                <text:p>3546</text:p>
              </table:table-cell>
              <table:table-cell office:value-type="float" office:value="4545.9">
                <text:p>454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68.7">
                <text:p>168.7</text:p>
              </table:table-cell>
              <table:table-cell office:value-type="float" office:value="3608.4">
                <text:p>3608.4</text:p>
              </table:table-cell>
              <table:table-cell office:value-type="float" office:value="3914.9">
                <text:p>3914.9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64.5">
                <text:p>164.5</text:p>
              </table:table-cell>
              <table:table-cell office:value-type="float" office:value="3822.7">
                <text:p>3822.7</text:p>
              </table:table-cell>
              <table:table-cell office:value-type="float" office:value="3845.6">
                <text:p>3845.6</text:p>
              </table:table-cell>
              <table:table-cell office:value-type="float" office:value="4611.2">
                <text:p>4611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69.5">
                <text:p>169.5</text:p>
              </table:table-cell>
              <table:table-cell office:value-type="float" office:value="3628.3">
                <text:p>3628.3</text:p>
              </table:table-cell>
              <table:table-cell office:value-type="float" office:value="3834.3">
                <text:p>3834.3</text:p>
              </table:table-cell>
              <table:table-cell office:value-type="float" office:value="4638.9">
                <text:p>4638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66.8">
                <text:p>166.8</text:p>
              </table:table-cell>
              <table:table-cell office:value-type="float" office:value="3698.1">
                <text:p>3698.1</text:p>
              </table:table-cell>
              <table:table-cell office:value-type="float" office:value="3746.8">
                <text:p>3746.8</text:p>
              </table:table-cell>
              <table:table-cell office:value-type="float" office:value="4676.8">
                <text:p>4676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72.5">
                <text:p>172.5</text:p>
              </table:table-cell>
              <table:table-cell office:value-type="float" office:value="3656">
                <text:p>3656</text:p>
              </table:table-cell>
              <table:table-cell office:value-type="float" office:value="3627.6">
                <text:p>3627.6</text:p>
              </table:table-cell>
              <table:table-cell office:value-type="float" office:value="4534.4">
                <text:p>4534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66.4">
                <text:p>166.4</text:p>
              </table:table-cell>
              <table:table-cell office:value-type="float" office:value="3279.4">
                <text:p>3279.4</text:p>
              </table:table-cell>
              <table:table-cell office:value-type="float" office:value="3739.7">
                <text:p>3739.7</text:p>
              </table:table-cell>
              <table:table-cell office:value-type="float" office:value="4570.8">
                <text:p>4570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87.1">
                <text:p>187.1</text:p>
              </table:table-cell>
              <table:table-cell office:value-type="float" office:value="3404.2">
                <text:p>3404.2</text:p>
              </table:table-cell>
              <table:table-cell office:value-type="float" office:value="3830.4">
                <text:p>3830.4</text:p>
              </table:table-cell>
              <table:table-cell office:value-type="float" office:value="4409.9">
                <text:p>4409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78.7">
                <text:p>178.7</text:p>
              </table:table-cell>
              <table:table-cell office:value-type="float" office:value="3493.6">
                <text:p>3493.6</text:p>
              </table:table-cell>
              <table:table-cell office:value-type="float" office:value="3740.3">
                <text:p>3740.3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80.8">
                <text:p>180.8</text:p>
              </table:table-cell>
              <table:table-cell office:value-type="float" office:value="3678.1">
                <text:p>3678.1</text:p>
              </table:table-cell>
              <table:table-cell office:value-type="float" office:value="3763.5">
                <text:p>3763.5</text:p>
              </table:table-cell>
              <table:table-cell office:value-type="float" office:value="4533.4">
                <text:p>4533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70.9">
                <text:p>170.9</text:p>
              </table:table-cell>
              <table:table-cell office:value-type="float" office:value="3638.1">
                <text:p>3638.1</text:p>
              </table:table-cell>
              <table:table-cell office:value-type="float" office:value="3568.6">
                <text:p>3568.6</text:p>
              </table:table-cell>
              <table:table-cell office:value-type="float" office:value="4550.2">
                <text:p>4550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73.7">
                <text:p>173.7</text:p>
              </table:table-cell>
              <table:table-cell office:value-type="float" office:value="3661.5">
                <text:p>3661.5</text:p>
              </table:table-cell>
              <table:table-cell office:value-type="float" office:value="3060.3">
                <text:p>3060.3</text:p>
              </table:table-cell>
              <table:table-cell office:value-type="float" office:value="4604.3">
                <text:p>4604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75.4">
                <text:p>175.4</text:p>
              </table:table-cell>
              <table:table-cell office:value-type="float" office:value="3515.4">
                <text:p>3515.4</text:p>
              </table:table-cell>
              <table:table-cell office:value-type="float" office:value="3768.8">
                <text:p>3768.8</text:p>
              </table:table-cell>
              <table:table-cell office:value-type="float" office:value="4559.3">
                <text:p>4559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80.9">
                <text:p>180.9</text:p>
              </table:table-cell>
              <table:table-cell office:value-type="float" office:value="3188.7">
                <text:p>3188.7</text:p>
              </table:table-cell>
              <table:table-cell office:value-type="float" office:value="3847.4">
                <text:p>3847.4</text:p>
              </table:table-cell>
              <table:table-cell office:value-type="float" office:value="4520.7">
                <text:p>4520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75">
                <text:p>175</text:p>
              </table:table-cell>
              <table:table-cell office:value-type="float" office:value="3500.3">
                <text:p>3500.3</text:p>
              </table:table-cell>
              <table:table-cell office:value-type="float" office:value="3686.7">
                <text:p>3686.7</text:p>
              </table:table-cell>
              <table:table-cell office:value-type="float" office:value="4559.5">
                <text:p>4559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81.2">
                <text:p>181.2</text:p>
              </table:table-cell>
              <table:table-cell office:value-type="float" office:value="3309.7">
                <text:p>3309.7</text:p>
              </table:table-cell>
              <table:table-cell office:value-type="float" office:value="3924.7">
                <text:p>3924.7</text:p>
              </table:table-cell>
              <table:table-cell office:value-type="float" office:value="4645.3">
                <text:p>4645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88.2">
                <text:p>188.2</text:p>
              </table:table-cell>
              <table:table-cell office:value-type="float" office:value="3572.8">
                <text:p>3572.8</text:p>
              </table:table-cell>
              <table:table-cell office:value-type="float" office:value="3530.3">
                <text:p>3530.3</text:p>
              </table:table-cell>
              <table:table-cell office:value-type="float" office:value="4586.9">
                <text:p>4586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81.2">
                <text:p>181.2</text:p>
              </table:table-cell>
              <table:table-cell office:value-type="float" office:value="3424.4">
                <text:p>3424.4</text:p>
              </table:table-cell>
              <table:table-cell office:value-type="float" office:value="3427.1">
                <text:p>3427.1</text:p>
              </table:table-cell>
              <table:table-cell office:value-type="float" office:value="4697.4">
                <text:p>4697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78.7">
                <text:p>178.7</text:p>
              </table:table-cell>
              <table:table-cell office:value-type="float" office:value="3514.8">
                <text:p>3514.8</text:p>
              </table:table-cell>
              <table:table-cell office:value-type="float" office:value="2850">
                <text:p>2850</text:p>
              </table:table-cell>
              <table:table-cell office:value-type="float" office:value="4534.1">
                <text:p>4534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79">
                <text:p>179</text:p>
              </table:table-cell>
              <table:table-cell office:value-type="float" office:value="3232.3">
                <text:p>3232.3</text:p>
              </table:table-cell>
              <table:table-cell office:value-type="float" office:value="3651.6">
                <text:p>3651.6</text:p>
              </table:table-cell>
              <table:table-cell office:value-type="float" office:value="4493.2">
                <text:p>4493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83.1">
                <text:p>183.1</text:p>
              </table:table-cell>
              <table:table-cell office:value-type="float" office:value="3431.6">
                <text:p>3431.6</text:p>
              </table:table-cell>
              <table:table-cell office:value-type="float" office:value="3743.3">
                <text:p>3743.3</text:p>
              </table:table-cell>
              <table:table-cell office:value-type="float" office:value="4463.9">
                <text:p>4463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78.9">
                <text:p>178.9</text:p>
              </table:table-cell>
              <table:table-cell office:value-type="float" office:value="3501.6">
                <text:p>3501.6</text:p>
              </table:table-cell>
              <table:table-cell office:value-type="float" office:value="3624.8">
                <text:p>3624.8</text:p>
              </table:table-cell>
              <table:table-cell office:value-type="float" office:value="4480.3">
                <text:p>448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92.9">
                <text:p>192.9</text:p>
              </table:table-cell>
              <table:table-cell office:value-type="float" office:value="3519.6">
                <text:p>3519.6</text:p>
              </table:table-cell>
              <table:table-cell office:value-type="float" office:value="3974.3">
                <text:p>3974.3</text:p>
              </table:table-cell>
              <table:table-cell office:value-type="float" office:value="4615.4">
                <text:p>4615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88.5">
                <text:p>188.5</text:p>
              </table:table-cell>
              <table:table-cell office:value-type="float" office:value="3413.9">
                <text:p>3413.9</text:p>
              </table:table-cell>
              <table:table-cell office:value-type="float" office:value="3709.7">
                <text:p>3709.7</text:p>
              </table:table-cell>
              <table:table-cell office:value-type="float" office:value="4723.1">
                <text:p>4723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80.5">
                <text:p>180.5</text:p>
              </table:table-cell>
              <table:table-cell office:value-type="float" office:value="3545.5">
                <text:p>3545.5</text:p>
              </table:table-cell>
              <table:table-cell office:value-type="float" office:value="3489.2">
                <text:p>3489.2</text:p>
              </table:table-cell>
              <table:table-cell office:value-type="float" office:value="4552.9">
                <text:p>4552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82.7">
                <text:p>182.7</text:p>
              </table:table-cell>
              <table:table-cell office:value-type="float" office:value="3281.9">
                <text:p>3281.9</text:p>
              </table:table-cell>
              <table:table-cell office:value-type="float" office:value="3619.6">
                <text:p>3619.6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74">
                <text:p>174</text:p>
              </table:table-cell>
              <table:table-cell office:value-type="float" office:value="3555.9">
                <text:p>3555.9</text:p>
              </table:table-cell>
              <table:table-cell office:value-type="float" office:value="3629.3">
                <text:p>3629.3</text:p>
              </table:table-cell>
              <table:table-cell office:value-type="float" office:value="4482.9">
                <text:p>4482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77.6">
                <text:p>177.6</text:p>
              </table:table-cell>
              <table:table-cell office:value-type="float" office:value="3612.2">
                <text:p>3612.2</text:p>
              </table:table-cell>
              <table:table-cell office:value-type="float" office:value="3710.1">
                <text:p>3710.1</text:p>
              </table:table-cell>
              <table:table-cell office:value-type="float" office:value="4601.4">
                <text:p>4601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84.9">
                <text:p>184.9</text:p>
              </table:table-cell>
              <table:table-cell office:value-type="float" office:value="3519.8">
                <text:p>3519.8</text:p>
              </table:table-cell>
              <table:table-cell office:value-type="float" office:value="3727.1">
                <text:p>3727.1</text:p>
              </table:table-cell>
              <table:table-cell office:value-type="float" office:value="4561.9">
                <text:p>4561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95.1">
                <text:p>195.1</text:p>
              </table:table-cell>
              <table:table-cell office:value-type="float" office:value="3847">
                <text:p>3847</text:p>
              </table:table-cell>
              <table:table-cell office:value-type="float" office:value="3950.4">
                <text:p>3950.4</text:p>
              </table:table-cell>
              <table:table-cell office:value-type="float" office:value="4559.9">
                <text:p>4559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219.6">
                <text:p>219.6</text:p>
              </table:table-cell>
              <table:table-cell office:value-type="float" office:value="3501.6">
                <text:p>3501.6</text:p>
              </table:table-cell>
              <table:table-cell office:value-type="float" office:value="3791.1">
                <text:p>3791.1</text:p>
              </table:table-cell>
              <table:table-cell office:value-type="float" office:value="4742.9">
                <text:p>4742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206.9">
                <text:p>206.9</text:p>
              </table:table-cell>
              <table:table-cell office:value-type="float" office:value="3572.7">
                <text:p>3572.7</text:p>
              </table:table-cell>
              <table:table-cell office:value-type="float" office:value="3082.3">
                <text:p>3082.3</text:p>
              </table:table-cell>
              <table:table-cell office:value-type="float" office:value="4612.7">
                <text:p>4612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214.1">
                <text:p>214.1</text:p>
              </table:table-cell>
              <table:table-cell office:value-type="float" office:value="3315.9">
                <text:p>3315.9</text:p>
              </table:table-cell>
              <table:table-cell office:value-type="float" office:value="3728.7">
                <text:p>3728.7</text:p>
              </table:table-cell>
              <table:table-cell office:value-type="float" office:value="4564.5">
                <text:p>456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210.1">
                <text:p>210.1</text:p>
              </table:table-cell>
              <table:table-cell office:value-type="float" office:value="3566.6">
                <text:p>3566.6</text:p>
              </table:table-cell>
              <table:table-cell office:value-type="float" office:value="3712.4">
                <text:p>3712.4</text:p>
              </table:table-cell>
              <table:table-cell office:value-type="float" office:value="4611.2">
                <text:p>4611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207.8">
                <text:p>207.8</text:p>
              </table:table-cell>
              <table:table-cell office:value-type="float" office:value="3570">
                <text:p>3570</text:p>
              </table:table-cell>
              <table:table-cell office:value-type="float" office:value="3893">
                <text:p>3893</text:p>
              </table:table-cell>
              <table:table-cell office:value-type="float" office:value="4677.1">
                <text:p>4677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202.9">
                <text:p>202.9</text:p>
              </table:table-cell>
              <table:table-cell office:value-type="float" office:value="3649">
                <text:p>3649</text:p>
              </table:table-cell>
              <table:table-cell office:value-type="float" office:value="3629.8">
                <text:p>3629.8</text:p>
              </table:table-cell>
              <table:table-cell office:value-type="float" office:value="4649.5">
                <text:p>4649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202.4">
                <text:p>202.4</text:p>
              </table:table-cell>
              <table:table-cell office:value-type="float" office:value="3640.16">
                <text:p>3640.16</text:p>
              </table:table-cell>
              <table:table-cell office:value-type="float" office:value="3718.4">
                <text:p>3718.4</text:p>
              </table:table-cell>
              <table:table-cell office:value-type="float" office:value="4567.8">
                <text:p>4567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92.6">
                <text:p>192.6</text:p>
              </table:table-cell>
              <table:table-cell office:value-type="float" office:value="3414.16">
                <text:p>3414.16</text:p>
              </table:table-cell>
              <table:table-cell office:value-type="float" office:value="3573.9">
                <text:p>3573.9</text:p>
              </table:table-cell>
              <table:table-cell office:value-type="float" office:value="4037.5">
                <text:p>403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209.7">
                <text:p>209.7</text:p>
              </table:table-cell>
              <table:table-cell office:value-type="float" office:value="3583.1">
                <text:p>3583.1</text:p>
              </table:table-cell>
              <table:table-cell office:value-type="float" office:value="3189.4">
                <text:p>3189.4</text:p>
              </table:table-cell>
              <table:table-cell office:value-type="float" office:value="4631.2">
                <text:p>4631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98.4">
                <text:p>198.4</text:p>
              </table:table-cell>
              <table:table-cell office:value-type="float" office:value="2832.9">
                <text:p>2832.9</text:p>
              </table:table-cell>
              <table:table-cell office:value-type="float" office:value="3797.9">
                <text:p>3797.9</text:p>
              </table:table-cell>
              <table:table-cell office:value-type="float" office:value="4506.9">
                <text:p>4506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96.2">
                <text:p>196.2</text:p>
              </table:table-cell>
              <table:table-cell office:value-type="float" office:value="3426.8">
                <text:p>3426.8</text:p>
              </table:table-cell>
              <table:table-cell office:value-type="float" office:value="3624.3">
                <text:p>3624.3</text:p>
              </table:table-cell>
              <table:table-cell office:value-type="float" office:value="4471.3">
                <text:p>4471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201.2">
                <text:p>201.2</text:p>
              </table:table-cell>
              <table:table-cell office:value-type="float" office:value="3415.2">
                <text:p>3415.2</text:p>
              </table:table-cell>
              <table:table-cell office:value-type="float" office:value="3764.9">
                <text:p>3764.9</text:p>
              </table:table-cell>
              <table:table-cell office:value-type="float" office:value="4723.8">
                <text:p>4723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201.8">
                <text:p>201.8</text:p>
              </table:table-cell>
              <table:table-cell office:value-type="float" office:value="3587.1">
                <text:p>3587.1</text:p>
              </table:table-cell>
              <table:table-cell office:value-type="float" office:value="3773.5">
                <text:p>3773.5</text:p>
              </table:table-cell>
              <table:table-cell office:value-type="float" office:value="4699.2">
                <text:p>4699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208">
                <text:p>208</text:p>
              </table:table-cell>
              <table:table-cell office:value-type="float" office:value="3493.3">
                <text:p>3493.3</text:p>
              </table:table-cell>
              <table:table-cell office:value-type="float" office:value="3737.5">
                <text:p>3737.5</text:p>
              </table:table-cell>
              <table:table-cell office:value-type="float" office:value="4709.52">
                <text:p>4709.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203.1">
                <text:p>203.1</text:p>
              </table:table-cell>
              <table:table-cell office:value-type="float" office:value="3346">
                <text:p>3346</text:p>
              </table:table-cell>
              <table:table-cell office:value-type="float" office:value="3171.6">
                <text:p>3171.6</text:p>
              </table:table-cell>
              <table:table-cell office:value-type="float" office:value="4259.9">
                <text:p>4259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06.5">
                <text:p>206.5</text:p>
              </table:table-cell>
              <table:table-cell office:value-type="float" office:value="3197.5">
                <text:p>3197.5</text:p>
              </table:table-cell>
              <table:table-cell office:value-type="float" office:value="3535.3">
                <text:p>3535.3</text:p>
              </table:table-cell>
              <table:table-cell office:value-type="float" office:value="4413.7">
                <text:p>4413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69.1">
                <text:p>169.1</text:p>
              </table:table-cell>
              <table:table-cell office:value-type="float" office:value="3317.2">
                <text:p>3317.2</text:p>
              </table:table-cell>
              <table:table-cell office:value-type="float" office:value="3707">
                <text:p>3707</text:p>
              </table:table-cell>
              <table:table-cell office:value-type="float" office:value="4438.4">
                <text:p>4438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67.4">
                <text:p>167.4</text:p>
              </table:table-cell>
              <table:table-cell office:value-type="float" office:value="3475.7">
                <text:p>3475.7</text:p>
              </table:table-cell>
              <table:table-cell office:value-type="float" office:value="3832.5">
                <text:p>3832.5</text:p>
              </table:table-cell>
              <table:table-cell office:value-type="float" office:value="4439.9">
                <text:p>4439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76.4">
                <text:p>176.4</text:p>
              </table:table-cell>
              <table:table-cell office:value-type="float" office:value="3522.1">
                <text:p>3522.1</text:p>
              </table:table-cell>
              <table:table-cell office:value-type="float" office:value="3897.9">
                <text:p>3897.9</text:p>
              </table:table-cell>
              <table:table-cell office:value-type="float" office:value="4491.6">
                <text:p>4491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62.2">
                <text:p>162.2</text:p>
              </table:table-cell>
              <table:table-cell office:value-type="float" office:value="3487.7">
                <text:p>3487.7</text:p>
              </table:table-cell>
              <table:table-cell office:value-type="float" office:value="3666.9">
                <text:p>3666.9</text:p>
              </table:table-cell>
              <table:table-cell office:value-type="float" office:value="4572.9">
                <text:p>4572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24.9">
                <text:p>124.9</text:p>
              </table:table-cell>
              <table:table-cell office:value-type="float" office:value="3552.8">
                <text:p>3552.8</text:p>
              </table:table-cell>
              <table:table-cell office:value-type="float" office:value="3580.3">
                <text:p>3580.3</text:p>
              </table:table-cell>
              <table:table-cell office:value-type="float" office:value="4510.7">
                <text:p>4510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64.8">
                <text:p>164.8</text:p>
              </table:table-cell>
              <table:table-cell office:value-type="float" office:value="3709.3">
                <text:p>3709.3</text:p>
              </table:table-cell>
              <table:table-cell office:value-type="float" office:value="2884.8">
                <text:p>2884.8</text:p>
              </table:table-cell>
              <table:table-cell office:value-type="float" office:value="4547.3">
                <text:p>4547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35.8">
                <text:p>135.8</text:p>
              </table:table-cell>
              <table:table-cell office:value-type="float" office:value="3085.9">
                <text:p>3085.9</text:p>
              </table:table-cell>
              <table:table-cell office:value-type="float" office:value="3644.3">
                <text:p>3644.3</text:p>
              </table:table-cell>
              <table:table-cell office:value-type="float" office:value="4332.8">
                <text:p>4332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49.5">
                <text:p>149.5</text:p>
              </table:table-cell>
              <table:table-cell office:value-type="float" office:value="3586.7">
                <text:p>3586.7</text:p>
              </table:table-cell>
              <table:table-cell office:value-type="float" office:value="3340.1">
                <text:p>3340.1</text:p>
              </table:table-cell>
              <table:table-cell office:value-type="float" office:value="4439.1">
                <text:p>4439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48.5">
                <text:p>148.5</text:p>
              </table:table-cell>
              <table:table-cell office:value-type="float" office:value="3707.2">
                <text:p>3707.2</text:p>
              </table:table-cell>
              <table:table-cell office:value-type="float" office:value="3657.9">
                <text:p>3657.9</text:p>
              </table:table-cell>
              <table:table-cell office:value-type="float" office:value="4549.6">
                <text:p>4549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38.5">
                <text:p>138.5</text:p>
              </table:table-cell>
              <table:table-cell office:value-type="float" office:value="3571.9">
                <text:p>3571.9</text:p>
              </table:table-cell>
              <table:table-cell office:value-type="float" office:value="3865.5">
                <text:p>3865.5</text:p>
              </table:table-cell>
              <table:table-cell office:value-type="float" office:value="4648.3">
                <text:p>4648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64.5">
                <text:p>164.5</text:p>
              </table:table-cell>
              <table:table-cell office:value-type="float" office:value="3578.2">
                <text:p>3578.2</text:p>
              </table:table-cell>
              <table:table-cell office:value-type="float" office:value="3759.6">
                <text:p>3759.6</text:p>
              </table:table-cell>
              <table:table-cell office:value-type="float" office:value="4742.2">
                <text:p>4742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38">
                <text:p>138</text:p>
              </table:table-cell>
              <table:table-cell office:value-type="float" office:value="3695.3">
                <text:p>3695.3</text:p>
              </table:table-cell>
              <table:table-cell office:value-type="float" office:value="3615.4">
                <text:p>3615.4</text:p>
              </table:table-cell>
              <table:table-cell office:value-type="float" office:value="4555.6">
                <text:p>4555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53.2">
                <text:p>153.2</text:p>
              </table:table-cell>
              <table:table-cell office:value-type="float" office:value="3338.7">
                <text:p>3338.7</text:p>
              </table:table-cell>
              <table:table-cell office:value-type="float" office:value="3290.8">
                <text:p>3290.8</text:p>
              </table:table-cell>
              <table:table-cell office:value-type="float" office:value="4604.8">
                <text:p>4604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37.4">
                <text:p>137.4</text:p>
              </table:table-cell>
              <table:table-cell office:value-type="float" office:value="3410.7">
                <text:p>3410.7</text:p>
              </table:table-cell>
              <table:table-cell office:value-type="float" office:value="3615.3">
                <text:p>3615.3</text:p>
              </table:table-cell>
              <table:table-cell office:value-type="float" office:value="4563.3">
                <text:p>4563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43.2">
                <text:p>143.2</text:p>
              </table:table-cell>
              <table:table-cell office:value-type="float" office:value="3334.3">
                <text:p>3334.3</text:p>
              </table:table-cell>
              <table:table-cell office:value-type="float" office:value="3920.7">
                <text:p>3920.7</text:p>
              </table:table-cell>
              <table:table-cell office:value-type="float" office:value="4505.2">
                <text:p>4505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25.4">
                <text:p>125.4</text:p>
              </table:table-cell>
              <table:table-cell office:value-type="float" office:value="3332.4">
                <text:p>3332.4</text:p>
              </table:table-cell>
              <table:table-cell office:value-type="float" office:value="3636">
                <text:p>3636</text:p>
              </table:table-cell>
              <table:table-cell office:value-type="float" office:value="4580.3">
                <text:p>4580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43.1">
                <text:p>143.1</text:p>
              </table:table-cell>
              <table:table-cell office:value-type="float" office:value="3442.5">
                <text:p>3442.5</text:p>
              </table:table-cell>
              <table:table-cell office:value-type="float" office:value="3356.3">
                <text:p>3356.3</text:p>
              </table:table-cell>
              <table:table-cell office:value-type="float" office:value="4540.9">
                <text:p>454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45.2">
                <text:p>145.2</text:p>
              </table:table-cell>
              <table:table-cell office:value-type="float" office:value="3722.5">
                <text:p>3722.5</text:p>
              </table:table-cell>
              <table:table-cell office:value-type="float" office:value="3734.4">
                <text:p>3734.4</text:p>
              </table:table-cell>
              <table:table-cell office:value-type="float" office:value="4335.1">
                <text:p>4335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70.9">
                <text:p>170.9</text:p>
              </table:table-cell>
              <table:table-cell office:value-type="float" office:value="3460.2">
                <text:p>3460.2</text:p>
              </table:table-cell>
              <table:table-cell office:value-type="float" office:value="2828">
                <text:p>2828</text:p>
              </table:table-cell>
              <table:table-cell office:value-type="float" office:value="4475.2">
                <text:p>4475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77.1">
                <text:p>177.1</text:p>
              </table:table-cell>
              <table:table-cell office:value-type="float" office:value="3113.6">
                <text:p>3113.6</text:p>
              </table:table-cell>
              <table:table-cell office:value-type="float" office:value="3548.5">
                <text:p>3548.5</text:p>
              </table:table-cell>
              <table:table-cell office:value-type="float" office:value="4327.4">
                <text:p>4327.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50.9">
                <text:p>150.9</text:p>
              </table:table-cell>
              <table:table-cell office:value-type="float" office:value="3662">
                <text:p>3662</text:p>
              </table:table-cell>
              <table:table-cell office:value-type="float" office:value="3385.8">
                <text:p>3385.8</text:p>
              </table:table-cell>
              <table:table-cell office:value-type="float" office:value="4389.8">
                <text:p>4389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57.9">
                <text:p>157.9</text:p>
              </table:table-cell>
              <table:table-cell office:value-type="float" office:value="3481.7">
                <text:p>3481.7</text:p>
              </table:table-cell>
              <table:table-cell office:value-type="float" office:value="3471.5">
                <text:p>3471.5</text:p>
              </table:table-cell>
              <table:table-cell office:value-type="float" office:value="4501.7">
                <text:p>4501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73.2">
                <text:p>173.2</text:p>
              </table:table-cell>
              <table:table-cell office:value-type="float" office:value="3586">
                <text:p>3586</text:p>
              </table:table-cell>
              <table:table-cell office:value-type="float" office:value="3860.9">
                <text:p>3860.9</text:p>
              </table:table-cell>
              <table:table-cell office:value-type="float" office:value="4518.2">
                <text:p>451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68.2">
                <text:p>168.2</text:p>
              </table:table-cell>
              <table:table-cell office:value-type="float" office:value="3652.2">
                <text:p>3652.2</text:p>
              </table:table-cell>
              <table:table-cell office:value-type="float" office:value="3751">
                <text:p>3751</text:p>
              </table:table-cell>
              <table:table-cell office:value-type="float" office:value="4605.2">
                <text:p>4605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72.4">
                <text:p>172.4</text:p>
              </table:table-cell>
              <table:table-cell office:value-type="float" office:value="3686.9">
                <text:p>3686.9</text:p>
              </table:table-cell>
              <table:table-cell office:value-type="float" office:value="3517.5">
                <text:p>3517.5</text:p>
              </table:table-cell>
              <table:table-cell office:value-type="float" office:value="4274.3">
                <text:p>4274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83.5">
                <text:p>183.5</text:p>
              </table:table-cell>
              <table:table-cell office:value-type="float" office:value="3444.3">
                <text:p>3444.3</text:p>
              </table:table-cell>
              <table:table-cell office:value-type="float" office:value="2911.3">
                <text:p>2911.3</text:p>
              </table:table-cell>
              <table:table-cell office:value-type="float" office:value="4473.6">
                <text:p>4473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73.4">
                <text:p>173.4</text:p>
              </table:table-cell>
              <table:table-cell office:value-type="float" office:value="3416.7">
                <text:p>3416.7</text:p>
              </table:table-cell>
              <table:table-cell office:value-type="float" office:value="3695.4">
                <text:p>3695.4</text:p>
              </table:table-cell>
              <table:table-cell office:value-type="float" office:value="4445.1">
                <text:p>4445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63.7">
                <text:p>163.7</text:p>
              </table:table-cell>
              <table:table-cell office:value-type="float" office:value="3577.2">
                <text:p>3577.2</text:p>
              </table:table-cell>
              <table:table-cell office:value-type="float" office:value="3727.3">
                <text:p>3727.3</text:p>
              </table:table-cell>
              <table:table-cell office:value-type="float" office:value="4447.2">
                <text:p>4447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66.3">
                <text:p>166.3</text:p>
              </table:table-cell>
              <table:table-cell office:value-type="float" office:value="3510.7">
                <text:p>3510.7</text:p>
              </table:table-cell>
              <table:table-cell office:value-type="float" office:value="3601">
                <text:p>3601</text:p>
              </table:table-cell>
              <table:table-cell office:value-type="float" office:value="4606.3">
                <text:p>4606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72.9">
                <text:p>172.9</text:p>
              </table:table-cell>
              <table:table-cell office:value-type="float" office:value="3435.6">
                <text:p>3435.6</text:p>
              </table:table-cell>
              <table:table-cell office:value-type="float" office:value="3525.6">
                <text:p>3525.6</text:p>
              </table:table-cell>
              <table:table-cell office:value-type="float" office:value="4664.2">
                <text:p>4664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64.6">
                <text:p>164.6</text:p>
              </table:table-cell>
              <table:table-cell office:value-type="float" office:value="3370.7">
                <text:p>3370.7</text:p>
              </table:table-cell>
              <table:table-cell office:value-type="float" office:value="3619.2">
                <text:p>3619.2</text:p>
              </table:table-cell>
              <table:table-cell office:value-type="float" office:value="4568.5">
                <text:p>456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79.9">
                <text:p>179.9</text:p>
              </table:table-cell>
              <table:table-cell office:value-type="float" office:value="3653.4">
                <text:p>3653.4</text:p>
              </table:table-cell>
              <table:table-cell office:value-type="float" office:value="3380.4">
                <text:p>3380.4</text:p>
              </table:table-cell>
              <table:table-cell office:value-type="float" office:value="4466.8">
                <text:p>4466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69.7">
                <text:p>169.7</text:p>
              </table:table-cell>
              <table:table-cell office:value-type="float" office:value="3343.8">
                <text:p>3343.8</text:p>
              </table:table-cell>
              <table:table-cell office:value-type="float" office:value="3234.7">
                <text:p>3234.7</text:p>
              </table:table-cell>
              <table:table-cell office:value-type="float" office:value="4462.2">
                <text:p>4462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87.8">
                <text:p>187.8</text:p>
              </table:table-cell>
              <table:table-cell office:value-type="float" office:value="3538.9">
                <text:p>3538.9</text:p>
              </table:table-cell>
              <table:table-cell office:value-type="float" office:value="3732.2">
                <text:p>3732.2</text:p>
              </table:table-cell>
              <table:table-cell office:value-type="float" office:value="4555.2">
                <text:p>4555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72.1">
                <text:p>172.1</text:p>
              </table:table-cell>
              <table:table-cell office:value-type="float" office:value="3643.3">
                <text:p>3643.3</text:p>
              </table:table-cell>
              <table:table-cell office:value-type="float" office:value="3630">
                <text:p>3630</text:p>
              </table:table-cell>
              <table:table-cell office:value-type="float" office:value="4547.1">
                <text:p>4547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76.1">
                <text:p>176.1</text:p>
              </table:table-cell>
              <table:table-cell office:value-type="float" office:value="3467.9">
                <text:p>3467.9</text:p>
              </table:table-cell>
              <table:table-cell office:value-type="float" office:value="3583.7">
                <text:p>3583.7</text:p>
              </table:table-cell>
              <table:table-cell office:value-type="float" office:value="4567.5">
                <text:p>4567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81.2">
                <text:p>181.2</text:p>
              </table:table-cell>
              <table:table-cell office:value-type="float" office:value="3355.8">
                <text:p>3355.8</text:p>
              </table:table-cell>
              <table:table-cell office:value-type="float" office:value="3651.3">
                <text:p>3651.3</text:p>
              </table:table-cell>
              <table:table-cell office:value-type="float" office:value="4511.4">
                <text:p>4511.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80.9">
                <text:p>180.9</text:p>
              </table:table-cell>
              <table:table-cell office:value-type="float" office:value="3553.5">
                <text:p>3553.5</text:p>
              </table:table-cell>
              <table:table-cell office:value-type="float" office:value="3748.8">
                <text:p>3748.8</text:p>
              </table:table-cell>
              <table:table-cell office:value-type="float" office:value="4509.7">
                <text:p>4509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72.6">
                <text:p>172.6</text:p>
              </table:table-cell>
              <table:table-cell office:value-type="float" office:value="3546.9">
                <text:p>3546.9</text:p>
              </table:table-cell>
              <table:table-cell office:value-type="float" office:value="3265.4">
                <text:p>3265.4</text:p>
              </table:table-cell>
              <table:table-cell office:value-type="float" office:value="4460.7">
                <text:p>4460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78.9">
                <text:p>178.9</text:p>
              </table:table-cell>
              <table:table-cell office:value-type="float" office:value="3217.4">
                <text:p>3217.4</text:p>
              </table:table-cell>
              <table:table-cell office:value-type="float" office:value="3524.1">
                <text:p>3524.1</text:p>
              </table:table-cell>
              <table:table-cell office:value-type="float" office:value="4470.4">
                <text:p>4470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92">
                <text:p>192</text:p>
              </table:table-cell>
              <table:table-cell office:value-type="float" office:value="3618.6">
                <text:p>3618.6</text:p>
              </table:table-cell>
              <table:table-cell office:value-type="float" office:value="3639">
                <text:p>3639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92.5">
                <text:p>192.5</text:p>
              </table:table-cell>
              <table:table-cell office:value-type="float" office:value="3444.9">
                <text:p>3444.9</text:p>
              </table:table-cell>
              <table:table-cell office:value-type="float" office:value="3411.1">
                <text:p>3411.1</text:p>
              </table:table-cell>
              <table:table-cell office:value-type="float" office:value="4613.6">
                <text:p>4613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79">
                <text:p>179</text:p>
              </table:table-cell>
              <table:table-cell office:value-type="float" office:value="3573.7">
                <text:p>3573.7</text:p>
              </table:table-cell>
              <table:table-cell office:value-type="float" office:value="3779.4">
                <text:p>3779.4</text:p>
              </table:table-cell>
              <table:table-cell office:value-type="float" office:value="4531.3">
                <text:p>4531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83.3">
                <text:p>183.3</text:p>
              </table:table-cell>
              <table:table-cell office:value-type="float" office:value="3572.3">
                <text:p>3572.3</text:p>
              </table:table-cell>
              <table:table-cell office:value-type="float" office:value="3639.8">
                <text:p>3639.8</text:p>
              </table:table-cell>
              <table:table-cell office:value-type="float" office:value="4529.6">
                <text:p>4529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72.5">
                <text:p>172.5</text:p>
              </table:table-cell>
              <table:table-cell office:value-type="float" office:value="3527.2">
                <text:p>3527.2</text:p>
              </table:table-cell>
              <table:table-cell office:value-type="float" office:value="3740.4">
                <text:p>3740.4</text:p>
              </table:table-cell>
              <table:table-cell office:value-type="float" office:value="4546.7">
                <text:p>4546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73.5">
                <text:p>173.5</text:p>
              </table:table-cell>
              <table:table-cell office:value-type="float" office:value="3315.8">
                <text:p>3315.8</text:p>
              </table:table-cell>
              <table:table-cell office:value-type="float" office:value="2953.2">
                <text:p>2953.2</text:p>
              </table:table-cell>
              <table:table-cell office:value-type="float" office:value="4470.8">
                <text:p>4470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78.1">
                <text:p>178.1</text:p>
              </table:table-cell>
              <table:table-cell office:value-type="float" office:value="3361">
                <text:p>3361</text:p>
              </table:table-cell>
              <table:table-cell office:value-type="float" office:value="3766.5">
                <text:p>3766.5</text:p>
              </table:table-cell>
              <table:table-cell office:value-type="float" office:value="4575.2">
                <text:p>4575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91.4">
                <text:p>191.4</text:p>
              </table:table-cell>
              <table:table-cell office:value-type="float" office:value="3658.9">
                <text:p>3658.9</text:p>
              </table:table-cell>
              <table:table-cell office:value-type="float" office:value="3632.2">
                <text:p>3632.2</text:p>
              </table:table-cell>
              <table:table-cell office:value-type="float" office:value="4507.8">
                <text:p>4507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92">
                <text:p>192</text:p>
              </table:table-cell>
              <table:table-cell office:value-type="float" office:value="3710">
                <text:p>3710</text:p>
              </table:table-cell>
              <table:table-cell office:value-type="float" office:value="3601.3">
                <text:p>3601.3</text:p>
              </table:table-cell>
              <table:table-cell office:value-type="float" office:value="4683.5">
                <text:p>4683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95.6">
                <text:p>195.6</text:p>
              </table:table-cell>
              <table:table-cell office:value-type="float" office:value="3676.2">
                <text:p>3676.2</text:p>
              </table:table-cell>
              <table:table-cell office:value-type="float" office:value="3814.7">
                <text:p>3814.7</text:p>
              </table:table-cell>
              <table:table-cell office:value-type="float" office:value="4551.2">
                <text:p>4551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209">
                <text:p>209</text:p>
              </table:table-cell>
              <table:table-cell office:value-type="float" office:value="3655.8">
                <text:p>3655.8</text:p>
              </table:table-cell>
              <table:table-cell office:value-type="float" office:value="3773.2">
                <text:p>3773.2</text:p>
              </table:table-cell>
              <table:table-cell office:value-type="float" office:value="4569.7">
                <text:p>4569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93.1">
                <text:p>193.1</text:p>
              </table:table-cell>
              <table:table-cell office:value-type="float" office:value="3733.2">
                <text:p>3733.2</text:p>
              </table:table-cell>
              <table:table-cell office:value-type="float" office:value="3480.6">
                <text:p>3480.6</text:p>
              </table:table-cell>
              <table:table-cell office:value-type="float" office:value="4510.7">
                <text:p>4510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10.2">
                <text:p>210.2</text:p>
              </table:table-cell>
              <table:table-cell office:value-type="float" office:value="3135.6">
                <text:p>3135.6</text:p>
              </table:table-cell>
              <table:table-cell office:value-type="float" office:value="3487.9">
                <text:p>3487.9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05.4">
                <text:p>205.4</text:p>
              </table:table-cell>
              <table:table-cell office:value-type="float" office:value="3538">
                <text:p>3538</text:p>
              </table:table-cell>
              <table:table-cell office:value-type="float" office:value="3558.4">
                <text:p>3558.4</text:p>
              </table:table-cell>
              <table:table-cell office:value-type="float" office:value="4647.8">
                <text:p>4647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208.3">
                <text:p>208.3</text:p>
              </table:table-cell>
              <table:table-cell office:value-type="float" office:value="3542.4">
                <text:p>3542.4</text:p>
              </table:table-cell>
              <table:table-cell office:value-type="float" office:value="3710.9">
                <text:p>3710.9</text:p>
              </table:table-cell>
              <table:table-cell office:value-type="float" office:value="4643.7">
                <text:p>4643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20.8">
                <text:p>220.8</text:p>
              </table:table-cell>
              <table:table-cell office:value-type="float" office:value="3564.1">
                <text:p>3564.1</text:p>
              </table:table-cell>
              <table:table-cell office:value-type="float" office:value="3748.8">
                <text:p>3748.8</text:p>
              </table:table-cell>
              <table:table-cell office:value-type="float" office:value="4593.7">
                <text:p>4593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205.9">
                <text:p>205.9</text:p>
              </table:table-cell>
              <table:table-cell office:value-type="float" office:value="3693.1">
                <text:p>3693.1</text:p>
              </table:table-cell>
              <table:table-cell office:value-type="float" office:value="3622.9">
                <text:p>3622.9</text:p>
              </table:table-cell>
              <table:table-cell office:value-type="float" office:value="4118.1">
                <text:p>4118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03.1">
                <text:p>203.1</text:p>
              </table:table-cell>
              <table:table-cell office:value-type="float" office:value="3629.5">
                <text:p>3629.5</text:p>
              </table:table-cell>
              <table:table-cell office:value-type="float" office:value="3757.4">
                <text:p>3757.4</text:p>
              </table:table-cell>
              <table:table-cell office:value-type="float" office:value="4447.9">
                <text:p>4447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79.4">
                <text:p>179.4</text:p>
              </table:table-cell>
              <table:table-cell office:value-type="float" office:value="3679.3">
                <text:p>3679.3</text:p>
              </table:table-cell>
              <table:table-cell office:value-type="float" office:value="3083.7">
                <text:p>3083.7</text:p>
              </table:table-cell>
              <table:table-cell office:value-type="float" office:value="4509.7">
                <text:p>4509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68.7">
                <text:p>168.7</text:p>
              </table:table-cell>
              <table:table-cell office:value-type="float" office:value="3156.3">
                <text:p>3156.3</text:p>
              </table:table-cell>
              <table:table-cell office:value-type="float" office:value="3858.8">
                <text:p>3858.8</text:p>
              </table:table-cell>
              <table:table-cell office:value-type="float" office:value="4501.8">
                <text:p>4501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81.3">
                <text:p>181.3</text:p>
              </table:table-cell>
              <table:table-cell office:value-type="float" office:value="3586.3">
                <text:p>3586.3</text:p>
              </table:table-cell>
              <table:table-cell office:value-type="float" office:value="3614.7">
                <text:p>3614.7</text:p>
              </table:table-cell>
              <table:table-cell office:value-type="float" office:value="4460.1">
                <text:p>446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77.9">
                <text:p>177.9</text:p>
              </table:table-cell>
              <table:table-cell office:value-type="float" office:value="3423.8">
                <text:p>3423.8</text:p>
              </table:table-cell>
              <table:table-cell office:value-type="float" office:value="3793.3">
                <text:p>3793.3</text:p>
              </table:table-cell>
              <table:table-cell office:value-type="float" office:value="4626.6">
                <text:p>4626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77.4">
                <text:p>177.4</text:p>
              </table:table-cell>
              <table:table-cell office:value-type="float" office:value="3144.9">
                <text:p>3144.9</text:p>
              </table:table-cell>
              <table:table-cell office:value-type="float" office:value="3784.8">
                <text:p>3784.8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76.8">
                <text:p>176.8</text:p>
              </table:table-cell>
              <table:table-cell office:value-type="float" office:value="3094.1">
                <text:p>3094.1</text:p>
              </table:table-cell>
              <table:table-cell office:value-type="float" office:value="3742.9">
                <text:p>3742.9</text:p>
              </table:table-cell>
              <table:table-cell office:value-type="float" office:value="4445.7">
                <text:p>4445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90">
                <text:p>190</text:p>
              </table:table-cell>
              <table:table-cell office:value-type="float" office:value="3465.9">
                <text:p>3465.9</text:p>
              </table:table-cell>
              <table:table-cell office:value-type="float" office:value="3750.7">
                <text:p>3750.7</text:p>
              </table:table-cell>
              <table:table-cell office:value-type="float" office:value="4491.8">
                <text:p>4491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78.4">
                <text:p>178.4</text:p>
              </table:table-cell>
              <table:table-cell office:value-type="float" office:value="3509.6">
                <text:p>3509.6</text:p>
              </table:table-cell>
              <table:table-cell office:value-type="float" office:value="3460.8">
                <text:p>3460.8</text:p>
              </table:table-cell>
              <table:table-cell office:value-type="float" office:value="4595.2">
                <text:p>4595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67.9">
                <text:p>167.9</text:p>
              </table:table-cell>
              <table:table-cell office:value-type="float" office:value="3017.5">
                <text:p>3017.5</text:p>
              </table:table-cell>
              <table:table-cell office:value-type="float" office:value="3594.9">
                <text:p>3594.9</text:p>
              </table:table-cell>
              <table:table-cell office:value-type="float" office:value="4573.9">
                <text:p>4573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70.4">
                <text:p>170.4</text:p>
              </table:table-cell>
              <table:table-cell office:value-type="float" office:value="3500.6">
                <text:p>3500.6</text:p>
              </table:table-cell>
              <table:table-cell office:value-type="float" office:value="3517.8">
                <text:p>3517.8</text:p>
              </table:table-cell>
              <table:table-cell office:value-type="float" office:value="4601.4">
                <text:p>4601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82.2">
                <text:p>182.2</text:p>
              </table:table-cell>
              <table:table-cell office:value-type="float" office:value="3413.9">
                <text:p>3413.9</text:p>
              </table:table-cell>
              <table:table-cell office:value-type="float" office:value="3462.4">
                <text:p>3462.4</text:p>
              </table:table-cell>
              <table:table-cell office:value-type="float" office:value="4715.5">
                <text:p>4715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85.6">
                <text:p>185.6</text:p>
              </table:table-cell>
              <table:table-cell office:value-type="float" office:value="3369.8">
                <text:p>3369.8</text:p>
              </table:table-cell>
              <table:table-cell office:value-type="float" office:value="3711.2">
                <text:p>3711.2</text:p>
              </table:table-cell>
              <table:table-cell office:value-type="float" office:value="4581.9">
                <text:p>4581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75.3">
                <text:p>175.3</text:p>
              </table:table-cell>
              <table:table-cell office:value-type="float" office:value="3618.3">
                <text:p>3618.3</text:p>
              </table:table-cell>
              <table:table-cell office:value-type="float" office:value="3518.1">
                <text:p>3518.1</text:p>
              </table:table-cell>
              <table:table-cell office:value-type="float" office:value="4442.7">
                <text:p>4442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26">
                <text:p>126</text:p>
              </table:table-cell>
              <table:table-cell office:value-type="float" office:value="3477.7">
                <text:p>3477.7</text:p>
              </table:table-cell>
              <table:table-cell office:value-type="float" office:value="3325.5">
                <text:p>3325.5</text:p>
              </table:table-cell>
              <table:table-cell office:value-type="float" office:value="4599.6">
                <text:p>4599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52.6">
                <text:p>152.6</text:p>
              </table:table-cell>
              <table:table-cell office:value-type="float" office:value="3214.82">
                <text:p>3214.82</text:p>
              </table:table-cell>
              <table:table-cell office:value-type="float" office:value="3971.9">
                <text:p>3971.9</text:p>
              </table:table-cell>
              <table:table-cell office:value-type="float" office:value="4482.8">
                <text:p>4482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48.9">
                <text:p>148.9</text:p>
              </table:table-cell>
              <table:table-cell office:value-type="float" office:value="3441.56">
                <text:p>3441.56</text:p>
              </table:table-cell>
              <table:table-cell office:value-type="float" office:value="3579.7">
                <text:p>3579.7</text:p>
              </table:table-cell>
              <table:table-cell office:value-type="float" office:value="4572.6">
                <text:p>4572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55.9">
                <text:p>155.9</text:p>
              </table:table-cell>
              <table:table-cell office:value-type="float" office:value="3434.8">
                <text:p>3434.8</text:p>
              </table:table-cell>
              <table:table-cell office:value-type="float" office:value="3828.3">
                <text:p>3828.3</text:p>
              </table:table-cell>
              <table:table-cell office:value-type="float" office:value="4608.4">
                <text:p>4608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39">
                <text:p>139</text:p>
              </table:table-cell>
              <table:table-cell office:value-type="float" office:value="3587.3">
                <text:p>3587.3</text:p>
              </table:table-cell>
              <table:table-cell office:value-type="float" office:value="3579">
                <text:p>3579</text:p>
              </table:table-cell>
              <table:table-cell office:value-type="float" office:value="4499.8">
                <text:p>4499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40.2">
                <text:p>140.2</text:p>
              </table:table-cell>
              <table:table-cell office:value-type="float" office:value="3478.6">
                <text:p>3478.6</text:p>
              </table:table-cell>
              <table:table-cell office:value-type="float" office:value="3599.9">
                <text:p>3599.9</text:p>
              </table:table-cell>
              <table:table-cell office:value-type="float" office:value="4590.4">
                <text:p>4590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29.7">
                <text:p>129.7</text:p>
              </table:table-cell>
              <table:table-cell office:value-type="float" office:value="3845.9">
                <text:p>3845.9</text:p>
              </table:table-cell>
              <table:table-cell office:value-type="float" office:value="3674.3">
                <text:p>3674.3</text:p>
              </table:table-cell>
              <table:table-cell office:value-type="float" office:value="4543.7">
                <text:p>4543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19.6">
                <text:p>119.6</text:p>
              </table:table-cell>
              <table:table-cell office:value-type="float" office:value="3585.9">
                <text:p>3585.9</text:p>
              </table:table-cell>
              <table:table-cell office:value-type="float" office:value="3310.3">
                <text:p>3310.3</text:p>
              </table:table-cell>
              <table:table-cell office:value-type="float" office:value="4389.7">
                <text:p>4389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89.3">
                <text:p>89.3</text:p>
              </table:table-cell>
              <table:table-cell office:value-type="float" office:value="3483.7">
                <text:p>3483.7</text:p>
              </table:table-cell>
              <table:table-cell office:value-type="float" office:value="3800.1">
                <text:p>3800.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10.7">
                <text:p>110.7</text:p>
              </table:table-cell>
              <table:table-cell office:value-type="float" office:value="3646.5">
                <text:p>3646.5</text:p>
              </table:table-cell>
              <table:table-cell office:value-type="float" office:value="3552.2">
                <text:p>3552.2</text:p>
              </table:table-cell>
              <table:table-cell office:value-type="float" office:value="4499.8">
                <text:p>4499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13.9">
                <text:p>113.9</text:p>
              </table:table-cell>
              <table:table-cell office:value-type="float" office:value="3535.5">
                <text:p>3535.5</text:p>
              </table:table-cell>
              <table:table-cell office:value-type="float" office:value="3926.4">
                <text:p>3926.4</text:p>
              </table:table-cell>
              <table:table-cell office:value-type="float" office:value="4676.1">
                <text:p>4676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32.2">
                <text:p>132.2</text:p>
              </table:table-cell>
              <table:table-cell office:value-type="float" office:value="3308.9">
                <text:p>3308.9</text:p>
              </table:table-cell>
              <table:table-cell office:value-type="float" office:value="3698.3">
                <text:p>3698.3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38.6">
                <text:p>138.6</text:p>
              </table:table-cell>
              <table:table-cell office:value-type="float" office:value="3453.2">
                <text:p>3453.2</text:p>
              </table:table-cell>
              <table:table-cell office:value-type="float" office:value="3901.6">
                <text:p>3901.6</text:p>
              </table:table-cell>
              <table:table-cell office:value-type="float" office:value="4436.2">
                <text:p>4436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21.4">
                <text:p>121.4</text:p>
              </table:table-cell>
              <table:table-cell office:value-type="float" office:value="3412">
                <text:p>3412</text:p>
              </table:table-cell>
              <table:table-cell office:value-type="float" office:value="3524.3">
                <text:p>3524.3</text:p>
              </table:table-cell>
              <table:table-cell office:value-type="float" office:value="4489.3">
                <text:p>4489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64.2">
                <text:p>164.2</text:p>
              </table:table-cell>
              <table:table-cell office:value-type="float" office:value="3369.5">
                <text:p>3369.5</text:p>
              </table:table-cell>
              <table:table-cell office:value-type="float" office:value="3474.4">
                <text:p>3474.4</text:p>
              </table:table-cell>
              <table:table-cell office:value-type="float" office:value="4577.6">
                <text:p>4577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43.9">
                <text:p>143.9</text:p>
              </table:table-cell>
              <table:table-cell office:value-type="float" office:value="3673.8">
                <text:p>3673.8</text:p>
              </table:table-cell>
              <table:table-cell office:value-type="float" office:value="3747.4">
                <text:p>3747.4</text:p>
              </table:table-cell>
              <table:table-cell office:value-type="float" office:value="4503.6">
                <text:p>4503.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73.8">
                <text:p>173.8</text:p>
              </table:table-cell>
              <table:table-cell office:value-type="float" office:value="3644.9">
                <text:p>3644.9</text:p>
              </table:table-cell>
              <table:table-cell office:value-type="float" office:value="3595.2">
                <text:p>3595.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63">
                <text:p>163</text:p>
              </table:table-cell>
              <table:table-cell office:value-type="float" office:value="3171.6">
                <text:p>3171.6</text:p>
              </table:table-cell>
              <table:table-cell office:value-type="float" office:value="3927.3">
                <text:p>3927.3</text:p>
              </table:table-cell>
              <table:table-cell office:value-type="float" office:value="3923.3">
                <text:p>3923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81.1">
                <text:p>181.1</text:p>
              </table:table-cell>
              <table:table-cell office:value-type="float" office:value="3672.1">
                <text:p>3672.1</text:p>
              </table:table-cell>
              <table:table-cell office:value-type="float" office:value="4001.1">
                <text:p>4001.1</text:p>
              </table:table-cell>
              <table:table-cell office:value-type="float" office:value="4311.3">
                <text:p>4311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7.2">
                <text:p>167.2</text:p>
              </table:table-cell>
              <table:table-cell office:value-type="float" office:value="3690.8">
                <text:p>3690.8</text:p>
              </table:table-cell>
              <table:table-cell office:value-type="float" office:value="3840.4">
                <text:p>3840.4</text:p>
              </table:table-cell>
              <table:table-cell office:value-type="float" office:value="4424.9">
                <text:p>4424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48.5">
                <text:p>148.5</text:p>
              </table:table-cell>
              <table:table-cell office:value-type="float" office:value="3725.7">
                <text:p>3725.7</text:p>
              </table:table-cell>
              <table:table-cell office:value-type="float" office:value="3140">
                <text:p>3140</text:p>
              </table:table-cell>
              <table:table-cell office:value-type="float" office:value="4535.2">
                <text:p>4535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15.1">
                <text:p>115.1</text:p>
              </table:table-cell>
              <table:table-cell office:value-type="float" office:value="3299.4">
                <text:p>3299.4</text:p>
              </table:table-cell>
              <table:table-cell office:value-type="float" office:value="3835.9">
                <text:p>3835.9</text:p>
              </table:table-cell>
              <table:table-cell office:value-type="float" office:value="4528.1">
                <text:p>4528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45.7">
                <text:p>145.7</text:p>
              </table:table-cell>
              <table:table-cell office:value-type="float" office:value="3727.4">
                <text:p>3727.4</text:p>
              </table:table-cell>
              <table:table-cell office:value-type="float" office:value="3616.5">
                <text:p>3616.5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43.1">
                <text:p>143.1</text:p>
              </table:table-cell>
              <table:table-cell office:value-type="float" office:value="3519.3">
                <text:p>3519.3</text:p>
              </table:table-cell>
              <table:table-cell office:value-type="float" office:value="3856.9">
                <text:p>3856.9</text:p>
              </table:table-cell>
              <table:table-cell office:value-type="float" office:value="4575.4">
                <text:p>4575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38.3">
                <text:p>138.3</text:p>
              </table:table-cell>
              <table:table-cell office:value-type="float" office:value="3743.7">
                <text:p>3743.7</text:p>
              </table:table-cell>
              <table:table-cell office:value-type="float" office:value="3611.3">
                <text:p>3611.3</text:p>
              </table:table-cell>
              <table:table-cell office:value-type="float" office:value="4560.2">
                <text:p>4560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33.3">
                <text:p>133.3</text:p>
              </table:table-cell>
              <table:table-cell office:value-type="float" office:value="3644.7">
                <text:p>3644.7</text:p>
              </table:table-cell>
              <table:table-cell office:value-type="float" office:value="3797.6">
                <text:p>3797.6</text:p>
              </table:table-cell>
              <table:table-cell office:value-type="float" office:value="4464.1">
                <text:p>4464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54.1">
                <text:p>154.1</text:p>
              </table:table-cell>
              <table:table-cell office:value-type="float" office:value="3648.9">
                <text:p>3648.9</text:p>
              </table:table-cell>
              <table:table-cell office:value-type="float" office:value="3565.4">
                <text:p>3565.4</text:p>
              </table:table-cell>
              <table:table-cell office:value-type="float" office:value="4489.9">
                <text:p>448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16">
                <text:p>116</text:p>
              </table:table-cell>
              <table:table-cell office:value-type="float" office:value="3222">
                <text:p>3222</text:p>
              </table:table-cell>
              <table:table-cell office:value-type="float" office:value="3178.9">
                <text:p>3178.9</text:p>
              </table:table-cell>
              <table:table-cell office:value-type="float" office:value="4621.7">
                <text:p>4621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